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full-path="Object 3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OpenSymbol1" svg:font-family="OpenSymbol" style:font-adornments="Predeterminado" style:font-pitch="variable" style:font-charset="x-symbol"/>
    <style:font-face style:name="PDEEMO+Symbol" svg:font-family="PDEEMO+Symbol"/>
    <style:font-face style:name="Tahoma2" svg:font-family="Tahoma"/>
    <style:font-face style:name="Times New Roman3" svg:font-family="'Times New Roman'"/>
    <style:font-face style:name="HLHJAH+BookAntiqua" svg:font-family="HLHJAH+BookAntiqua" style:font-family-generic="roman"/>
    <style:font-face style:name="HLHJBJ+BookAntiqua-Italic" svg:font-family="HLHJBJ+BookAntiqua-Italic" style:font-family-generic="roman"/>
    <style:font-face style:name="HLHJJK+BookAntiqua-Bold" svg:font-family="HLHJJK+BookAntiqua-Bold" style:font-family-generic="roman"/>
    <style:font-face style:name="Arial2" svg:font-family="Arial" style:font-family-generic="roman" style:font-pitch="variable"/>
    <style:font-face style:name="Georgia1" svg:font-family="Georgia" style:font-family-generic="roman" style:font-pitch="variable"/>
    <style:font-face style:name="Georgia" svg:font-family="Georgia" style:font-adornments="Cursiva" style:font-family-generic="roman" style:font-pitch="variable"/>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eta cursiva" style:font-family-generic="swiss" style:font-pitch="variable"/>
    <style:font-face style:name="Arial3" svg:font-family="Arial" style:font-adornments="Normal" style:font-family-generic="swiss" style:font-pitch="variable"/>
    <style:font-face style:name="DejaVu Sans1" svg:font-family="'DejaVu Sans'" style:font-family-generic="swiss" style:font-pitch="variable"/>
    <style:font-face style:name="DejaVu Sans" svg:font-family="'DejaVu Sans'" style:font-adornments="Normal" style:font-family-generic="swiss" style:font-pitch="variable"/>
    <style:font-face style:name="Tahoma" svg:font-family="Tahoma"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DescripciónEventos" style:family="table">
      <style:table-properties style:width="14.153cm" fo:margin-left="1.148cm" fo:margin-right="1.517cm" table:align="margins" style:shadow="#808080 0.18cm 0.18cm" fo:keep-with-next="always"/>
    </style:style>
    <style:style style:name="DescripciónEventos.A" style:family="table-column">
      <style:table-column-properties style:column-width="3.339cm" style:rel-column-width="15464*"/>
    </style:style>
    <style:style style:name="DescripciónEventos.B" style:family="table-column">
      <style:table-column-properties style:column-width="5.868cm" style:rel-column-width="27176*"/>
    </style:style>
    <style:style style:name="DescripciónEventos.C" style:family="table-column">
      <style:table-column-properties style:column-width="4.944cm" style:rel-column-width="22895*"/>
    </style:style>
    <style:style style:name="DescripciónEventos.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DescripciónEventos.C1" style:family="table-cell">
      <style:table-cell-properties fo:background-color="#000000" fo:padding="0.097cm" fo:border="0.002cm solid #000000">
        <style:background-image/>
      </style:table-cell-properties>
    </style:style>
    <style:style style:name="DescripciónEventos.A2" style:family="table-cell">
      <style:table-cell-properties fo:padding="0.097cm" fo:border-left="0.002cm solid #000000" fo:border-right="none" fo:border-top="none" fo:border-bottom="0.002cm solid #000000"/>
    </style:style>
    <style:style style:name="DescripciónEventos.C2" style:family="table-cell">
      <style:table-cell-properties fo:padding="0.097cm" fo:border-left="0.002cm solid #000000" fo:border-right="0.002cm solid #000000" fo:border-top="none" fo:border-bottom="0.002cm solid #000000"/>
    </style:style>
    <style:style style:name="DescripciónEventos.B6" style:family="table-cell">
      <style:table-cell-properties fo:background-color="transparent" fo:padding="0.097cm" fo:border-left="0.002cm solid #000000" fo:border-right="none" fo:border-top="none" fo:border-bottom="0.002cm solid #000000">
        <style:background-image/>
      </style:table-cell-properties>
    </style:style>
    <style:style style:name="DescripciónEventos.7" style:family="table-row">
      <style:table-row-properties style:min-row-height="0.628cm"/>
    </style:style>
    <style:style style:name="DefinicionPrimitivas" style:family="table">
      <style:table-properties style:width="7.904cm" fo:margin-left="4.593cm" fo:margin-right="4.322cm" table:align="margins" style:shadow="#808080 0.18cm 0.18cm" fo:keep-with-next="always"/>
    </style:style>
    <style:style style:name="DefinicionPrimitivas.A" style:family="table-column">
      <style:table-column-properties style:column-width="4.103cm" style:rel-column-width="34015*"/>
    </style:style>
    <style:style style:name="DefinicionPrimitivas.B" style:family="table-column">
      <style:table-column-properties style:column-width="3.801cm" style:rel-column-width="31520*"/>
    </style:style>
    <style:style style:name="DefinicionPrimitivas.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DefinicionPrimitivas.B1" style:family="table-cell">
      <style:table-cell-properties fo:background-color="#000000" fo:padding="0.097cm" fo:border="0.002cm solid #000000">
        <style:background-image/>
      </style:table-cell-properties>
    </style:style>
    <style:style style:name="DefinicionPrimitivas.A2" style:family="table-cell">
      <style:table-cell-properties fo:padding="0.097cm" fo:border-left="0.002cm solid #000000" fo:border-right="none" fo:border-top="none" fo:border-bottom="0.002cm solid #000000"/>
    </style:style>
    <style:style style:name="DefinicionPrimitivas.B2" style:family="table-cell">
      <style:table-cell-properties fo:padding="0.097cm" fo:border-left="0.002cm solid #000000" fo:border-right="0.002cm solid #000000" fo:border-top="none" fo:border-bottom="0.002cm solid #000000"/>
    </style:style>
    <style:style style:name="Transformaciones" style:family="table">
      <style:table-properties style:width="7.904cm" fo:margin-left="4.593cm" fo:margin-right="4.322cm" table:align="margins" style:shadow="#808080 0.18cm 0.18cm" fo:keep-with-next="always"/>
    </style:style>
    <style:style style:name="Transformaciones.A" style:family="table-column">
      <style:table-column-properties style:column-width="4.057cm" style:rel-column-width="33640*"/>
    </style:style>
    <style:style style:name="Transformaciones.B" style:family="table-column">
      <style:table-column-properties style:column-width="3.847cm" style:rel-column-width="31895*"/>
    </style:style>
    <style:style style:name="Transformaciones.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ransformaciones.B1" style:family="table-cell">
      <style:table-cell-properties fo:background-color="#000000" fo:padding="0.097cm" fo:border="0.002cm solid #000000">
        <style:background-image/>
      </style:table-cell-properties>
    </style:style>
    <style:style style:name="Transformaciones.A2" style:family="table-cell">
      <style:table-cell-properties fo:padding="0.097cm" fo:border-left="0.002cm solid #000000" fo:border-right="none" fo:border-top="none" fo:border-bottom="0.002cm solid #000000"/>
    </style:style>
    <style:style style:name="Transformaciones.B2" style:family="table-cell">
      <style:table-cell-properties fo:padding="0.097cm" fo:border-left="0.002cm solid #000000" fo:border-right="0.002cm solid #000000" fo:border-top="none" fo:border-bottom="0.002cm solid #000000"/>
    </style:style>
    <style:style style:name="DefinicionActores" style:family="table">
      <style:table-properties style:width="14.487cm" fo:margin-left="1.683cm" fo:margin-right="0.649cm" table:align="margins" style:shadow="#808080 0.18cm 0.18cm" fo:keep-with-next="always"/>
    </style:style>
    <style:style style:name="DefinicionActores.A" style:family="table-column">
      <style:table-column-properties style:column-width="1.958cm" style:rel-column-width="8858*"/>
    </style:style>
    <style:style style:name="DefinicionActores.B" style:family="table-column">
      <style:table-column-properties style:column-width="3.408cm" style:rel-column-width="15416*"/>
    </style:style>
    <style:style style:name="DefinicionActores.C" style:family="table-column">
      <style:table-column-properties style:column-width="9.121cm" style:rel-column-width="41261*"/>
    </style:style>
    <style:style style:name="DefinicionActores.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DefinicionActores.C1" style:family="table-cell">
      <style:table-cell-properties fo:background-color="#000000" fo:padding="0.097cm" fo:border="0.002cm solid #000000">
        <style:background-image/>
      </style:table-cell-properties>
    </style:style>
    <style:style style:name="DefinicionActores.A2" style:family="table-cell">
      <style:table-cell-properties fo:padding="0.097cm" fo:border-left="0.002cm solid #000000" fo:border-right="none" fo:border-top="none" fo:border-bottom="0.002cm solid #000000"/>
    </style:style>
    <style:style style:name="DefinicionActores.C2" style:family="table-cell">
      <style:table-cell-properties fo:padding="0.097cm" fo:border-left="0.002cm solid #000000" fo:border-right="0.002cm solid #000000" fo:border-top="none" fo:border-bottom="0.002cm solid #000000"/>
    </style:style>
    <style:style style:name="DefinicionFuncionVisualizacion" style:family="table">
      <style:table-properties style:width="11.301cm" fo:margin-left="3cm" fo:margin-right="2.517cm" table:align="margins" style:shadow="#808080 0.18cm 0.18cm" fo:keep-with-next="always"/>
    </style:style>
    <style:style style:name="DefinicionFuncionVisualizacion.A" style:family="table-column">
      <style:table-column-properties style:column-width="3.455cm" style:rel-column-width="20041*"/>
    </style:style>
    <style:style style:name="DefinicionFuncionVisualizacion.B" style:family="table-column">
      <style:table-column-properties style:column-width="7.846cm" style:rel-column-width="45494*"/>
    </style:style>
    <style:style style:name="DefinicionFuncionVisualizacion.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DefinicionFuncionVisualizacion.B1" style:family="table-cell">
      <style:table-cell-properties fo:background-color="#000000" fo:padding="0.097cm" fo:border="0.002cm solid #000000">
        <style:background-image/>
      </style:table-cell-properties>
    </style:style>
    <style:style style:name="DefinicionFuncionVisualizacion.A2" style:family="table-cell">
      <style:table-cell-properties fo:padding="0.097cm" fo:border-left="0.002cm solid #000000" fo:border-right="none" fo:border-top="none" fo:border-bottom="0.002cm solid #000000"/>
    </style:style>
    <style:style style:name="DefinicionFuncionVisualizacion.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background-color="transparent"/>
    </style:style>
    <style:style style:name="P2" style:family="paragraph" style:parent-style-name="Text_20_body">
      <style:paragraph-properties fo:text-align="center" style:justify-single-word="false"/>
      <style:text-properties fo:background-color="transparent"/>
    </style:style>
    <style:style style:name="P3" style:family="paragraph" style:parent-style-name="Text_20_body">
      <style:paragraph-properties>
        <style:tab-stops>
          <style:tab-stop style:position="13.282cm"/>
        </style:tab-stops>
      </style:paragraph-properties>
    </style:style>
    <style:style style:name="P4" style:family="paragraph" style:parent-style-name="Text_20_body">
      <style:text-properties fo:language="es" fo:country="ES"/>
    </style:style>
    <style:style style:name="P5" style:family="paragraph" style:parent-style-name="Text_20_body">
      <style:text-properties fo:language="es" fo:country="ES" fo:background-color="transparent"/>
    </style:style>
    <style:style style:name="P6" style:family="paragraph" style:parent-style-name="Text_20_body">
      <style:text-properties style:font-name="Arial" fo:background-color="transparent"/>
    </style:style>
    <style:style style:name="P7" style:family="paragraph" style:parent-style-name="Text_20_body">
      <style:paragraph-properties fo:text-align="center" style:justify-single-word="false"/>
      <style:text-properties style:font-name="Arial" fo:background-color="transparent"/>
    </style:style>
    <style:style style:name="P8" style:family="paragraph" style:parent-style-name="Text_20_body">
      <style:paragraph-properties fo:text-align="center" style:justify-single-word="false"/>
      <style:text-properties style:font-name="HLHJAH+BookAntiqua" fo:font-size="11pt" style:font-name-asian="HLHJAH+BookAntiqua" style:font-size-asian="11pt" style:font-name-complex="HLHJAH+BookAntiqua" style:font-size-complex="11pt"/>
    </style:style>
    <style:style style:name="P9" style:family="paragraph" style:parent-style-name="Text_20_body">
      <style:text-properties style:font-name="Times New Roman"/>
    </style:style>
    <style:style style:name="P10" style:family="paragraph" style:parent-style-name="Text_20_body">
      <style:paragraph-properties fo:text-align="center" style:justify-single-word="false"/>
      <style:text-properties style:font-name="Times New Roman"/>
    </style:style>
    <style:style style:name="P11" style:family="paragraph" style:parent-style-name="Text_20_body">
      <style:text-properties style:font-name="Times New Roman" fo:background-color="transparent"/>
    </style:style>
    <style:style style:name="P12" style:family="paragraph" style:parent-style-name="Text_20_body">
      <style:paragraph-properties fo:text-align="center" style:justify-single-word="false"/>
      <style:text-properties style:font-name="Times New Roman" fo:background-color="transparent"/>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style:text-position="0% 100%" style:font-name="Times New Roman" fo:language="es" fo:country="ES" style:font-name-asian="OpenSymbol" style:font-name-complex="OpenSymbol"/>
    </style:style>
    <style:style style:name="P15" style:family="paragraph" style:parent-style-name="Text_20_body">
      <style:text-properties style:text-position="0% 100%" style:font-name="Times New Roman" fo:language="es" fo:country="ES" fo:font-weight="normal" fo:background-color="transparent" style:font-name-asian="OpenSymbol" style:font-weight-asian="normal" style:font-name-complex="OpenSymbol" style:font-weight-complex="normal"/>
    </style:style>
    <style:style style:name="P16" style:family="paragraph" style:parent-style-name="Text_20_body">
      <style:text-properties style:text-position="0% 100%" fo:font-weight="normal" fo:background-color="transparent" style:font-weight-asian="normal" style:font-weight-complex="normal"/>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9" style:family="paragraph" style:parent-style-name="Text_20_body">
      <style:paragraph-properties fo:margin-left="0cm" fo:margin-right="0cm" fo:text-indent="0cm" style:auto-text-indent="false"/>
      <style:text-properties style:font-name="Times New Roman" fo:background-color="transparent"/>
    </style:style>
    <style:style style:name="P20" style:family="paragraph" style:parent-style-name="Text_20_body">
      <style:paragraph-properties fo:margin-left="0cm" fo:margin-right="0cm" fo:text-align="justify" style:justify-single-word="false" fo:text-indent="0cm" style:auto-text-indent="false"/>
      <style:text-properties style:font-name="Times New Roman" fo:background-color="transparent"/>
    </style:style>
    <style:style style:name="P21" style:family="paragraph" style:parent-style-name="Text_20_body">
      <style:paragraph-properties fo:margin-left="0cm" fo:margin-right="0cm" fo:text-align="center" style:justify-single-word="false" fo:text-indent="0cm" style:auto-text-indent="false"/>
      <style:text-properties style:font-name="Arial" fo:background-color="transparent"/>
    </style:style>
    <style:style style:name="P22" style:family="paragraph" style:parent-style-name="Text_20_body">
      <style:paragraph-properties fo:margin-left="0cm" fo:margin-right="0cm" fo:text-align="justify" style:justify-single-word="false" fo:text-indent="0cm" style:auto-text-indent="false"/>
      <style:text-properties fo:background-color="transparent"/>
    </style:style>
    <style:style style:name="P23" style:family="paragraph" style:parent-style-name="Definición">
      <style:text-properties style:font-name="Georgia1"/>
    </style:style>
    <style:style style:name="P24" style:family="paragraph" style:parent-style-name="Definición">
      <style:text-properties style:font-name="Georgia1" fo:background-color="transparent"/>
    </style:style>
    <style:style style:name="P25" style:family="paragraph" style:parent-style-name="Definición">
      <style:text-properties style:text-position="0% 100%" style:font-name="Georgia1" fo:language="es" fo:country="ES" style:font-name-asian="OpenSymbol1" style:font-name-complex="OpenSymbol1"/>
    </style:style>
    <style:style style:name="P26" style:family="paragraph" style:parent-style-name="Definición">
      <style:paragraph-properties fo:text-align="center" style:justify-single-word="false"/>
      <style:text-properties fo:background-color="transparent"/>
    </style:style>
    <style:style style:name="P27" style:family="paragraph" style:parent-style-name="Definición">
      <style:paragraph-properties fo:margin-left="1.499cm" fo:margin-right="1.499cm" fo:text-indent="0cm" style:auto-text-indent="false"/>
      <style:text-properties style:text-position="0% 100%" style:font-name="Georgia1" fo:language="es" fo:country="ES" style:font-name-asian="OpenSymbol1" style:font-name-complex="OpenSymbol1"/>
    </style:style>
    <style:style style:name="P28" style:family="paragraph" style:parent-style-name="Definición">
      <style:paragraph-properties fo:margin-left="1.499cm" fo:margin-right="1.499cm" fo:text-indent="0cm" style:auto-text-indent="false"/>
      <style:text-properties style:text-position="0% 100%" style:font-name="Georgia1" fo:language="es" fo:country="ES" fo:background-color="transparent" style:font-name-asian="OpenSymbol" style:font-name-complex="OpenSymbol"/>
    </style:style>
    <style:style style:name="P29" style:family="paragraph" style:parent-style-name="Definición">
      <style:paragraph-properties fo:margin-left="1.499cm" fo:margin-right="1.499cm" fo:text-indent="0cm" style:auto-text-indent="false"/>
      <style:text-properties fo:font-style="normal" style:font-style-asian="normal" style:font-style-complex="normal"/>
    </style:style>
    <style:style style:name="P30" style:family="paragraph" style:parent-style-name="Definición">
      <style:paragraph-properties fo:margin-left="1.499cm" fo:margin-right="1.499cm" fo:text-indent="0cm" style:auto-text-indent="false"/>
      <style:text-properties fo:font-style="normal" fo:background-color="transparent" style:font-style-asian="normal" style:font-style-complex="normal"/>
    </style:style>
    <style:style style:name="P31" style:family="paragraph" style:parent-style-name="Definición">
      <style:paragraph-properties fo:margin-left="1.499cm" fo:margin-right="1.499cm" fo:text-align="justify" style:justify-single-word="false" fo:text-indent="0cm" style:auto-text-indent="false"/>
      <style:text-properties fo:font-style="normal" fo:background-color="transparent" style:font-style-asian="normal" style:font-style-complex="normal"/>
    </style:style>
    <style:style style:name="P32" style:family="paragraph" style:parent-style-name="Definición">
      <style:paragraph-properties fo:margin-left="1.499cm" fo:margin-right="1.499cm" fo:text-indent="0cm" style:auto-text-indent="false"/>
      <style:text-properties fo:background-color="transparent"/>
    </style:style>
    <style:style style:name="P33" style:family="paragraph" style:parent-style-name="Definición">
      <style:paragraph-properties fo:margin-left="1.499cm" fo:margin-right="1.499cm" fo:text-indent="0cm" style:auto-text-indent="false"/>
      <style:text-properties style:font-name="Georgia1" fo:background-color="transparent"/>
    </style:style>
    <style:style style:name="P34" style:family="paragraph" style:parent-style-name="Definición">
      <style:paragraph-properties fo:margin-left="1.499cm" fo:margin-right="1.499cm" fo:text-indent="0cm" style:auto-text-indent="false"/>
      <style:text-properties style:text-position="super 58%" fo:language="es" fo:country="ES" fo:background-color="transparent" style:font-name-asian="OpenSymbol1" style:font-name-complex="OpenSymbol1"/>
    </style:style>
    <style:style style:name="P35" style:family="paragraph" style:parent-style-name="Figura">
      <style:paragraph-properties fo:text-align="center" style:justify-single-word="false"/>
    </style:style>
    <style:style style:name="P36" style:family="paragraph" style:parent-style-name="Table">
      <style:text-properties style:text-position="super 58%"/>
    </style:style>
    <style:style style:name="P37" style:family="paragraph" style:parent-style-name="Table">
      <style:text-properties style:text-position="super 58%" fo:background-color="transparent"/>
    </style:style>
    <style:style style:name="P38" style:family="paragraph" style:parent-style-name="Table">
      <style:text-properties fo:background-color="transparent"/>
    </style:style>
    <style:style style:name="P39" style:family="paragraph" style:parent-style-name="Table">
      <style:paragraph-properties fo:text-align="center" style:justify-single-word="false"/>
      <style:text-properties fo:background-color="transparent"/>
    </style:style>
    <style:style style:name="P40" style:family="paragraph" style:parent-style-name="Pie_20_Tabla">
      <style:text-properties style:font-name="Arial" fo:background-color="transparent"/>
    </style:style>
    <style:style style:name="P41" style:family="paragraph" style:parent-style-name="Pie_20_Tabla">
      <style:text-properties fo:background-color="transparent"/>
    </style:style>
    <style:style style:name="P42" style:family="paragraph" style:parent-style-name="Text_20_body">
      <style:paragraph-properties fo:margin-left="1.251cm" fo:margin-right="0cm" fo:text-align="justify" style:justify-single-word="false" fo:text-indent="0cm" style:auto-text-indent="false"/>
      <style:text-properties style:font-name="Times New Roman" fo:background-color="transparent"/>
    </style:style>
    <style:style style:name="P43" style:family="paragraph" style:parent-style-name="Text_20_body">
      <style:paragraph-properties fo:margin-left="5.002cm" fo:margin-right="0cm" fo:text-indent="0cm" style:auto-text-indent="false"/>
      <style:text-properties fo:background-color="transparent"/>
    </style:style>
    <style:style style:name="P44" style:family="paragraph" style:parent-style-name="Table_20_Heading">
      <style:text-properties fo:background-color="transparent"/>
    </style:style>
    <style:style style:name="P45" style:family="paragraph" style:parent-style-name="Capítulo">
      <style:text-properties fo:background-color="transparent"/>
    </style:style>
    <style:style style:name="P46" style:family="paragraph" style:parent-style-name="Subcapítulo">
      <style:text-properties fo:background-color="transparent"/>
    </style:style>
    <style:style style:name="P47" style:family="paragraph" style:parent-style-name="Sub-Subcapítulo">
      <style:text-properties fo:background-color="transparent"/>
    </style:style>
    <style:style style:name="P48" style:family="paragraph" style:parent-style-name="Text_20_body">
      <style:text-properties fo:background-color="transparent"/>
    </style:style>
    <style:style style:name="P49" style:family="paragraph" style:parent-style-name="Text_20_body" style:list-style-name="L1">
      <style:text-properties fo:background-color="transparent"/>
    </style:style>
    <style:style style:name="P50" style:family="paragraph" style:parent-style-name="Text_20_body" style:list-style-name="L1">
      <style:text-properties fo:background-color="transparent"/>
    </style:style>
    <style:style style:name="P51" style:family="paragraph" style:parent-style-name="Text_20_body" style:list-style-name="L1">
      <style:text-properties fo:background-color="transparent"/>
    </style:style>
    <style:style style:name="P52" style:family="paragraph" style:parent-style-name="Text_20_body" style:list-style-name="L1">
      <style:text-properties fo:background-color="transparent"/>
    </style:style>
    <style:style style:name="P53" style:family="paragraph" style:parent-style-name="Text_20_body" style:list-style-name="L1">
      <style:text-properties fo:background-color="transparent"/>
    </style:style>
    <style:style style:name="P54" style:family="paragraph" style:parent-style-name="Text_20_body" style:list-style-name="L1">
      <style:text-properties fo:background-color="transparent"/>
    </style:style>
    <style:style style:name="P55" style:family="paragraph" style:parent-style-name="Text_20_body" style:list-style-name="L1">
      <style:text-properties fo:background-color="transparent"/>
    </style:style>
    <style:style style:name="P56" style:family="paragraph" style:parent-style-name="Text_20_body" style:list-style-name="L1">
      <style:text-properties fo:background-color="transparent"/>
    </style:style>
    <style:style style:name="P57" style:family="paragraph" style:parent-style-name="Text_20_body" style:list-style-name="L1">
      <style:text-properties fo:background-color="transparent"/>
    </style:style>
    <style:style style:name="P58" style:family="paragraph" style:parent-style-name="Text_20_body" style:list-style-name="L1">
      <style:text-properties fo:background-color="transparent"/>
    </style:style>
    <style:style style:name="P59" style:family="paragraph" style:parent-style-name="Text_20_body" style:list-style-name="L1">
      <style:text-properties fo:background-color="transparent"/>
    </style:style>
    <style:style style:name="P60" style:family="paragraph" style:parent-style-name="Text_20_body" style:list-style-name="L3">
      <style:text-properties style:font-name="Times New Roman" fo:background-color="transparent"/>
    </style:style>
    <style:style style:name="P61" style:family="paragraph" style:parent-style-name="Text_20_body" style:list-style-name="L3">
      <style:text-properties style:font-name="Times New Roman" fo:background-color="transparent"/>
    </style:style>
    <style:style style:name="P62" style:family="paragraph" style:parent-style-name="Text_20_body" style:list-style-name="L3">
      <style:text-properties style:font-name="Times New Roman" fo:background-color="transparent"/>
    </style:style>
    <style:style style:name="P63" style:family="paragraph" style:parent-style-name="Text_20_body" style:list-style-name="L3">
      <style:text-properties style:font-name="Times New Roman" fo:background-color="transparent"/>
    </style:style>
    <style:style style:name="P64" style:family="paragraph" style:parent-style-name="Text_20_body" style:list-style-name="L3">
      <style:text-properties style:font-name="Times New Roman" fo:background-color="transparent"/>
    </style:style>
    <style:style style:name="P65" style:family="paragraph" style:parent-style-name="Text_20_body" style:list-style-name="L3">
      <style:paragraph-properties fo:text-align="center" style:justify-single-word="false"/>
      <style:text-properties style:font-name="Arial" fo:background-color="transparent"/>
    </style:style>
    <style:style style:name="P66" style:family="paragraph" style:parent-style-name="Text_20_body">
      <style:text-properties fo:color="#000080"/>
    </style:style>
    <style:style style:name="P67" style:family="paragraph" style:parent-style-name="Text_20_body">
      <style:text-properties fo:color="#000080" fo:language="en" fo:country="GB"/>
    </style:style>
    <style:style style:name="P68" style:family="paragraph" style:parent-style-name="Text_20_body">
      <style:text-properties fo:color="#000080" fo:language="en" fo:country="GB" fo:background-color="transparent"/>
    </style:style>
    <style:style style:name="P69" style:family="paragraph" style:parent-style-name="Frame_20_contents" style:list-style-name="L2"/>
    <style:style style:name="P70" style:family="paragraph" style:parent-style-name="Frame_20_contents" style:list-style-name="L2"/>
    <style:style style:name="P71" style:family="paragraph" style:parent-style-name="Frame_20_contents" style:list-style-name="L2"/>
    <style:style style:name="P72" style:family="paragraph" style:parent-style-name="Frame_20_contents" style:list-style-name="L2">
      <style:text-properties fo:background-color="transparent"/>
    </style:style>
    <style:style style:name="P73" style:family="paragraph" style:parent-style-name="Frame_20_contents" style:list-style-name="L2"/>
    <style:style style:name="P74" style:family="paragraph" style:parent-style-name="Frame_20_contents" style:list-style-name="L2"/>
    <style:style style:name="P75" style:family="paragraph">
      <style:paragraph-properties fo:margin-left="0cm" fo:margin-right="0cm" fo:margin-top="0cm" fo:margin-bottom="0cm" fo:line-height="100%" fo:text-align="center" text:enable-numbering="false" fo:text-indent="0cm"/>
    </style:style>
    <style:style style:name="P7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24pt" fo:font-style="normal" fo:text-shadow="none" style:text-underline-style="none" fo:font-weight="bold" style:letter-kerning="true" style:font-name-asian="HG Mincho Light J" style:font-size-asian="24pt" style:font-style-asian="normal" style:font-weight-asian="bold" style:font-name-complex="Lucidasans" style:font-size-complex="24pt" style:font-style-complex="normal" style:font-weight-complex="bold" style:text-emphasize="none" style:font-relief="none"/>
    </style:style>
    <style:style style:name="P7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P78" style:family="paragraph">
      <style:paragraph-properties fo:margin-left="0cm" fo:margin-right="0cm" fo:margin-top="0cm" fo:margin-bottom="0cm" fo:line-height="100%" text:enable-numbering="false" fo:text-indent="0cm"/>
    </style:style>
    <style:style style:name="P7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style:text-underline-style="none"/>
    </style:style>
    <style:style style:name="T2" style:family="text">
      <style:text-properties style:text-underline-style="none" fo:background-color="transparent"/>
    </style:style>
    <style:style style:name="T3" style:family="text">
      <style:text-properties fo:background-color="transparent"/>
    </style:style>
    <style:style style:name="T4" style:family="text">
      <style:text-properties fo:language="es" fo:country="ES"/>
    </style:style>
    <style:style style:name="T5" style:family="text">
      <style:text-properties fo:language="es" fo:country="ES" fo:background-color="transparent"/>
    </style:style>
    <style:style style:name="T6" style:family="text">
      <style:text-properties fo:language="es" fo:country="ES" fo:background-color="transparent" style:font-name-asian="OpenSymbol1" style:font-name-complex="OpenSymbol1"/>
    </style:style>
    <style:style style:name="T7" style:family="text">
      <style:text-properties fo:language="es" fo:country="ES" fo:font-weight="bold" fo:background-color="transparent" style:font-weight-asian="bold" style:font-weight-complex="bold"/>
    </style:style>
    <style:style style:name="T8" style:family="text">
      <style:text-properties fo:language="es" fo:country="ES" fo:font-weight="bold" fo:background-color="transparent" style:font-name-asian="OpenSymbol1" style:font-weight-asian="bold" style:font-name-complex="OpenSymbol1" style:font-weight-complex="bold"/>
    </style:style>
    <style:style style:name="T9" style:family="text">
      <style:text-properties fo:language="es" fo:country="ES" fo:font-weight="bold" style:font-weight-asian="bold" style:font-weight-complex="bold"/>
    </style:style>
    <style:style style:name="T10" style:family="text">
      <style:text-properties fo:language="es" fo:country="ES" fo:font-weight="normal" style:font-weight-asian="normal" style:font-weight-complex="normal"/>
    </style:style>
    <style:style style:name="T11" style:family="text">
      <style:text-properties fo:language="es" fo:country="ES" fo:font-weight="normal" fo:background-color="transparent" style:font-weight-asian="normal" style:font-weight-complex="normal"/>
    </style:style>
    <style:style style:name="T12" style:family="text">
      <style:text-properties fo:language="es" fo:country="ES" fo:font-style="italic" fo:background-color="transparent"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fo:background-color="transparent" style:font-weight-asian="bold" style:font-weight-complex="bold"/>
    </style:style>
    <style:style style:name="T15" style:family="text">
      <style:text-properties fo:font-weight="bold" style:font-name-asian="OpenSymbol1" style:font-weight-asian="bold" style:font-name-complex="OpenSymbol1" style:font-weight-complex="bold"/>
    </style:style>
    <style:style style:name="T16" style:family="text">
      <style:text-properties fo:font-weight="normal" style:font-weight-asian="normal" style:font-weight-complex="normal"/>
    </style:style>
    <style:style style:name="T17" style:family="text">
      <style:text-properties style:text-position="super 58%"/>
    </style:style>
    <style:style style:name="T18" style:family="text">
      <style:text-properties style:text-position="super 58%" style:font-name="Tahoma" fo:font-weight="bold" style:font-name-asian="OpenSymbol1" style:font-weight-asian="bold" style:font-name-complex="OpenSymbol1" style:font-weight-complex="bold"/>
    </style:style>
    <style:style style:name="T19" style:family="text">
      <style:text-properties style:text-position="super 58%" fo:language="es" fo:country="ES" fo:font-weight="bold" style:font-name-asian="Times New Roman" style:font-weight-asian="bold" style:font-name-complex="Times New Roman" style:font-weight-complex="bold"/>
    </style:style>
    <style:style style:name="T20" style:family="text">
      <style:text-properties style:text-position="super 58%" fo:language="es" fo:country="ES" fo:font-weight="bold" fo:background-color="transparent" style:font-weight-asian="bold" style:font-weight-complex="bold"/>
    </style:style>
    <style:style style:name="T21" style:family="text">
      <style:text-properties style:text-position="super 58%" fo:language="es" fo:country="ES" style:font-name-asian="OpenSymbol" style:font-name-complex="OpenSymbol"/>
    </style:style>
    <style:style style:name="T22" style:family="text">
      <style:text-properties style:text-position="super 58%" fo:language="es" fo:country="ES" style:font-name-asian="OpenSymbol1" style:font-name-complex="OpenSymbol1"/>
    </style:style>
    <style:style style:name="T23" style:family="text">
      <style:text-properties style:text-position="super 58%" fo:language="es" fo:country="ES" fo:background-color="transparent"/>
    </style:style>
    <style:style style:name="T24" style:family="text">
      <style:text-properties style:text-position="super 58%" fo:language="es" fo:country="ES" fo:background-color="transparent" style:font-name-asian="OpenSymbol" style:font-name-complex="OpenSymbol"/>
    </style:style>
    <style:style style:name="T25" style:family="text">
      <style:text-properties style:text-position="super 58%" style:font-name="Arial3" fo:language="es" fo:country="ES" fo:font-weight="bold" style:font-weight-asian="bold" style:font-weight-complex="bold"/>
    </style:style>
    <style:style style:name="T26" style:family="text">
      <style:text-properties style:text-position="super 58%" style:font-name-asian="OpenSymbol" style:font-name-complex="OpenSymbol"/>
    </style:style>
    <style:style style:name="T27" style:family="text">
      <style:text-properties style:text-position="super 58%" style:font-name-asian="OpenSymbol1" style:font-name-complex="OpenSymbol1"/>
    </style:style>
    <style:style style:name="T28" style:family="text">
      <style:text-properties style:text-position="super 58%" style:font-name="Times New Roman"/>
    </style:style>
    <style:style style:name="T29" style:family="text">
      <style:text-properties style:text-position="super 58%" style:font-name="Times New Roman" fo:language="es" fo:country="ES" fo:font-weight="bold" style:font-name-asian="Times New Roman" style:font-weight-asian="bold" style:font-name-complex="Times New Roman" style:font-weight-complex="bold"/>
    </style:style>
    <style:style style:name="T30" style:family="text">
      <style:text-properties style:text-position="super 58%" style:font-name="Times New Roman" fo:language="es" fo:country="ES" fo:font-weight="normal" style:font-name-asian="Times New Roman" style:font-weight-asian="normal" style:font-name-complex="Times New Roman" style:font-weight-complex="normal"/>
    </style:style>
    <style:style style:name="T31" style:family="text">
      <style:text-properties style:text-position="super 58%" style:font-name="Times New Roman" fo:language="es" fo:country="ES" fo:font-weight="normal" style:font-name-asian="OpenSymbol" style:font-weight-asian="normal" style:font-name-complex="OpenSymbol" style:font-weight-complex="normal"/>
    </style:style>
    <style:style style:name="T32" style:family="text">
      <style:text-properties style:text-position="super 58%" style:font-name="Times New Roman" fo:language="es" fo:country="ES" fo:font-weight="normal" style:font-name-asian="OpenSymbol1" style:font-weight-asian="normal" style:font-name-complex="OpenSymbol1" style:font-weight-complex="normal"/>
    </style:style>
    <style:style style:name="T33" style:family="text">
      <style:text-properties style:text-position="super 58%" style:font-name="Times New Roman" fo:font-size="12pt"/>
    </style:style>
    <style:style style:name="T34" style:family="text">
      <style:text-properties style:text-position="super 58%" style:font-name="Times New Roman" fo:font-size="12pt" style:text-underline-style="none"/>
    </style:style>
    <style:style style:name="T35" style:family="text">
      <style:text-properties style:text-position="super 58%" style:font-name="Times New Roman" style:font-name-asian="OpenSymbol1" style:font-name-complex="OpenSymbol1"/>
    </style:style>
    <style:style style:name="T36" style:family="text">
      <style:text-properties style:text-position="super 58%" fo:font-weight="normal" style:font-weight-asian="normal" style:font-weight-complex="normal"/>
    </style:style>
    <style:style style:name="T37" style:family="text">
      <style:text-properties style:text-position="super 58%" fo:font-size="12pt"/>
    </style:style>
    <style:style style:name="T38" style:family="text">
      <style:text-properties style:text-position="super 58%" style:font-name="Arial" style:font-name-asian="OpenSymbol1" style:font-name-complex="OpenSymbol1"/>
    </style:style>
    <style:style style:name="T39" style:family="text">
      <style:text-properties style:text-position="super 58%" fo:background-color="transparent" style:font-name-asian="OpenSymbol1" style:font-name-complex="OpenSymbol1"/>
    </style:style>
    <style:style style:name="T40" style:family="text">
      <style:text-properties style:font-name="Arial"/>
    </style:style>
    <style:style style:name="T41" style:family="text">
      <style:text-properties style:font-name="Arial" style:font-name-asian="OpenSymbol" style:font-name-complex="OpenSymbol"/>
    </style:style>
    <style:style style:name="T42" style:family="text">
      <style:text-properties style:font-name="Arial" style:font-name-asian="OpenSymbol1" style:font-name-complex="OpenSymbol1"/>
    </style:style>
    <style:style style:name="T43" style:family="text">
      <style:text-properties style:text-position="0% 100%"/>
    </style:style>
    <style:style style:name="T44" style:family="text">
      <style:text-properties style:text-position="0% 100%" fo:font-weight="normal" style:font-weight-asian="normal" style:font-weight-complex="normal"/>
    </style:style>
    <style:style style:name="T45" style:family="text">
      <style:text-properties style:text-position="0% 100%" style:font-name="Times New Roman"/>
    </style:style>
    <style:style style:name="T46" style:family="text">
      <style:text-properties style:text-position="0% 100%" style:font-name="Times New Roman" fo:language="es" fo:country="ES" style:font-name-asian="OpenSymbol" style:font-name-complex="OpenSymbol"/>
    </style:style>
    <style:style style:name="T47" style:family="text">
      <style:text-properties style:text-position="0% 100%" style:font-name="Times New Roman" fo:language="es" fo:country="ES" style:font-name-asian="OpenSymbol1" style:font-name-complex="OpenSymbol1"/>
    </style:style>
    <style:style style:name="T48" style:family="text">
      <style:text-properties style:text-position="0% 100%" style:font-name="Times New Roman" fo:language="es" fo:country="ES" fo:font-weight="bold" style:font-name-asian="Times New Roman" style:font-weight-asian="bold" style:font-name-complex="Times New Roman" style:font-weight-complex="bold"/>
    </style:style>
    <style:style style:name="T49" style:family="text">
      <style:text-properties style:text-position="0% 100%" style:font-name="Times New Roman" fo:language="es" fo:country="ES" fo:font-weight="bold" style:font-name-asian="OpenSymbol1" style:font-weight-asian="bold" style:font-name-complex="OpenSymbol1" style:font-weight-complex="bold"/>
    </style:style>
    <style:style style:name="T50" style:family="text">
      <style:text-properties style:text-position="0% 100%" style:font-name="Times New Roman" fo:language="es" fo:country="ES" fo:font-weight="bold" fo:background-color="transparent" style:font-name-asian="Times New Roman" style:font-weight-asian="bold" style:font-name-complex="Times New Roman" style:font-weight-complex="bold"/>
    </style:style>
    <style:style style:name="T51" style:family="text">
      <style:text-properties style:text-position="0% 100%" style:font-name="Times New Roman" fo:language="es" fo:country="ES" fo:font-weight="normal" style:font-name-asian="Times New Roman" style:font-weight-asian="normal" style:font-name-complex="Times New Roman" style:font-weight-complex="normal"/>
    </style:style>
    <style:style style:name="T52" style:family="text">
      <style:text-properties style:text-position="0% 100%" style:font-name="Times New Roman" fo:language="es" fo:country="ES" fo:font-weight="normal" style:font-name-asian="OpenSymbol1" style:font-weight-asian="normal" style:font-name-complex="OpenSymbol1" style:font-weight-complex="normal"/>
    </style:style>
    <style:style style:name="T53" style:family="text">
      <style:text-properties style:text-position="0% 100%" style:font-name="Times New Roman" fo:language="es" fo:country="ES" fo:font-weight="normal" style:font-name-asian="OpenSymbol" style:font-weight-asian="normal" style:font-name-complex="OpenSymbol" style:font-weight-complex="normal"/>
    </style:style>
    <style:style style:name="T54" style:family="text">
      <style:text-properties style:text-position="0% 100%" style:font-name="Times New Roman" fo:language="es" fo:country="ES" style:font-name-asian="Times New Roman" style:font-name-complex="Times New Roman"/>
    </style:style>
    <style:style style:name="T55" style:family="text">
      <style:text-properties style:text-position="0% 100%" style:font-name="Times New Roman" fo:language="es" fo:country="ES" fo:font-style="italic" fo:font-weight="normal" style:font-name-asian="OpenSymbol" style:font-style-asian="italic" style:font-weight-asian="normal" style:font-name-complex="OpenSymbol" style:font-style-complex="italic" style:font-weight-complex="normal"/>
    </style:style>
    <style:style style:name="T56" style:family="text">
      <style:text-properties style:text-position="0% 100%" style:font-name="Times New Roman" fo:language="es" fo:country="ES" fo:background-color="transparent" style:font-name-asian="Times New Roman" style:font-name-complex="Times New Roman"/>
    </style:style>
    <style:style style:name="T57" style:family="text">
      <style:text-properties style:text-position="0% 100%" style:font-name="Times New Roman" style:font-name-asian="OpenSymbol" style:font-name-complex="OpenSymbol"/>
    </style:style>
    <style:style style:name="T58" style:family="text">
      <style:text-properties style:text-position="0% 100%" style:font-name="Times New Roman" fo:font-weight="bold" style:font-name-asian="OpenSymbol" style:font-weight-asian="bold" style:font-name-complex="OpenSymbol" style:font-weight-complex="bold"/>
    </style:style>
    <style:style style:name="T59" style:family="text">
      <style:text-properties style:text-position="0% 100%" style:font-name="Times New Roman" style:font-name-asian="OpenSymbol1" style:font-name-complex="OpenSymbol1"/>
    </style:style>
    <style:style style:name="T60" style:family="text">
      <style:text-properties style:text-position="0% 100%" style:font-name="Times New Roman" fo:font-size="12pt"/>
    </style:style>
    <style:style style:name="T61" style:family="text">
      <style:text-properties style:text-position="0% 100%" style:font-name="Times New Roman" fo:font-size="12pt" style:text-underline-style="none"/>
    </style:style>
    <style:style style:name="T62" style:family="text">
      <style:text-properties style:text-position="0% 100%" style:font-name="Times New Roman" fo:font-size="12pt" fo:font-style="italic" style:font-style-asian="italic" style:font-style-complex="italic"/>
    </style:style>
    <style:style style:name="T63" style:family="text">
      <style:text-properties style:text-position="0% 100%" style:font-name="Times New Roman" fo:font-style="italic" style:font-name-asian="OpenSymbol" style:font-style-asian="italic" style:font-name-complex="OpenSymbol" style:font-style-complex="italic"/>
    </style:style>
    <style:style style:name="T64" style:family="text">
      <style:text-properties style:text-position="0% 100%" fo:language="es" fo:country="ES" style:font-name-asian="OpenSymbol1" style:font-name-complex="OpenSymbol1"/>
    </style:style>
    <style:style style:name="T65" style:family="text">
      <style:text-properties style:text-position="0% 100%" fo:language="es" fo:country="ES" style:font-name-asian="OpenSymbol" style:font-name-complex="OpenSymbol"/>
    </style:style>
    <style:style style:name="T66" style:family="text">
      <style:text-properties style:text-position="0% 100%" fo:language="es" fo:country="ES" fo:font-weight="normal" style:font-name-asian="OpenSymbol1" style:font-weight-asian="normal" style:font-name-complex="OpenSymbol1" style:font-weight-complex="normal"/>
    </style:style>
    <style:style style:name="T67" style:family="text">
      <style:text-properties style:text-position="0% 100%" fo:language="es" fo:country="ES" fo:font-weight="normal" style:font-name-asian="Times New Roman" style:font-weight-asian="normal" style:font-name-complex="Times New Roman" style:font-weight-complex="normal"/>
    </style:style>
    <style:style style:name="T68" style:family="text">
      <style:text-properties style:text-position="0% 100%" fo:language="es" fo:country="ES" fo:font-weight="normal" style:font-name-asian="OpenSymbol" style:font-weight-asian="normal" style:font-name-complex="OpenSymbol" style:font-weight-complex="normal"/>
    </style:style>
    <style:style style:name="T69" style:family="text">
      <style:text-properties style:text-position="0% 100%" fo:language="es" fo:country="ES" fo:font-weight="bold" style:font-name-asian="OpenSymbol1" style:font-weight-asian="bold" style:font-name-complex="OpenSymbol1" style:font-weight-complex="bold"/>
    </style:style>
    <style:style style:name="T70" style:family="text">
      <style:text-properties style:text-position="0% 100%" fo:language="es" fo:country="ES" fo:font-weight="bold" style:font-name-asian="Times New Roman" style:font-weight-asian="bold" style:font-name-complex="Times New Roman" style:font-weight-complex="bold"/>
    </style:style>
    <style:style style:name="T71" style:family="text">
      <style:text-properties style:text-position="0% 100%" fo:language="es" fo:country="ES" fo:font-style="italic" fo:font-weight="normal" style:font-name-asian="Times New Roman" style:font-style-asian="italic" style:font-weight-asian="normal" style:font-name-complex="Times New Roman" style:font-style-complex="italic" style:font-weight-complex="normal"/>
    </style:style>
    <style:style style:name="T72" style:family="text">
      <style:text-properties style:text-position="0% 100%" fo:language="es" fo:country="ES" fo:font-style="italic" style:font-name-asian="OpenSymbol1" style:font-style-asian="italic" style:font-name-complex="OpenSymbol1" style:font-style-complex="italic"/>
    </style:style>
    <style:style style:name="T73" style:family="text">
      <style:text-properties style:text-position="0% 100%" fo:language="es" fo:country="ES" fo:background-color="transparent" style:font-name-asian="OpenSymbol1" style:font-name-complex="OpenSymbol1"/>
    </style:style>
    <style:style style:name="T74" style:family="text">
      <style:text-properties style:text-position="0% 100%" fo:language="es" fo:country="ES" fo:background-color="transparent" style:font-name-asian="OpenSymbol" style:font-name-complex="OpenSymbol"/>
    </style:style>
    <style:style style:name="T75" style:family="text">
      <style:text-properties style:text-position="0% 100%" style:font-name="Arial3" fo:language="es" fo:country="ES" style:font-name-asian="OpenSymbol1" style:font-name-complex="OpenSymbol1"/>
    </style:style>
    <style:style style:name="T76" style:family="text">
      <style:text-properties style:text-position="0% 100%" style:font-name="Arial3" fo:language="es" fo:country="ES" fo:font-weight="normal" style:font-name-asian="Times New Roman" style:font-weight-asian="normal" style:font-name-complex="Times New Roman" style:font-weight-complex="normal"/>
    </style:style>
    <style:style style:name="T77" style:family="text">
      <style:text-properties style:text-position="0% 100%" style:font-name="Arial3" fo:language="es" fo:country="ES" fo:font-weight="normal" style:font-name-asian="OpenSymbol" style:font-weight-asian="normal" style:font-name-complex="OpenSymbol" style:font-weight-complex="normal"/>
    </style:style>
    <style:style style:name="T78" style:family="text">
      <style:text-properties style:text-position="0% 100%" style:font-name="Arial3" fo:language="es" fo:country="ES" style:font-name-asian="OpenSymbol" style:font-name-complex="OpenSymbol"/>
    </style:style>
    <style:style style:name="T79" style:family="text">
      <style:text-properties style:text-position="0% 100%" style:font-name="Arial3" style:font-name-asian="OpenSymbol" style:font-name-complex="OpenSymbol"/>
    </style:style>
    <style:style style:name="T80" style:family="text">
      <style:text-properties style:text-position="0% 100%" style:font-name="Arial3" fo:font-style="italic" style:font-name-asian="OpenSymbol" style:font-style-asian="italic" style:font-name-complex="OpenSymbol" style:font-style-complex="italic"/>
    </style:style>
    <style:style style:name="T81" style:family="text">
      <style:text-properties style:text-position="0% 100%" style:font-name="Arial3" fo:background-color="transparent" style:font-name-asian="OpenSymbol" style:font-name-complex="OpenSymbol"/>
    </style:style>
    <style:style style:name="T82" style:family="text">
      <style:text-properties style:text-position="0% 100%" style:font-name="Arial" style:font-name-asian="OpenSymbol" style:font-name-complex="OpenSymbol"/>
    </style:style>
    <style:style style:name="T83" style:family="text">
      <style:text-properties style:text-position="0% 100%" style:font-name="Arial" fo:font-weight="bold" style:font-name-asian="OpenSymbol1" style:font-weight-asian="bold" style:font-name-complex="OpenSymbol1" style:font-weight-complex="bold"/>
    </style:style>
    <style:style style:name="T84" style:family="text">
      <style:text-properties style:text-position="0% 100%" style:font-name="Arial" style:font-name-asian="OpenSymbol1" style:font-name-complex="OpenSymbol1"/>
    </style:style>
    <style:style style:name="T85" style:family="text">
      <style:text-properties style:text-position="0% 100%" style:font-name="Arial" fo:language="es" fo:country="ES" style:font-name-asian="OpenSymbol" style:font-name-complex="OpenSymbol"/>
    </style:style>
    <style:style style:name="T86" style:family="text">
      <style:text-properties style:text-position="0% 100%" style:font-name="Arial" fo:language="es" fo:country="ES" style:font-name-asian="OpenSymbol1" style:font-name-complex="OpenSymbol1"/>
    </style:style>
    <style:style style:name="T87" style:family="text">
      <style:text-properties style:text-position="0% 100%" style:font-name="Arial" fo:language="es" fo:country="ES" fo:font-weight="bold" style:font-name-asian="OpenSymbol1" style:font-weight-asian="bold" style:font-name-complex="OpenSymbol1" style:font-weight-complex="bold"/>
    </style:style>
    <style:style style:name="T88" style:family="text">
      <style:text-properties style:text-position="0% 100%" style:font-name="Arial" fo:language="es" fo:country="ES" fo:font-weight="normal" style:font-name-asian="OpenSymbol1" style:font-weight-asian="normal" style:font-name-complex="OpenSymbol1" style:font-weight-complex="normal"/>
    </style:style>
    <style:style style:name="T89" style:family="text">
      <style:text-properties style:text-position="0% 100%" style:font-name="Arial" fo:language="es" fo:country="ES" fo:font-weight="normal" style:font-name-asian="OpenSymbol" style:font-weight-asian="normal" style:font-name-complex="OpenSymbol" style:font-weight-complex="normal"/>
    </style:style>
    <style:style style:name="T90" style:family="text">
      <style:text-properties style:text-position="0% 100%" style:font-name="Arial" fo:language="es" fo:country="ES" fo:font-weight="normal" style:font-name-asian="Times New Roman" style:font-weight-asian="normal" style:font-name-complex="Times New Roman" style:font-weight-complex="normal"/>
    </style:style>
    <style:style style:name="T91" style:family="text">
      <style:text-properties style:text-position="0% 100%" style:font-name="Georgia1" style:font-name-asian="OpenSymbol1" style:font-name-complex="OpenSymbol1"/>
    </style:style>
    <style:style style:name="T92" style:family="text">
      <style:text-properties style:text-position="0% 100%" fo:font-size="12pt"/>
    </style:style>
    <style:style style:name="T93" style:family="text">
      <style:text-properties style:text-position="0% 100%" style:font-name-asian="OpenSymbol1" style:font-name-complex="OpenSymbol1"/>
    </style:style>
    <style:style style:name="T94" style:family="text">
      <style:text-properties style:text-position="0% 100%" fo:font-style="italic" fo:background-color="transparent" style:font-style-asian="italic" style:font-style-complex="italic"/>
    </style:style>
    <style:style style:name="T95" style:family="text">
      <style:text-properties style:text-position="0% 100%" fo:background-color="transparent"/>
    </style:style>
    <style:style style:name="T96" style:family="text">
      <style:text-properties style:text-position="0% 100%" fo:background-color="transparent" style:font-name-asian="OpenSymbol1" style:font-name-complex="OpenSymbol1"/>
    </style:style>
    <style:style style:name="T97" style:family="text">
      <style:text-properties style:font-name="Arial3"/>
    </style:style>
    <style:style style:name="T98" style:family="text">
      <style:text-properties style:font-name="Arial3" style:font-name-asian="Arial3" style:font-name-complex="Arial3"/>
    </style:style>
    <style:style style:name="T99" style:family="text">
      <style:text-properties style:font-name="Arial3" fo:font-weight="bold" style:font-name-asian="Arial3" style:font-weight-asian="bold" style:font-name-complex="Arial3" style:font-weight-complex="bold"/>
    </style:style>
    <style:style style:name="T100" style:family="text">
      <style:text-properties style:font-name="Arial3" fo:font-weight="bold" fo:background-color="transparent" style:font-name-asian="Arial3" style:font-weight-asian="bold" style:font-name-complex="Arial3" style:font-weight-complex="bold"/>
    </style:style>
    <style:style style:name="T101" style:family="text">
      <style:text-properties style:font-name="Arial3" fo:font-weight="bold" style:font-weight-asian="bold" style:font-weight-complex="bold"/>
    </style:style>
    <style:style style:name="T102" style:family="text">
      <style:text-properties style:font-name="Arial3" fo:font-weight="bold" style:font-name-asian="Times New Roman" style:font-weight-asian="bold" style:font-name-complex="Times New Roman" style:font-weight-complex="bold"/>
    </style:style>
    <style:style style:name="T103" style:family="text">
      <style:text-properties style:font-name="Arial3" style:font-name-asian="Times New Roman" style:font-name-complex="Times New Roman"/>
    </style:style>
    <style:style style:name="T104" style:family="text">
      <style:text-properties style:font-name="Arial3" fo:font-weight="normal" style:font-weight-asian="normal" style:font-weight-complex="normal"/>
    </style:style>
    <style:style style:name="T105" style:family="text">
      <style:text-properties style:font-name="Arial3" fo:font-weight="normal" style:font-name-asian="OpenSymbol1" style:font-weight-asian="normal" style:font-name-complex="OpenSymbol1" style:font-weight-complex="normal"/>
    </style:style>
    <style:style style:name="T106" style:family="text">
      <style:text-properties style:font-name="Arial3" style:font-name-asian="OpenSymbol1" style:font-name-complex="OpenSymbol1"/>
    </style:style>
    <style:style style:name="T107" style:family="text">
      <style:text-properties style:font-name="Arial3" fo:language="es" fo:country="ES"/>
    </style:style>
    <style:style style:name="T108" style:family="text">
      <style:text-properties style:font-name="Arial3" fo:language="es" fo:country="ES" fo:font-weight="bold" style:font-weight-asian="bold" style:font-weight-complex="bold"/>
    </style:style>
    <style:style style:name="T109" style:family="text">
      <style:text-properties style:font-name="Arial3" fo:language="es" fo:country="ES" fo:font-weight="bold" style:font-name-asian="Times New Roman" style:font-weight-asian="bold" style:font-name-complex="Times New Roman" style:font-weight-complex="bold"/>
    </style:style>
    <style:style style:name="T110" style:family="text">
      <style:text-properties style:font-name="Arial3" fo:language="es" fo:country="ES" style:font-name-asian="Times New Roman" style:font-name-complex="Times New Roman"/>
    </style:style>
    <style:style style:name="T111" style:family="text">
      <style:text-properties style:font-name="Arial3" fo:language="es" fo:country="ES" fo:background-color="transparent"/>
    </style:style>
    <style:style style:name="T112" style:family="text">
      <style:text-properties style:font-name="Arial3" fo:background-color="transparent"/>
    </style:style>
    <style:style style:name="T113" style:family="text">
      <style:text-properties style:font-name="OpenSymbol1" fo:background-color="transparent" style:font-name-asian="OpenSymbol1" style:font-name-complex="OpenSymbol1"/>
    </style:style>
    <style:style style:name="T114" style:family="text">
      <style:text-properties style:font-name="OpenSymbol1" style:font-name-asian="OpenSymbol1" style:font-name-complex="OpenSymbol1"/>
    </style:style>
    <style:style style:name="T115" style:family="text">
      <style:text-properties style:font-name="OpenSymbol1" fo:language="es" fo:country="ES" fo:background-color="transparent" style:font-name-asian="OpenSymbol1" style:font-name-complex="OpenSymbol1"/>
    </style:style>
    <style:style style:name="T116" style:family="text">
      <style:text-properties style:text-position="sub 58%"/>
    </style:style>
    <style:style style:name="T117" style:family="text">
      <style:text-properties style:text-position="sub 58%" fo:language="es" fo:country="ES" style:font-name-asian="OpenSymbol1" style:font-name-complex="OpenSymbol1"/>
    </style:style>
    <style:style style:name="T118" style:family="text">
      <style:text-properties style:text-position="sub 58%" fo:language="es" fo:country="ES" fo:font-weight="bold" fo:background-color="transparent" style:font-weight-asian="bold" style:font-weight-complex="bold"/>
    </style:style>
    <style:style style:name="T119" style:family="text">
      <style:text-properties style:text-position="sub 58%" fo:language="es" fo:country="ES" fo:background-color="transparent"/>
    </style:style>
    <style:style style:name="T120" style:family="text">
      <style:text-properties style:text-position="sub 58%" fo:language="es" fo:country="ES" fo:background-color="transparent" style:font-name-asian="OpenSymbol1" style:font-name-complex="OpenSymbol1"/>
    </style:style>
    <style:style style:name="T121" style:family="text">
      <style:text-properties style:text-position="sub 58%" fo:language="es" fo:country="ES" fo:background-color="transparent" style:font-name-asian="OpenSymbol" style:font-name-complex="OpenSymbol"/>
    </style:style>
    <style:style style:name="T122" style:family="text">
      <style:text-properties style:text-position="sub 58%" style:font-name="Arial3" style:font-name-asian="OpenSymbol" style:font-name-complex="OpenSymbol"/>
    </style:style>
    <style:style style:name="T123" style:family="text">
      <style:text-properties style:text-position="sub 58%" style:font-name="Arial3" fo:background-color="transparent" style:font-name-asian="OpenSymbol" style:font-name-complex="OpenSymbol"/>
    </style:style>
    <style:style style:name="T124" style:family="text">
      <style:text-properties style:text-position="sub 58%" style:font-name="Times New Roman" fo:language="es" fo:country="ES" fo:font-weight="normal" style:font-name-asian="OpenSymbol" style:font-weight-asian="normal" style:font-name-complex="OpenSymbol" style:font-weight-complex="normal"/>
    </style:style>
    <style:style style:name="T125" style:family="text">
      <style:text-properties style:text-position="sub 58%" style:font-name="Times New Roman" fo:font-size="12pt"/>
    </style:style>
    <style:style style:name="T126" style:family="text">
      <style:text-properties style:text-position="sub 58%" fo:font-size="12pt"/>
    </style:style>
    <style:style style:name="T127" style:family="text">
      <style:text-properties style:text-position="sub 58%" fo:background-color="transparent"/>
    </style:style>
    <style:style style:name="T128" style:family="text">
      <style:text-properties style:font-name="OpenSymbol" fo:language="es" fo:country="ES" fo:background-color="transparent"/>
    </style:style>
    <style:style style:name="T129" style:family="text">
      <style:text-properties style:font-name="Times New Roman"/>
    </style:style>
    <style:style style:name="T130" style:family="text">
      <style:text-properties style:font-name="Times New Roman" fo:font-weight="bold" style:font-weight-asian="bold" style:font-weight-complex="bold"/>
    </style:style>
    <style:style style:name="T131" style:family="text">
      <style:text-properties style:font-name="Times New Roman" fo:language="es" fo:country="ES" style:font-name-asian="Times New Roman" style:font-name-complex="Times New Roman"/>
    </style:style>
    <style:style style:name="T132" style:family="text">
      <style:text-properties style:font-name="Times New Roman" fo:language="es" fo:country="ES" style:font-name-asian="OpenSymbol" style:font-name-complex="OpenSymbol"/>
    </style:style>
    <style:style style:name="T133" style:family="text">
      <style:text-properties style:font-name="Times New Roman" fo:language="es" fo:country="ES" fo:background-color="transparent"/>
    </style:style>
    <style:style style:name="T134" style:family="text">
      <style:text-properties style:font-name="Times New Roman" style:font-name-asian="OpenSymbol" style:font-name-complex="OpenSymbol"/>
    </style:style>
    <style:style style:name="T135" style:family="text">
      <style:text-properties style:font-name="Times New Roman" fo:font-size="12pt"/>
    </style:style>
    <style:style style:name="T136" style:family="text">
      <style:text-properties style:font-name="Times New Roman" fo:font-weight="normal" style:font-weight-asian="normal" style:font-weight-complex="normal"/>
    </style:style>
    <style:style style:name="T137" style:family="text">
      <style:text-properties style:font-name="Times New Roman" fo:font-style="italic" style:font-style-asian="italic" style:font-style-complex="italic"/>
    </style:style>
    <style:style style:name="T138" style:family="text">
      <style:text-properties style:font-name="Times New Roman" fo:background-color="transparent"/>
    </style:style>
    <style:style style:name="T139" style:family="text">
      <style:text-properties fo:font-size="12pt"/>
    </style:style>
    <style:style style:name="T140" style:family="text">
      <style:text-properties fo:font-size="12pt" style:font-size-asian="12pt" style:font-size-complex="12pt"/>
    </style:style>
    <style:style style:name="T141" style:family="text">
      <style:text-properties fo:font-size="12pt" style:font-name-asian="HLHJBJ+BookAntiqua-Italic" style:font-size-asian="12pt" style:font-name-complex="HLHJBJ+BookAntiqua-Italic" style:font-size-complex="12pt"/>
    </style:style>
    <style:style style:name="T142" style:family="text">
      <style:text-properties fo:font-size="12pt" style:font-name-asian="PDEEMO+Symbol" style:font-size-asian="12pt" style:font-name-complex="PDEEMO+Symbol" style:font-size-complex="12pt"/>
    </style:style>
    <style:style style:name="T143" style:family="text">
      <style:text-properties fo:font-size="12pt" fo:font-weight="bold" style:font-name-asian="PDEEMO+Symbol" style:font-size-asian="12pt" style:font-weight-asian="bold" style:font-name-complex="PDEEMO+Symbol" style:font-size-complex="12pt" style:font-weight-complex="bold"/>
    </style:style>
    <style:style style:name="T144" style:family="text">
      <style:text-properties fo:font-size="12pt" fo:font-weight="bold" style:font-size-asian="12pt" style:font-weight-asian="bold" style:font-size-complex="12pt" style:font-weight-complex="bold"/>
    </style:style>
    <style:style style:name="T145" style:family="text">
      <style:text-properties fo:font-size="12pt" fo:font-weight="bold" style:font-name-asian="HLHJJK+BookAntiqua-Bold" style:font-size-asian="12pt" style:font-weight-asian="bold" style:font-name-complex="HLHJJK+BookAntiqua-Bold" style:font-size-complex="12pt" style:font-weight-complex="bold"/>
    </style:style>
    <style:style style:name="T146" style:family="text">
      <style:text-properties fo:font-size="12pt" style:font-name-asian="HLHJAH+BookAntiqua" style:font-size-asian="12pt" style:font-name-complex="HLHJAH+BookAntiqua" style:font-size-complex="12pt"/>
    </style:style>
    <style:style style:name="T147" style:family="text">
      <style:text-properties fo:font-size="12pt" fo:font-style="italic" style:font-style-asian="italic" style:font-style-complex="italic"/>
    </style:style>
    <style:style style:name="T148" style:family="text">
      <style:text-properties style:font-name="DejaVu Sans" fo:background-color="transparent"/>
    </style:style>
    <style:style style:name="T149" style:family="text">
      <style:text-properties style:font-name-asian="Times New Roman" style:font-name-complex="Times New Roman"/>
    </style:style>
    <style:style style:name="T150" style:family="text">
      <style:text-properties fo:font-style="italic" style:font-style-asian="italic" style:font-style-complex="italic"/>
    </style:style>
    <style:style style:name="T151" style:family="text">
      <style:text-properties fo:font-style="italic" style:font-name-asian="OpenSymbol1" style:font-style-asian="italic" style:font-name-complex="OpenSymbol1" style:font-style-complex="italic"/>
    </style:style>
    <style:style style:name="T152" style:family="text">
      <style:text-properties fo:font-style="italic" fo:font-weight="bold" style:font-name-asian="OpenSymbol1" style:font-style-asian="italic" style:font-weight-asian="bold" style:font-name-complex="OpenSymbol1" style:font-style-complex="italic" style:font-weight-complex="bold"/>
    </style:style>
    <style:style style:name="T153" style:family="text">
      <style:text-properties fo:font-style="italic" style:font-name-asian="OpenSymbol" style:font-style-asian="italic" style:font-name-complex="OpenSymbol" style:font-style-complex="italic"/>
    </style:style>
    <style:style style:name="T154" style:family="text">
      <style:text-properties fo:font-style="italic" fo:background-color="transparent" style:font-style-asian="italic" style:font-style-complex="italic"/>
    </style:style>
    <style:style style:name="T155" style:family="text">
      <style:text-properties style:font-name-asian="OpenSymbol1" style:font-name-complex="OpenSymbol1"/>
    </style:style>
    <style:style style:name="T156" style:family="text">
      <style:text-properties style:font-name-asian="OpenSymbol" style:font-name-complex="OpenSymbol"/>
    </style:style>
    <style:style style:name="T157" style:family="text">
      <style:text-properties style:font-name="DejaVu Sans1"/>
    </style:style>
    <style:style style:name="T158" style:family="text">
      <style:text-properties fo:color="#000080"/>
    </style:style>
    <style:style style:name="T159" style:family="text">
      <style:text-properties style:font-name="Times New Roman3" fo:font-size="12pt" fo:language="en" fo:country="GB"/>
    </style:style>
    <style:style style:name="T160" style:family="text">
      <style:text-properties style:font-name="Times New Roman3" fo:font-size="12pt" fo:language="en" fo:country="GB" fo:background-color="transparent"/>
    </style:style>
    <style:style style:name="T161" style:family="text">
      <style:text-properties fo:language="en" fo:country="GB"/>
    </style:style>
    <style:style style:name="T162" style:family="text">
      <style:text-properties fo:language="es" fo:country="none"/>
    </style:style>
    <style:style style:name="T163" style:family="text">
      <style:text-properties style:use-window-font-color="true" style:text-outline="false" style:text-line-through-style="none" style:font-name="Arial3" fo:font-size="24pt" fo:font-style="normal" fo:text-shadow="none" style:text-underline-style="none" fo:font-weight="bold" style:letter-kerning="true" style:font-name-asian="Arial3" style:font-size-asian="24pt" style:font-style-asian="normal" style:font-weight-asian="bold" style:font-name-complex="Arial3" style:font-size-complex="24pt" style:font-style-complex="normal" style:font-weight-complex="bold" style:text-emphasize="none" style:font-relief="none"/>
    </style:style>
    <style:style style:name="T164" style:family="text">
      <style:text-properties style:use-window-font-color="true" style:text-outline="false" style:text-line-through-style="none" style:text-position="super 58%" style:font-name="Arial3" fo:font-size="24pt" fo:font-style="normal" fo:text-shadow="none" style:text-underline-style="none" fo:font-weight="bold" style:letter-kerning="true" style:font-name-asian="Arial3" style:font-size-asian="24pt" style:font-style-asian="normal" style:font-weight-asian="bold" style:font-name-complex="Arial3" style:font-size-complex="24pt" style:font-style-complex="normal" style:font-weight-complex="bold" style:text-emphasize="none" style:font-relief="none"/>
    </style:style>
    <style:style style:name="T165" style:family="text">
      <style:text-properties style:use-window-font-color="true" style:text-outline="false" style:text-line-through-style="none" style:text-position="0% 100%" style:font-name="Arial2"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66" style:family="text">
      <style:text-properties style:use-window-font-color="true" style:text-outline="false" style:text-line-through-style="none" style:text-position="sub 58%" style:font-name="Arial2"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67" style:family="text">
      <style:text-properties style:use-window-font-color="true" style:text-outline="false" style:text-line-through-style="none" style:font-name="Arial2"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68" style:family="text">
      <style:text-properties style:use-window-font-color="true" style:text-outline="false" style:text-line-through-style="none" style:text-position="super 58%" style:font-name="Arial2"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101cm" fo:margin-right="0.101cm" style:run-through="foreground" style:wrap="none" style:vertical-pos="middle" style:vertical-rel="baseline" style:horizontal-pos="from-left" style:horizontal-rel="paragraph" fo:background-color="#e6e6e6" style:background-transparency="0%">
        <style:background-image/>
      </style:graphic-properties>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style:shadow="none"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prefix="Regla" style:num-suffix=".-" style:num-format="1">
        <style:list-level-properties text:min-label-width="0.635cm" text:min-label-distance="0.10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cc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101cm" svg:stroke-color="#000000"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6cm" fo:min-width="0.5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2cm" fo:min-width="0.35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4cm" fo:min-width="0.358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4cm" fo:min-width="0.217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6cm" fo:min-width="0.78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1" style:family="graphic">
      <style:graphic-properties draw:stroke="solid" svg:stroke-width="0.101cm" svg:stroke-color="#808080"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21cm" fo:min-width="0.385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21cm" fo:min-width="0.455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23cm" fo:min-width="0.43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15cm" svg:stroke-color="#800000" draw:marker-start="" draw:marker-start-width="0.529cm" draw:marker-start-center="false" draw:marker-end="" draw:marker-end-width="0.529cm" draw:marker-end-center="false" draw:fill="none" draw:fill-color="#99ccff" draw:textarea-horizontal-align="justify" draw:textarea-vertical-align="middle" draw:auto-grow-height="false" fo:padding-top="0.199cm" fo:padding-bottom="0.199cm" fo:padding-left="0.325cm" fo:padding-right="0.3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2cm" fo:min-width="1.217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a"/>
      </text:sequence-decls>
      <text:p text:style-name="Title">Sistemas Multiagentes en <text:span text:style-name="T1">Realidad</text:span> Virtual</text:p>
      <text:p text:style-name="Subtitle">Gabriel López García, Rafael Molina, Antonio Javier</text:p>
      <text:p text:style-name="Text_20_body"/>
      <text:list text:style-name="Outline">
        <text:list-item text:start-value="1">
          <text:h text:style-name="Capítulo" text:outline-level="1" text:restart-numbering="true" text:start-value="1">Introducción</text:h>
        </text:list-item>
      </text:list>
      <text:p text:style-name="P1">La creciente influencia de los Sistemas Multi-Agentes (SMA) en diversos campos de la investigación ha dado lugar a una importante evolución en su desarrollo. Su aplicación se puede observar en una gran diversidad de disciplinas, tales como la sociología, la economía, la inteligencia artificial, la ecología, etc. Algunas de las características que hacen atractivos estos sistemas son, entre otras, sus virtudes para simular muchos tipos de situaciones, con diferentes tipos de estrategias y diferentes condiciones, la riqueza necesaria que aportan para describir escenarios donde la diversidad y la complejidad son características esenciales, la capacidad que tienen sus componentes (los agentes) para comunicarse, etc.</text:p>
      <text:p text:style-name="P1"/>
      <text:p text:style-name="P68">The growing influence of Multi-Agent Systems (MAS) in several fields of research has led to a significant evolution in its development. Its application can be seen in a wide variety of disciplines such as sociology, economics, artificial intelligence, ecology, and so on. Some of the features that make these systems attractive include its power to simulate many types of situations, with different strategies and under different conditions. They also provide the richness needed to describe scenarios where the diversity and complexity are essential. Another important features is the ability of its components (agents) to communicate.</text:p>
      <text:p text:style-name="P1"/>
      <text:p text:style-name="Text_20_body">Por otro lado, el espectacular avance de los Sistemas Gráficos (SG) ha contribuido a que la información de nuestro alrededor se presente de forma más amigable, dando a conocer nuevas formas de análisis. Los videojuegos y la industria del entretenimiento en general, han tenido una decisiva influencia en este espectacular avance, desarrollando excelentes sistemas de renderizado e interacción, todo ello a un precio razonable. Esto ha llevado a que la forma de visualizar la información de los videojuegos y los SG en general influya en el ámbito de la investigación <text:bibliography-mark text:identifier="Rhyne,2000" text:bibliography-type="article" text:author="Theresa-Marie Rhyne" text:journal="Entertainment Computing" text:title="Computer Games’Influence on Scientific and Information Visualization" text:year="2000">[Rhyne,2000]</text:bibliography-mark>.</text:p>
      <text:p text:style-name="Text_20_body"/>
      <text:p text:style-name="P67">On the other hand, the spectacular progress of the Interactive Graphic Systems (IGS) has contributed to present the information in our environment in a more friendly way using new forms of analysis. Videogames and the entertainment industry in general, have had a decisive influence on this spectacular progress, developing excellent rendering and interaction systems, all at a reasonable cost. As a consequence, the way to visualize the information in videogames and in ISGs in general, has arrived to the field of research <text:bibliography-mark text:identifier="Rhyne,2000" text:bibliography-type="article" text:author="Theresa-Marie Rhyne" text:journal="Entertainment Computing" text:title="Computer Games’Influence on Scientific and Information Visualization" text:year="2000">[Rhyne,2000]</text:bibliography-mark>.</text:p>
      <text:p text:style-name="Text_20_body"/>
      <text:p text:style-name="P1">Sin embargo, la definición de un agente suele consistir en un conjunto de características genéricas (autonomía, habilidad social, reactividad y proactividad <text:bibliography-mark text:identifier="Gilbert,2008" text:bibliography-type="book" text:author="Nigel Gilbert" text:publisher="SAGE Publications" text:title="Agent-Based Models" text:year="2008">[Gilbert,2008]</text:bibliography-mark>) que hacen difícil su modelado y, aunque se encuentran estrategias comunes para implementarlos, no existe un patrón de diseño claramente unificado, originando algunos problemas. Uno de estos es la difícil reproducción de los resultados aportados por los SMA, que hace tedioso su comprobación por parte de varios equipos de investigadores <text:bibliography-mark text:identifier="Axelrod,1997" text:bibliography-type="article" text:author="Robert Axelrod" text:journal="Simulating Social Phenomena" text:publisher="Springer" text:title="Advancing the Art of Simulation in the Social Sciences" text:year="1997">[Axelrod,1997]</text:bibliography-mark>. Si además se une el uso de características aleatorias a los agentes para simular estrategias, hace que la repetición de los experimentos resulte complicada <text:bibliography-mark text:identifier="Gilbert,2008" text:bibliography-type="book" text:author="Nigel Gilbert" text:publisher="SAGE Publications" text:title="Agent-Based Models" text:year="2008">[Gilbert,2008]</text:bibliography-mark>. Por otro lado, la representación visual de los SMA suele tener un carácter secundario y no se le dedica la suficiente importancia, aunque sí que es cierto que en los últimos años existen entornos de trabajo que consideran la visualización de los agentes como una característica adicional (<text:bibliography-mark text:identifier="Luke et Al,2005" text:bibliography-type="article" text:author="Sean Luke, Claudio Cioffi-Revilla, Liviu Panait, Keith Sullivan" text:editor="SAGE Journals" text:journal="Simulation" text:number="7" text:title="MASON: A New Multi-Agent Simulation Toolkit" text:volume="81" text:year="2005">[Luke et Al,2005]</text:bibliography-mark>, <text:bibliography-mark text:identifier="North,2005" text:bibliography-type="article" text:author="M.J North, T.R Howe, N.T Collier, J.R Vos" text:editor="Argonne National Laboratory and The University of Chicago" text:journal="Proceedings of the Agent 2005 Conference on Generative Social Processes, Models, and Mechanisms" text:title="The repast Simphony Runtime System" text:year="2005">[North,2005]</text:bibliography-mark>, <text:bibliography-mark text:identifier="Wilensky,1999" text:bibliography-type="book" text:author="Wilensky, U." text:title="NetLogo, User Manaul" text:year="1999">[Wilensky,1999]</text:bibliography-mark>). Otro de los problemas asociados a los SMA se refiere al cambio de las condiciones iniciales de un determinado experimento en tiempo real. Esto enriquecería los resultados de los experimentos y sería otra interesante aportación proporcionada por los sistemas interactivos. En definitiva, la ayuda que puede ofrecer los SG puede ser fructífera, tanto para la visualización de los SMA, como para la experimentación interactiva.</text:p>
      <text:p text:style-name="P68">The definition of an agent usually consists of a set of generic characteristics (autonomy, social skills, reactivity and proactivity <text:span text:style-name="T3"><text:bibliography-mark text:identifier="Gilbert,2008" text:bibliography-type="book" text:author="Nigel Gilbert" text:publisher="SAGE Publications" text:title="Agent-Based Models" text:year="2008">[Gilbert,2008]</text:bibliography-mark></text:span>) that make them difficult to model. Although there are some common strategies for implementing them, there is clearly a lack of a unified design pattern. As a consequence, some difficulties arise. One of these is the difficult reproduction of the results provided by the MASs, which supposes a tedious task of verification by several research teams <text:span text:style-name="T3"><text:bibliography-mark text:identifier="Axelrod,1997" text:bibliography-type="article" text:author="Robert Axelrod" text:journal="Simulating Social Phenomena" text:publisher="Springer" text:title="Advancing the Art of Simulation in the Social Sciences" text:year="1997">[Axelrod,1997]</text:bibliography-mark></text:span>. If the agents also include random characteristics to simulate strategies, the repetition of experiments becomes almost impossible <text:span text:style-name="T3"><text:bibliography-mark text:identifier="Gilbert,2008" text:bibliography-type="book" text:author="Nigel Gilbert" text:publisher="SAGE Publications" text:title="Agent-Based Models" text:year="2008">[Gilbert,2008]</text:bibliography-mark></text:span>. On the other hand, the visual representation of the MAS usually has a secondary character and is not sufficiently engaged, even if it is true that in recent years, there are some work environments that consider the visualization of the agents as an additional feature (<text:span text:style-name="T3"><text:bibliography-mark text:identifier="Luke et Al,2005" text:bibliography-type="article" text:author="Sean Luke, Claudio Cioffi-Revilla, Liviu Panait, Keith Sullivan" text:editor="SAGE Journals" text:journal="Simulation" text:number="7" text:title="MASON: A New Multi-Agent Simulation Toolkit" text:volume="81" text:year="2005">[Luke et Al,2005]</text:bibliography-mark></text:span><text:span text:style-name="T3">, </text:span><text:span text:style-name="T3"><text:bibliography-mark text:identifier="North,2005" text:bibliography-type="article" text:author="M.J North, T.R Howe, N.T Collier, J.R Vos" text:editor="Argonne National Laboratory and The University of Chicago" text:journal="Proceedings of the Agent 2005 Conference on Generative Social Processes, Models, and Mechanisms" text:title="The repast Simphony Runtime System" text:year="2005">[North,2005]</text:bibliography-mark></text:span><text:span text:style-name="T3">, </text:span><text:span text:style-name="T3"><text:bibliography-mark text:identifier="Wilensky,1999" text:bibliography-type="book" text:author="Wilensky, U." text:title="NetLogo, User Manaul" text:year="1999">[Wilensky,1999]</text:bibliography-mark></text:span>). Another problem associated with MAS refers to the possibility of changing the initial conditions of a given experiment in real time. This would enrich the results of the experiments and would be another interesting contribution provided by interactive systems. Therefore, the aid the IGSs can offer can be very interesting, both for the visualization of the MAS and for interactive testing.</text:p>
      <text:p text:style-name="P1"/>
      <text:p text:style-name="Text_20_body">En los SMA tiene una vital importancia cómo los agentes se relacionan con el entorno que les rodea. Esta relación influye en las actividades del agente, condicionando su comportamiento. Por ejemplo, un agente puede ejecutar diferentes acciones si está a punto de colisionar con otro, si existe o no una fuerza de atracción (por ejemplo la gravedad) o debe evitar un objeto estático. Dentro de los SG, el módulo encargado de gestionar los efectos del entorno sobre los objetos del escenario suele denominarse motor físico. Relacionar las actividades de los agentes con los efectos del motor físico sería muy interesante, sobre todo si el motor físico está implementado, como a veces sucede, en hardware dedicado.</text:p>
      <text:p text:style-name="P67">In MASs, the connection of the agents with the environment has a vital importance. This relationship affects the activities of the agent, conditioning its behavior. For example, an agent can execute different actions if there is a risk of collision, if there is an attraction force (eg gravity) or if it must avoid an object. Within the IGS, the module responsible for managing the effects of environment on the objects in the scene is often called Physics Engine. The possibility of connecting the activities of agents with the effects of the Physics Engine would be very interesting, especially if the engine is implemented, as sometimes happens, on dedicated hardware.</text:p>
      <text:p text:style-name="Text_20_body"/>
      <text:p text:style-name="P1">Por otro lado, no conviene olvidar que los SG suelen formar parte de sistemas más complejos, que tratan de modelar la realidad incorporando, además de los aspectos estéticos, otros aspectos de comportamiento, en los que un SMA podría aportar una conducta inteligente. Estamos hablando de, por ejemplo, sistemas de realidad virtual en los que los personajes o avatares podrían tener un comportamiento guiado por agentes.</text:p>
      <text:p text:style-name="P68">On the other hand, IGSs are often part of more complex systems that attempt to model reality by incorporating, in addition to the aesthetic aspects, other aspects of behavior. A MASs could provide an intelligent behavior. That is the case, for example, of Virtual Reality systems in which the characters or avatars may have an agent-guided behavior.</text:p>
      <text:p text:style-name="P1"/>
      <text:p text:style-name="P1">La definición de un modelo que unifique lo mejor de los SMA y los SG supondría un paso importante dentro de la evolución de estos tipos de sistemas. Este modelo especificaría todas las características necesarias para definir un agente, facilitando su visualización e interacción. Debería simplificar la reproducción de los experimentos mediante un lenguaje que describa la escena y los elementos que la componen, y facilitaría la modificación de las condiciones iniciales de los mismos. Por otro lado, podría gestionar la relación entre motor físico y agentes, comunicando los dos sistemas. Para todo ello sería necesario un lenguaje común para la descripción de los diferentes escenarios, así como de sus componentes.</text:p>
      <text:p text:style-name="P67"><text:span text:style-name="T3">The definition of a model that unifies the best of the MASs and the IGSs would be a major step in the evolution of these types of systems. This model would allow the specification of all the features necessary to define an agent, facilitating their visualization and interaction. It should also simplify the reproduction of experiments using a language to describe the scene and its elements, and facilitate the modification of the initial conditions. On the other hand, it could manage the relationship between Physics Engine and the agents, allowing the communication between the two systems. All this would require a common language for describing the scenes and their components.</text:span></text:p>
      <text:p text:style-name="P66"><text:span text:style-name="T3"/></text:p>
      <text:p text:style-name="Text_20_body"><text:span text:style-name="T3">El presente artículo describe una propuesta que incorpora características de los SMA y los SG mediante un modelo basado en gramáticas. En la siguiente sección se hace una descripción de la situación actual de los entornos de trabajo para el desarrollo de SMA y se apuntan algunos que utilizan recursos gráficos para visualizar los agentes. En la sección 3 se definen los objetivos que debe cumplir el modelo propuesto para unificar los SMA y los SG. Dicho modelo se describe en <text:s/>la sección 4. Seguidamente, en la sección 5, se propone un caso práctico para mostrar como funciona todo el sistema. Por último, se presentan</text:span><text:span text:style-name="T2"> </text:span><text:span text:style-name="T3">las conclusiones y las posibles líneas de trabajo futuro.</text:span></text:p>
      <text:p text:style-name="P67"><text:span text:style-name="T3">This paper describes a proposal that incorporates features of the SMA and SG into a model based on grammars. The following section provides a description of the current situation of working environments for the development of SMA including some systems that use graphic resources to visualize the agents. In Section 3 the objectives to be achieved by the proposed model are defined. The proposed model is described in Section 4. Then, in Section 5, a case of study is proposed with the aim of showing the use of the whole system. Finally, some conclusions and possible lines of future work are presented.</text:span></text:p>
      <text:p text:style-name="Text_20_body"><text:span text:style-name="T3"/></text:p>
      <text:list text:style-name="Outline" text:continue-numbering="true">
        <text:list-item>
          <text:h text:style-name="Capítulo" text:outline-level="1">Antecedentes <text:span text:style-name="T158">Previous works</text:span></text:h>
        </text:list-item>
      </text:list>
      <text:p text:style-name="Text_20_body">Hoy en d<text:span text:style-name="T3">ía exi</text:span>sten muchos entornos de trabajo para desarrollar SMA. Se pueden distinguir <text:s/>dos tipos: entornos específicos que utilizan soluciones basadas en SMA y los entornos de trabajo que definen una arquitectura genérica para la gestión de las principales características de los SMA. Sin embargo, salvo algunas excepciones, no se proponen soluciones para desarrollar SMA donde los SG sea un componente esencial, limitándose a implementar características específicas de los SMA, como por ejemplo, la comunicación de los agentes, la ejecución del SMA en paralelo o la ejecución de diferentes agentes en diferentes máquinas conectadas por red.</text:p>
      <text:p text:style-name="P67">Nowadays there are many work environments to develop MASs. The main types are: specific environments using MAS-based solutions and work environments that define a generic architecture for the management of the main features of the MASs. However, with few exceptions, solutions to develop MASs where a IGS is an essential component are not proposed. The most common case is just implementing specific features of the MAS, such as the communication between agents, the parallel implementation of the MAS or the execution of different agents on different machines connected by a network.</text:p>
      <text:p text:style-name="Text_20_body"/>
      <text:p text:style-name="P1">Una de las áreas donde se está incorporando con mucho éxito los SMA es en sociología (<text:bibliography-mark text:identifier="Axelrod,1997" text:bibliography-type="article" text:author="Robert Axelrod" text:journal="Simulating Social Phenomena" text:publisher="Springer" text:title="Advancing the Art of Simulation in the Social Sciences" text:year="1997">[Axelrod,1997]</text:bibliography-mark>,<text:bibliography-mark text:identifier="Gilbert,2008" text:bibliography-type="book" text:author="Nigel Gilbert" text:publisher="SAGE Publications" text:title="Agent-Based Models" text:year="2008">[Gilbert,2008]</text:bibliography-mark>, <text:bibliography-mark text:identifier="Sawyer.2005" text:bibliography-type="book" text:author="R. Keith Sawyer" text:publisher="Cambridge University Press" text:title="Social Emergence. Societies As Complex Systems" text:year="2005">[Sawyer.2005]</text:bibliography-mark>, <text:bibliography-mark text:identifier="Drogoul et Al., " text:bibliography-type="article" text:author="Alexis Drogoul, Jacques Ferber, Christophe Cambier" text:title="Multi-agent Simulation as a Tool for Analysing Emergent Processes in Societies" text:year="1992">[Drogoul et Al., ]</text:bibliography-mark>). Para ello se utilizan soluciones específicas muy orientadas al estudio sociológico. Como ejemplos, se puede hacer referencia a entornos que simulan el movimiento de multitudes <text:bibliography-mark text:identifier="Ulicny et Al, 2001" text:bibliography-type="article" text:author="Branislav Ulicny, Daniel Thalmann" text:booktitle="Computer Animation and Simulation 2001" text:publisher="Springer" text:title="Crowd simulation for interactive virtual environments and VR training systems" text:year="2001">[Ulicny et Al, 2001]</text:bibliography-mark>,<text:bibliography-mark text:identifier="Olfati-Saber, 2004" text:bibliography-type="article" text:author="Reza Olfati-Saber" text:journal="IEEE Transactions on Automatic Control" text:title="Flocking for Multi-Agent Dynamic Systems:Algorithms and Theory" text:year="2004">[Olfati-Saber, 2004]</text:bibliography-mark> <text:s/>o problemas como el movimiento de estampidas para grupos de individuos <text:bibliography-mark text:identifier="Reynolds,2000" text:bibliography-type="article" text:author="Craig Reynolds" text:journal="Game Developers Conference" text:title="Interaction with Groups of Autonomous Characters" text:year="2000">[Reynolds,2000]</text:bibliography-mark>. En algunos casos tienen sistemas gráficos que se utilizan para ver las gráficas estadísticas, o la densidad de los agentes dentro de un entorno. También existen sistemas como el descrito en <text:bibliography-mark text:identifier="Reynolds,2000" text:bibliography-type="article" text:author="Craig Reynolds" text:journal="Game Developers Conference" text:title="Interaction with Groups of Autonomous Characters" text:year="2000">[Reynolds,2000]</text:bibliography-mark>, en los que se puede ver una animación de los movimientos de los agentes. NetLogo <text:bibliography-mark text:identifier="Wilensky,1999" text:bibliography-type="book" text:author="Wilensky, U." text:title="NetLogo, User Manaul" text:year="1999">[Wilensky,1999]</text:bibliography-mark> es uno de estos entornos, desarrollado por Uri Winlesky en 1999 y que está en continuo desarrollo. Para programar los agentes se emplea un lenguaje script que implementa lo necesario para definir el comportamiento. NetLogo tiene como objetivo estudiar sistemas altamente complejos, explorando cómo los macro-comportamientos emergen de los micro-comportamientos especificados en cada uno de los agentes mediante el lenguaje script. Tiene desarrolladas características gráficas, aunque los agentes están representados por triángulos al estilo Logo. Estas características sirven para ver el movimiento de cada uno de los agentes y la densidad de población en las diferentes áreas del entorno.</text:p>
      <text:p text:style-name="P1">  </text:p>
      <text:p text:style-name="P67">One area where MASs are being incorporated with great success is Sociology (<text:span text:style-name="T3"><text:bibliography-mark text:identifier="Axelrod,1997" text:bibliography-type="article" text:author="Robert Axelrod" text:journal="Simulating Social Phenomena" text:publisher="Springer" text:title="Advancing the Art of Simulation in the Social Sciences" text:year="1997">[Axelrod,1997]</text:bibliography-mark></text:span><text:span text:style-name="T3">,</text:span><text:span text:style-name="T3"><text:bibliography-mark text:identifier="Gilbert,2008" text:bibliography-type="book" text:author="Nigel Gilbert" text:publisher="SAGE Publications" text:title="Agent-Based Models" text:year="2008">[Gilbert,2008]</text:bibliography-mark></text:span><text:span text:style-name="T3">, </text:span><text:span text:style-name="T3"><text:bibliography-mark text:identifier="Sawyer.2005" text:bibliography-type="book" text:author="R. Keith Sawyer" text:publisher="Cambridge University Press" text:title="Social Emergence. Societies As Complex Systems" text:year="2005">[Sawyer.2005]</text:bibliography-mark></text:span><text:span text:style-name="T3">, </text:span><text:span text:style-name="T3"><text:bibliography-mark text:identifier="Drogoul et Al., " text:bibliography-type="article" text:author="Alexis Drogoul, Jacques Ferber, Christophe Cambier" text:title="Multi-agent Simulation as a Tool for Analysing Emergent Processes in Societies" text:year="1992">[Drogoul et Al., ]</text:bibliography-mark></text:span>). In this case, very specific solutions are used, generally oriented to sociological studies. As examples, environments that simulate the movement of crowds can be referred <text:span text:style-name="T3"><text:bibliography-mark text:identifier="Ulicny et Al, 2001" text:bibliography-type="article" text:author="Branislav Ulicny, Daniel Thalmann" text:booktitle="Computer Animation and Simulation 2001" text:publisher="Springer" text:title="Crowd simulation for interactive virtual environments and VR training systems" text:year="2001">[Ulicny et Al, 2001]</text:bibliography-mark></text:span><text:span text:style-name="T3">,</text:span><text:span text:style-name="T3"><text:bibliography-mark text:identifier="Olfati-Saber, 2004" text:bibliography-type="article" text:author="Reza Olfati-Saber" text:journal="IEEE Transactions on Automatic Control" text:title="Flocking for Multi-Agent Dynamic Systems:Algorithms and Theory" text:year="2004">[Olfati-Saber, 2004]</text:bibliography-mark></text:span>, or problems like the movement of groups of individuals stampeded out <text:span text:style-name="T3"><text:bibliography-mark text:identifier="Reynolds,2000" text:bibliography-type="article" text:author="Craig Reynolds" text:journal="Game Developers Conference" text:title="Interaction with Groups of Autonomous Characters" text:year="2000">[Reynolds,2000]</text:bibliography-mark></text:span>. In some cases, they use graphics to display statistics, or the density of agents within an environment. There are also systems such as the one described in <text:span text:style-name="T3"><text:bibliography-mark text:identifier="Reynolds,2000" text:bibliography-type="article" text:author="Craig Reynolds" text:journal="Game Developers Conference" text:title="Interaction with Groups of Autonomous Characters" text:year="2000">[Reynolds,2000]</text:bibliography-mark></text:span>, where an animation of the movements of agents can be observed. Netlog <text:span text:style-name="T3"><text:bibliography-mark text:identifier="Wilensky,1999" text:bibliography-type="book" text:author="Wilensky, U." text:title="NetLogo, User Manaul" text:year="1999">[Wilensky,1999]</text:bibliography-mark></text:span> is one of these environments, developed by Uri Winlesky in 1999 and it is being continually developed. To program the agents script language is used. It allows the implementation of everything that could be needed to define the behaviour. Netlog aims to study highly complex systems, exploring how the macro-behaviors emerge from the micro-behaviors specified for each agent through the script language. This system has developed some graphical features, but the agents are represented by Logo style triangles. This representation allows the user to observe the movement of each of the agents and the population density in different areas of the environment.</text:p>
      <text:p text:style-name="P1"/>
      <text:p text:style-name="P1">Se han encontrado otras aplicaciones de SMA a soluciones de realidad virtual. El sistema normalmente consiste en elementos que forman una escena cuya interactividad con el usuario es compleja. Uno de estos sistemas se describe en <text:bibliography-mark text:identifier="Maes et Al.1995" text:bibliography-type="article" text:author="Pattie Maes, Trevor Darrell, Bruce Blumberg, Alex Pentland" text:title="The ALIVE System:Wireless, Full-body Interaction with Autonomous Agents" text:year="1995">[Maes et Al.1995]</text:bibliography-mark> y realiza una implementación donde objetos del mundo virtual reaccionan a diferentes gestos de un usuario. En la misma linea, en <text:bibliography-mark text:identifier="Wachsmuth et Al, 1995" text:bibliography-type="article" text:author="Ipke Wachsmuth, Yong Cao" text:booktitle="Graphics and Robotics" text:editor="Wolfgang Straßer, and Friedrich M. Wahl" text:title="Interactive Graphics Design with Situated Agents" text:year="1995">[Wachsmuth et Al, 1995]</text:bibliography-mark> se explica un sistema que utiliza los conceptos de percepción de los SMA para aplicarlos en realidad virtual, de tal manera que los agentes reaccionan de forma interactiva con el usuario. Como último ejemplo, se puede señalar <text:bibliography-mark text:identifier="Gratch et Al, 2002" text:bibliography-type="article" text:author="Jonathan Gratch, Jeff Rickel, Elisabeth André, Justine Cassell, Eric Petajan, Norman I. Badler" text:journal="IEEE Intelligent Systems. July-August 2002" text:title="Creating Interactive Virtual Humans:Some Assembly Required" text:year="2002">[Gratch et Al, 2002]</text:bibliography-mark> que hace uso de avatares para hacer más atractiva la interacción con los usuarios. Aunque no se hace referencia directa a los SMA, sí que hace uso de conceptos muy cercanos a los usados en SMA como percepción y reacción. Estos avatares reaccionan con diferentes comportamientos ante percepciones del entorno. Todos estos ejemplos utilizan sistemas gráficos, sin embargo, no existe ningún mecanismo claro para relacionar los SMA y los SG. Además no usan modelos genéricos para implementar SMA.</text:p>
      <text:p text:style-name="P68">Some other applications of the MASs to Virtual Reality systems can be found. These systems usually consist of elements that make up a scene in which the user interaction is complex. One of these systems is described in <text:span text:style-name="T3"><text:bibliography-mark text:identifier="Maes et Al.1995" text:bibliography-type="article" text:author="Pattie Maes, Trevor Darrell, Bruce Blumberg, Alex Pentland" text:title="The ALIVE System:Wireless, Full-body Interaction with Autonomous Agents" text:year="1995">[Maes et Al.1995]</text:bibliography-mark></text:span> and it proposes an implementation of the virtual world where objects react to several gestures of a user. In the same line, in <text:span text:style-name="T3"><text:bibliography-mark text:identifier="Wachsmuth et Al, 1995" text:bibliography-type="article" text:author="Ipke Wachsmuth, Yong Cao" text:booktitle="Graphics and Robotics" text:editor="Wolfgang Straßer, and Friedrich M. Wahl" text:title="Interactive Graphics Design with Situated Agents" text:year="1995">[Wachsmuth et Al, 1995]</text:bibliography-mark></text:span> a system using the concepts of perception of the MASs applied to virtual reality is described. In this case, the agents react interactively with the user. As a final example, the work of <text:span text:style-name="T3"><text:bibliography-mark text:identifier="Gratch et Al, 2002" text:bibliography-type="article" text:author="Jonathan Gratch, Jeff Rickel, Elisabeth André, Justine Cassell, Eric Petajan, Norman I. Badler" text:journal="IEEE Intelligent Systems. July-August 2002" text:title="Creating Interactive Virtual Humans:Some Assembly Required" text:year="2002">[Gratch et Al, 2002]</text:bibliography-mark></text:span> makes use of avatars to make the interaction with users more attractive. While not referring directly to agents, it uses very close concepts to those used in MASs as perception and reaction. These avatars react with different behavior to perceptions of the environment. All these examples use graphics systems. Nevertheless, there is no clear mechanism for linking the MAS and the IGS. Furthermore, they do not use generic models to implement MASs.</text:p>
      <text:p text:style-name="P1"/>
      <text:p text:style-name="P1">En el ámbito de la industria del entretenimiento se pueden encontrar también SMA aplicados a los juegos. En este caso los agentes son denominados bots <text:bibliography-mark text:identifier="Khoo et Al., 2002" text:bibliography-type="article" text:author="Aaron Khoo, Robert Zubek" text:journal="IEEE Intelligent Systems. July-August 2002" text:title="Applying Inexpensive AI Techniques to Computer Games" text:year="2002">[Khoo et Al., 2002]</text:bibliography-mark> y son programados como personajes del juego, que tiene objetivos, estrategias y acciones. Todo esto está relacionado con el entorno que les rodea. La programación se realiza con un lenguaje script específico para cada juego, con lo que no se puede transportar personajes de un juego a otro con sus respectivas estrategias. Sin embargo, estos sistemas tienen tanto éxito que se están utilizando en el ámbito de la investigación para algunos casos concretos <text:bibliography-mark text:identifier="Rhyne,2000" text:bibliography-type="article" text:author="Theresa-Marie Rhyne" text:journal="Entertainment Computing" text:title="Computer Games’Influence on Scientific and Information Visualization" text:year="2000">[Rhyne,2000]</text:bibliography-mark>.</text:p>
      <text:p text:style-name="P66"><text:span text:style-name="T159">In the area of the entertainment industry, some MASs applied to games can also be found. In this case, the agents are usually called bots </text:span><text:span text:style-name="T160"><text:bibliography-mark text:identifier="Khoo et Al., 2002" text:bibliography-type="article" text:author="Aaron Khoo, Robert Zubek" text:journal="IEEE Intelligent Systems. July-August 2002" text:title="Applying Inexpensive AI Techniques to Computer Games" text:year="2002">[Khoo et Al., 2002]</text:bibliography-mark></text:span><text:span text:style-name="T159"> and they are programmed as characters of the game, with objectives, strategies and actions. Everything is related to the environment around them. Programming is done with a specific script language for each game, so that characters cannot easily be transferred from one game to another, preserving their respective strategies. However, these systems are so successful that they are being used in research for some specific cases </text:span><text:span text:style-name="T160"><text:bibliography-mark text:identifier="Rhyne,2000" text:bibliography-type="article" text:author="Theresa-Marie Rhyne" text:journal="Entertainment Computing" text:title="Computer Games’Influence on Scientific and Information Visualization" text:year="2000">[Rhyne,2000]</text:bibliography-mark></text:span><text:span text:style-name="T159">.</text:span> </text:p>
      <text:p text:style-name="Text_20_body">Hasta ahora se han visto aplicaciones concretas de los modelos de SMA. Sin embargo, actualmente está surgiendo una gran variedad de entornos de desarrollo genérico que tienen más o menos la misma filosofía: implementación de las características más importantes de los agentes, esto es, percepción del mundo, comunicación, reacción, <text:span text:style-name="T3">etc.</text:span> <text:span text:style-name="T3"><text:bibliography-mark text:identifier="Gilbert,2008" text:bibliography-type="book" text:author="Nigel Gilbert" text:publisher="SAGE Publications" text:title="Agent-Based Models" text:year="2008">[Gilbert,2008]</text:bibliography-mark></text:span>.</text:p>
      <text:p text:style-name="P67">So far, some specific applications of MAS models have been presented. Currently, however, an increasing variety of generic development environments with a similar philosophy are emerging: they implement the most important features of agents, ie, perception of the world, communication, reaction, etc.. <text:span text:style-name="T3"><text:bibliography-mark text:identifier="Gilbert,2008" text:bibliography-type="book" text:author="Nigel Gilbert" text:publisher="SAGE Publications" text:title="Agent-Based Models" text:year="2008">[Gilbert,2008]</text:bibliography-mark></text:span>.</text:p>
      <text:p text:style-name="Text_20_body">Un ejemplo de entorno de trabajo para el desarrollo de SMA es JADE <text:span text:style-name="T3"><text:bibliography-mark text:identifier="Jade" text:bibliography-type="www" text:title="Jade-Jade Agent Development Framework " text:url="http://jade.tilab.com/">[Jade]</text:bibliography-mark></text:span>. Desarrollado en Java, implementa todo lo necesario para gestionar un SMA, realizando operaciones de comunicación entre agentes y modelado de diferentes tipos de actividades. Puede ser ejecutado en varias máquinas conectadas en red. Sin embargo, no incorpora la posibilidad de utilizar un SG y no tiene prevista la interacción con los agentes, de forma que fuera posible realizar cambios interactivos en las experimentaciones.</text:p>
      <text:p text:style-name="P66"><text:span text:style-name="T159">An example of a working environment for the development of MASs is Jade </text:span><text:span text:style-name="T160"><text:bibliography-mark text:identifier="Jade" text:bibliography-type="www" text:title="Jade-Jade Agent Development Framework " text:url="http://jade.tilab.com/">[Jade]</text:bibliography-mark></text:span><text:span text:style-name="T159">. It has been developed in Java, it implements everything necessary to manage an MAS, it carries out operations of communication between agents and it models different types of activities. It can be run on several networked machines. However, it does not incorporate the possibility of using an IGS and the interaction with the agents is not considered, so interactive changes during the experiments are not possible.</text:span> </text:p>
      <text:p text:style-name="Text_20_body">Repast <text:bibliography-mark text:identifier="North et Al, 2005" text:bibliography-type="article" text:author="M.J. North, T.R. Howe, N.T. Collier, J.R. Vos" text:journal="Proceedings of the Agent 2005 Conference on Generative Social Processes, Models, and Mechanisms" text:title="The Repast Simphony Runtime System" text:year="2005">[North et Al, 2005]</text:bibliography-mark> es otro entorno para estudiar simulaciones de grupos de agentes. Tiene interfaz de desarrollo para Java, .Net y Phyton. Está dividido en varias capas: tiene un núcleo a partir del cual se desarrollan plataformas específica<text:span text:style-name="T3">s, </text:span>como por ejemplo Repast S que se utiliza para la simulación social. El sistema se basa en modeladores que definen el comportamiento de los agentes. Su principal componente es el átomo y las relaciones entre átomos. Se sitúan en el espacio para luego poder ser dibujados tanto en 2D como 3D. Utiliza Eclipse como entorno de desarrollo. </text:p>
      <text:p text:style-name="P66"><text:span text:style-name="T161">Repast </text:span><text:span text:style-name="T161"><text:bibliography-mark text:identifier="North et Al, 2005" text:bibliography-type="article" text:author="M.J. North, T.R. Howe, N.T. Collier, J.R. Vos" text:journal="Proceedings of the Agent 2005 Conference on Generative Social Processes, Models, and Mechanisms" text:title="The Repast Simphony Runtime System" text:year="2005">[North et Al, 2005]</text:bibliography-mark></text:span><text:span text:style-name="T161"> is another environment to study simulations of groups of agents. It has an interface which is development for Java,. Net and Python. It is divided into several layers with a core from which to develop specific platforms like Repast S, used for social simulation. The system is based on models that define the behavior of agents. Its main components are the atom and the relationships between atoms. They are placed in a given space and then they can be drawn in 2D or 3D. It u</text:span><text:span text:style-name="T162">ses Eclipse as development environment.</text:span></text:p>
      <text:p text:style-name="Text_20_body">Otro entorno en la linea del anterior es MASON <text:bibliography-mark text:identifier="Luke et Al., 2005" text:bibliography-type="article" text:author="Sean Luke, Claudio Cioffi-Revilla, Liviu Panait, and Keith Sullivan" text:journal="Simulation Vol. 81" text:publisher="SAGE Journals" text:title="MASON: A New Multi-Agent Simulation Toolkit" text:year="2005">[Luke et Al., 2005]</text:bibliography-mark>. Está desarrollado en Java y se define como un entorno de simulación para SMA basado<text:span text:style-name="T3"> en eventos discretos. Está diseñado para un amplio tipo de aplicaciones desde simulación social hasta sistemas de aprendizaje, pasando por aplicaciones en robótica. Los agentes se dividen en dos capas. Por un lado, está la capa del modelo que implementa la ejecución de las acciones, actualización de estados y manipulación del entorno. Por otro lado, y si se desea que el agente se pueda visualizar, se debe definir la capa de visualización, que se encarga del dibujado del agente dependiendo del estado del mismo. MASON garantiza que los experimentos se puedan reproducir independientemente de la plataforma. Tiene un </text:span><text:span text:style-name="T3">sistema de visualización 2D y 3D de los agentes y se puede ejecutar el sistema de forma visual en el tiempo, generando animaciones. </text:span></text:p>
      <text:p text:style-name="P67">Another environment in line with the previous one is MASON <text:bibliography-mark text:identifier="Luke et Al., 2005" text:bibliography-type="article" text:author="Sean Luke, Claudio Cioffi-Revilla, Liviu Panait, and Keith Sullivan" text:journal="Simulation Vol. 81" text:publisher="SAGE Journals" text:title="MASON: A New Multi-Agent Simulation Toolkit" text:year="2005">[Luke et Al., 2005]</text:bibliography-mark>. Is developed in Java and it is defined as a simulation environment for discrete event-based MASs. It is designed for a wide type of applications, from social simulation to learning systems, as well as applications in robotics. The agents are divided into two layers. On the one hand, the layer of the model implements the execution of actions, the state updating and the environment management. On the other hand, if the agent is to be displayed, the display layer must be set. This layer is responsible for drawing the agent depending on its state. MASON ensures that experiments can be replicated regardless of the platform. It has a 2D and 3D visualization system for the agents, and it system can be run in a visual way in the course of time, creating animations.</text:p>
      <text:p text:style-name="Text_20_body">Como se puede observar, existe una gran variedad de entornos que aplican las características esenciales de los SMA, y en algunos casos, existen entornos que usan SG para visualizar los agentes. Sin embargo, el sistema que se propone tiene como característica esencial un modelo formal integral basado en gramáticas, pensado para fusionar las dos áreas en cuestión: SMA y SG. Esto supone que se ha estudiado especialmente cómo debe ser la comunicación de ambos tipos de sistemas, para que los sistemas diseñados con el modelo for<text:span text:style-name="T3">mal sean fácilmente utilizables,</text:span> transportables a diferentes áreas de aplicación (simulación, videojuegos, análisis sociológico) e incluso se ha cuidado el hecho de que se utilicen diferentes tipos de dispositivos visuales así como diferentes tipos de dispositivos de interacción.</text:p>
      <text:p text:style-name="P67">As a conclusion, there are a variety of environments that implement the essential characteristics of the MASs and, in some cases, there are environments that use IGSs to display the agents. However, the system being proposed has as essential feature the implementation of an integrated formal model based on grammars, designed to merge the two areas in question: a MAS and a IGS. This implies that some aspects have been studied, in particular how it should be the communication of both types of systems, so that the systems designed with the formal model are readily available, transportable to different areas of application (simulation, videogames, social analysis). The use different types of visual devices as well as different types of interaction have carefully been considered too.</text:p>
      <text:p text:style-name="Text_20_body"/>
      <text:list text:style-name="Outline" text:continue-numbering="true">
        <text:list-item>
          <text:h text:style-name="Capítulo" text:outline-level="1">Objetivos</text:h>
        </text:list-item>
      </text:list>
      <text:p text:style-name="P3">Los objetivos se orientan principalmente a conseguir un modelo que integre los SMA con SG mediante un lenguaje descriptivo y un sistema de eventos discreto<text:span text:style-name="T3">s. Se pretende que se pueda interactuar fácilmente para cambiar las condiciones iniciales, reproducir los experimentos tantas veces como se quiera y visualizar los componentes de la escena en tiempo real, independientemente del equipo donde se esté ejecutando. También se ha procurado que exista una independencia respecto de los dispositivos tanto visuales, como de interacción. Además, la importancia que tiene la definición del entorno para los SMA </text:span><text:span text:style-name="T3"><text:bibliography-mark text:identifier="Weyns et Al, 2007" text:bibliography-type="article" text:author="Danny Weyns, Andrea Omicini, James Odell" text:journal="Auton Agent Multi-Agent Syst" text:publisher="Springer" text:title="Environment as a First class abstrAction in Multiagent Systems" text:year="2007">[Weyns et Al, 2007]</text:bibliography-mark></text:span><text:span text:style-name="T3">, hace necesaria la incorporación del motor físico, que ha sido ampliamente estudiado como parte de un SG pero no de un SMA. Esto es especialmente importante si se dispone de tarjetas hardware dedicadas para los cálculos necesarios en un motor físico, y que por tanto usarían los SMA.</text:span></text:p>
      <text:p text:style-name="P1"><text:tab/>Para todo esto sería necesario algún tipo de arquitectura que estructure de forma eficiente e integral todos los requerimientos antes especificados. Esta arquitectura deberá ser lo suficientemente flexible como para adaptarse a toda la diversidad que rodea tanto a los SMA, como a los SG. Para lograr esto se propone:</text:p>
      <text:list text:style-name="L1">
        <text:list-item>
          <text:p text:style-name="P49">Definir un motor gráfico que elimine la diversidad de los diferentes dispositivos visuales. Es decir, se desea que con una única descripción de la escena se procese de tal manera que se muestre en cualquier dispositivo gráfico y con un nivel de detalle acorde con sus características.</text:p>
        </text:list-item>
        <text:list-item>
          <text:p text:style-name="P49">Dotar al motor gráfico de la suficiente flexibilidad como para cambiar incluso la representación de los elementos y dar otro tipo de información, a petición del usuario, sin necesidad de modificar la descripción de la escena, enriqueciendo así el análisis de los datos arrojados por los SMA.</text:p>
        </text:list-item>
        <text:list-item>
          <text:p text:style-name="P49">Diseñar el motor gráfico de forma que no sea sólo específico para dispositivos visuales, sino que también se pueda utilizar para la extracción y uso de la geometría de los elementos que componen la escena, muy necesaria para que los agentes puedan saber cómo es el entorno que les rodea.</text:p>
        </text:list-item>
        <text:list-item>
          <text:p text:style-name="P49">Definir un motor físico que modele toda la actividad del sistema, adaptándose a los diferentes componentes hardware donde se va a ejecutar. Si se dispone de componentes hardware que implementan algoritmos físicos, el sistema debe aprovecharlos, pero si por el contrario no existen, los debe implementar mediante software.</text:p>
        </text:list-item>
        <text:list-item>
          <text:p text:style-name="P49">Diseñar el motor físico para que pueda, en cualquier momento, pedir al motor gráfico los datos que necesite y pueda realizar la función de simulación, así como el análisis, si fuera necesario, de los elementos que componen la escena. </text:p>
        </text:list-item>
        <text:list-item>
          <text:p text:style-name="P49">Dotar al motor físico con la capacidad de poder transmitir la información procesada por él a los agentes para que estos puedan tomar decisiones acorde con sus deseos y considerando las limitaciones del entorno. Además podrá modificar los estados de los agentes si así lo requiere. Todo esto debe poder realizarse sin necesidad de saber con detalle la arquitectura de los elementos que componen la escena.</text:p>
        </text:list-item>
        <text:list-item>
          <text:p text:style-name="P49">Integrar el SMA con el motor físico considerando las limitaciones impuestas por éste. Esto supone que se debe realizar un trabajo importante en la integración de un sistema sobre el otro.</text:p>
        </text:list-item>
        <text:list-item>
          <text:p text:style-name="P49">Independizar la interacción respecto del sistema de hardware de entrada, de forma que se abstraiga del origen de la interacción y procese directamente las órdenes del usuario. Dicha interacción puede provenir, no sólo de dispositivos físicos, sino de procesos internos del sistema que producen interacción con la escena (por ejemplo, el cálculo de colisiones). De esta manera se podrían manipular agentes durante el proceso de experimentación de forma interactiva.</text:p>
        </text:list-item>
        <text:list-item>
          <text:p text:style-name="P49">Reutilizar los diferentes agentes de forma casi inmediata. Si, por ejemplo, se diseña un agente para un determinado escenario utilizando los mecanismos proporcionados por el sistema, se podrá reutilizar dicho agente en cualquier otra situación o aplicación que gestione un SMA.</text:p>
        </text:list-item>
        <text:list-item>
          <text:p text:style-name="P49">Abstraer los elementos diseñados del origen de la interactividad, de forma que se especifique a qué pueden reaccionar y en qué modo. Sin embargo, no sabrán necesariamente cuál es la causa del estímulo al que deben reaccionar.</text:p>
        </text:list-item>
        <text:list-item>
          <text:p text:style-name="P49">Toda la comunicación se ejercerá mediante eventos, pero siempre sin saber ni especificar cuál es origen del evento, dando importancia al evento en sí, y no a su procedencia. Esto también se refiere a la implementación de la comunicación entre agentes, punto muy importante en los SMA.</text:p>
        </text:list-item>
      </text:list>
      <text:p text:style-name="P1"><text:tab/>Para el cumplimiento de todos estos objetivos se utilizarán modelos matemáticos que formalizarán los diferentes componentes, abstrayendo las características que definen los dos tipos de sistemas. Esta fuerte formalización ayudará a que se construyan fácilmente sistemas de generación automáticos o visuales que ayuden al desarrollo de los elementos que componen una escena de un SG.</text:p>
      <text:list text:style-name="Outline">
        <text:list-item text:start-value="1">
          <text:h text:style-name="Capítulo" text:outline-level="1" text:restart-numbering="true" text:start-value="1"><text:span text:style-name="T3">D</text:span>iseño del Sistema</text:h>
        </text:list-item>
      </text:list>
      <text:p text:style-name="P1">Un escenario se caracteriza por un conjunto de elementos dinámicos o agentes, que pueden tener o no una descripción geométrica, y que realizan una actividad en un escenario compuesto por elementos estáticos que se visualizan. Esta visualización se va a definir mediante una secuencia ordenada de primitivas y transformaciones. </text:p>
      <text:p text:style-name="Text_20_body"><text:span text:style-name="T5"><text:tab/>El concepto de primitiva se debe considerar, no sólo como una primitiva de dibujo usual (como el dibujo de una esfera, un cubo, etc.), sino más bien como una acción que se debe ejecutar en un determinado sistema geométrico que puede ser visual o no. Este sistema geométrico está representado por el conjunto </text:span><text:span text:style-name="T7">G</text:span><text:span text:style-name="T5"> y cada primitiva es un elemento de dicho conjunto. Como ejemplo visual de una primitiva se puede pensar en el dibujo de una esfera en un motor gráfico, mientras que uno no visual puede ser la extracción de los límites de la esfera, necesario para obtener información del entorno que luego puede ser transmitido a un agente.</text:span></text:p>
      <text:p text:style-name="P1"><text:span text:style-name="T4">Una transformación es una modificación del comportamiento de las primitivas</text:span><text:span text:style-name="T4">, la cual </text:span><text:span text:style-name="T4">se aplica en el mismo sistema geométrico </text:span><text:span text:style-name="T9">G</text:span><text:span text:style-name="T4">. Al igual que la primitiva, se va a considerar la transformación no sólo como un escalado, un desplazamiento, un giro, et</text:span><text:span text:style-name="T4">c.</text:span><text:span text:style-name="T4">, sino que va a definir también una asignación de color, la alteración de un sonido y todo aquello que represente una modificación del comportamiento de las primitivas dentro de </text:span><text:span text:style-name="T9">G</text:span><text:span text:style-name="T4">. Las transformaciones tienen un ámbito de aplicación y sólo se aplicará al conjunto de primitivas que se encuentren dentro d</text:span><text:span text:style-name="T4">e ese</text:span><text:span text:style-name="T4"> ámbito, extrayendo, al igual que las primitivas, información necesaria del entorno.</text:span></text:p>
      <text:p text:style-name="P5"><text:tab/>Por otro lado, se tiene como elemento dinámico el agente. Este está compuesto por un conjunto de actividades que representan su evolución a lo largo del tiempo, y un conjunto opcional que define los diferentes estados internos en los que puede hallarse, de los cuales sólo uno de ellos puede ser seleccionado. Dependiendo del estado seleccionado va a poder ejecutarse un conjunto particular de actividades. Toda actividad consiste en un proceso o función, denominada <text:span text:style-name="T150">función de evolución,</text:span> que se ejecuta como reacción a un determinado evento. Este puede ser producido por un dispositivo de entrada o por otra actividad, tanto del mismo agente como de otro. Por tanto, una actividad se compone tanto del proceso de ejecución como del evento o conjunto de eventos que la han activado. Como ejemplos de actividad se tiene la modificación del estado interno del agente (posibilitando que se ejecuten otras actividades), la eliminación de los agentes que se sitúan a su alrededor, o el movimiento del agente en el escenario dado.</text:p>
      <text:p text:style-name="Text_20_body"><text:span text:style-name="T3"><text:tab/></text:span>El concepto de evento dentro de un agente es importante, ya que define cuándo se va a ejecutar la actividad además de definir unos datos asociados necesarios para la actividad. Por ejemplo, un evento de movimiento puede generarse cuando se mueve un ratón con los datos del movimiento. La generación del evento va a ser independiente del dispositivo de entrada. Es decir, se separara el dispositivo de la actividad que se debe procesar. Por ejemplo, el evento de movimiento se puede generar también al pulsar el teclado o como resultado de una decisión tomada por un agente. Además, los eventos van a ser la vía por el cual se va a definir las diferentes formas de comunicación que puede existir en un SMA (comunicación entre agente-agente y entre agente-entorno).</text:p>
      <text:p text:style-name="P17"><text:tab/>No toda actividad tiene porqué ejecutarse siempre cuando se envía un evento. Pueden existir determinados eventos que ejecuten la actividad sólo si se cumplen ciertas condiciones, entre ellas el estado interno del agente.</text:p>
      <text:p text:style-name="P1"><text:span text:style-name="T4"><text:tab/>&gt;</text:span><draw:frame draw:style-name="fr1" draw:name="Marco21" text:anchor-type="as-char" svg:width="14.945cm" draw:z-index="5"><draw:text-box fo:min-height="6.396cm"><text:list text:style-name="L2"><text:list-item><text:p text:style-name="P69"><text:span text:style-name="T13">MUNDO</text:span> <text:span text:style-name="T98">→</text:span> VARIOS_OBJETOS</text:p></text:list-item><text:list-item><text:p text:style-name="P69"><text:span text:style-name="T13">VARIOS_OBJETOS </text:span><text:span text:style-name="T99">→</text:span> OBJETO | OBJETO · VARIOS_OBJETOS</text:p></text:list-item><text:list-item><text:p text:style-name="P69"><text:span text:style-name="T13">OBJETO </text:span><text:span text:style-name="T99">→</text:span> FIGURA | TRANSFORMACION | <text:span text:style-name="T3">AGENTE</text:span></text:p></text:list-item><text:list-item><text:p text:style-name="P72"><text:span text:style-name="T13">AGENTE</text:span> <text:span text:style-name="T98">→</text:span> <text:span text:style-name="T17"><draw:frame draw:style-name="fr3" draw:name="Objeto29" text:anchor-type="as-char" svg:width="0.626cm" svg:height="0.644cm" draw:z-index="6"><draw:object xlink:href="./Object 32" xlink:type="simple" xlink:show="embed" xlink:actuate="onLoad"/><draw:image xlink:href="./ObjectReplacements/Object 32" xlink:type="simple" xlink:show="embed" xlink:actuate="onLoad"/></draw:frame></text:span><text:span text:style-name="T43">(VARIOS_OBJETOS), </text:span><text:span text:style-name="T18"><draw:frame draw:style-name="fr3" draw:name="Objeto28" text:anchor-type="as-char" svg:width="3.81cm" svg:height="0.644cm" draw:z-index="7"><draw:object xlink:href="./Object 31" xlink:type="simple" xlink:show="embed" xlink:actuate="onLoad"/><draw:image xlink:href="./ObjectReplacements/Object 31" xlink:type="simple" xlink:show="embed" xlink:actuate="onLoad"/></draw:frame></text:span></text:p></text:list-item><text:list-item><text:p text:style-name="P69"><text:span text:style-name="T14">TRANSFORMACION </text:span><text:span text:style-name="T100">→</text:span><text:span text:style-name="T3"> t(VARIOS_OBJETOS), t </text:span><text:span text:style-name="T113">∈ </text:span><text:span text:style-name="T13">T</text:span></text:p></text:list-item><text:list-item><text:p text:style-name="P69"><text:span text:style-name="T13">FIGURA</text:span> <text:span text:style-name="T98">→</text:span> p<text:span text:style-name="T17">+</text:span>, p <text:span text:style-name="T114">∈ </text:span><text:span text:style-name="T13">P</text:span></text:p></text:list-item></text:list></draw:text-box></draw:frame></text:p>
      <text:p text:style-name="P9"><text:span text:style-name="T140">Una cadena </text:span><text:span text:style-name="T141">w </text:span><text:span text:style-name="T142">∈ </text:span><text:span text:style-name="T143">Σ</text:span><text:span text:style-name="T144">* </text:span><text:span text:style-name="T140">es generada por la gramática </text:span><text:span text:style-name="T144">M</text:span><text:span text:style-name="T140"> si se puede obtener aplicando sucesivamente reglas de producción a partir del símbolo inicial </text:span><text:span text:style-name="T144">MUNDO</text:span><text:span text:style-name="T140">. Al </text:span><text:span text:style-name="T140">conjunto</text:span><text:span text:style-name="T140"> de cadenas que se pueden obtener por este método a partir de </text:span><text:span text:style-name="T144">MUNDO </text:span><text:span text:style-name="T140">lo llamaremos lenguaje generado por la </text:span><text:span text:style-name="T146">gramática </text:span><text:span text:style-name="T145">M</text:span><text:span text:style-name="T146">:</text:span></text:p>
      <text:p text:style-name="P8"><draw:frame draw:style-name="fr4" draw:name="Objeto1" text:anchor-type="as-char" svg:width="6.013cm" svg:height="0.631cm" draw:z-index="8"><draw:object xlink:href="./Object 1" xlink:type="simple" xlink:show="embed" xlink:actuate="onLoad"/><draw:image xlink:href="./ObjectReplacements/Object 1" xlink:type="simple" xlink:show="embed" xlink:actuate="onLoad"/></draw:frame></text:p>
      <text:p text:style-name="Text_20_body"><text:span text:style-name="T4"><text:tab/>La gramática </text:span><text:span text:style-name="T9">M</text:span><text:span text:style-name="T4"> es una gramática independiente del contexto, o de tipo </text:span><text:span text:style-name="T5">2, y por tanto se asegura que existe un procedimiento que verifica si una escena está bien descrita o no. Es decir, se podrá determinar que, por ejemplo, la cadena a</text:span><text:span text:style-name="T119">1</text:span><text:span text:style-name="T23">d</text:span><text:span text:style-name="T5">(p</text:span><text:span text:style-name="T119">1</text:span><text:span text:style-name="T5">·p</text:span><text:span text:style-name="T119">2</text:span><text:span text:style-name="T5">)·p</text:span><text:span text:style-name="T119">3</text:span><text:span text:style-name="T6">·t</text:span><text:span text:style-name="T120">1</text:span><text:span text:style-name="T6">(p</text:span><text:span text:style-name="T120">1</text:span><text:span text:style-name="T6">·p</text:span><text:span text:style-name="T120">2</text:span><text:span text:style-name="T6">) </text:span><text:span text:style-name="T115">∈ </text:span><text:span text:style-name="T6">L(</text:span><text:span text:style-name="T8">M</text:span><text:span text:style-name="T6">) </text:span><text:span text:style-name="T5">donde p</text:span><text:span text:style-name="T119">i</text:span><text:span text:style-name="T115">∈</text:span><text:span text:style-name="T7">P</text:span><text:span text:style-name="T5">, t</text:span><text:span text:style-name="T119">i</text:span><text:span text:style-name="T115">∈</text:span><text:span text:style-name="T8">T</text:span><text:span text:style-name="T5"> a</text:span><text:span text:style-name="T119">i</text:span><text:span text:style-name="T23">d</text:span><text:span text:style-name="T115">∈</text:span><text:span text:style-name="T8">A</text:span><text:span text:style-name="T20">D</text:span><text:span text:style-name="T118">S</text:span><text:span text:style-name="T6">, pero que</text:span><text:span text:style-name="T5"> la cadena a</text:span><text:span text:style-name="T119">1</text:span><text:span text:style-name="T23">d</text:span><text:span text:style-name="T5">·p</text:span><text:span text:style-name="T119">1 <text:s/></text:span><text:span text:style-name="T128">∉ </text:span><text:span text:style-name="T5">L</text:span><text:span text:style-name="T6">(</text:span><text:span text:style-name="T8">M</text:span><text:span text:style-name="T6">).</text:span></text:p>
      <text:p text:style-name="Text_20_body"><text:span text:style-name="T46"><text:tab/></text:span><text:span text:style-name="T4">Sin embargo, además del lenguaje, se necesita saber cuál va a ser la funcionalidad de las diferentes cadenas. Se puede considerar que la semántica de una lenguaje explica esta funcionalidad. La semántica tiene varias formas de definición: operacional, denotacional y axiomática. En este trabajo se va a utilizar el método denotacional que consiste en utilizar funciones en el sentido matemático del término para describir el significado de una cadena del lenguaje.</text:span></text:p>
      <text:list text:style-name="Outline">
        <text:list-item text:start-value="1">
          <text:list>
            <text:list-item text:start-value="1">
              <text:h text:style-name="Subcapítulo" text:outline-level="2" text:restart-numbering="true" text:start-value="1">Semántica del lenguaje L(<text:span text:style-name="T3">M)</text:span></text:h>
            </text:list-item>
          </text:list>
        </text:list-item>
      </text:list>
      <text:p text:style-name="P5"><text:tab/>A continuación se va a asignar a cada regla una función matemática según el método denotacional. Para una mejor comprensión se va a enumerar la semántica empezando por los elementos básicos para acabar con los elementos más complejos.</text:p>
      <text:list text:style-name="Outline" text:continue-numbering="true">
        <text:list-item>
          <text:list text:continue-numbering="true">
            <text:list-item>
              <text:list text:continue-numbering="true">
                <text:list-item>
                  <text:h text:style-name="P47" text:outline-level="3">Función semántica para <text:span text:style-name="T13">PRIMITIVA</text:span> (Regla 6)</text:h>
                </text:list-item>
              </text:list>
            </text:list-item>
          </text:list>
        </text:list-item>
      </text:list>
      <text:p text:style-name="Text_20_body"><text:span text:style-name="T3"><text:tab/>La regla 6 define la sintaxis de una figura como una secuencia de primitivas. Cada primitiva es definida mediante la función</text:span><text:span text:style-name="T148"> </text:span><text:span text:style-name="T112">α</text:span><text:span text:style-name="T3">. D</text:span>ado un símbolo del alfabeto <text:span text:style-name="T13">P</text:span> seleccionará o ejecutará una primitiva sobre el sistema geométrico <text:span text:style-name="T13">G</text:span>. Por tanto, la función <text:span text:style-name="T97">α </text:span><text:span text:style-name="T129">es</text:span><text:span text:style-name="T97"> </text:span>una aplicación definida como:</text:p>
      <text:p text:style-name="P13"><text:span text:style-name="T97">α</text:span>: <text:span text:style-name="T13">P</text:span> <text:span text:style-name="T149">→</text:span> <text:span text:style-name="T13">G</text:span></text:p>
      <text:p text:style-name="Text_20_body"><text:span text:style-name="T82"><text:tab/></text:span><text:span text:style-name="T57">Esto significa que dependiendo de la función </text:span><text:span text:style-name="T82">α</text:span><text:span text:style-name="T57"> y del sistema geométrico </text:span><text:span text:style-name="T58">G</text:span><text:span text:style-name="T57"> el resultado puede variar. Como ejemplos de </text:span><text:span text:style-name="T58">G</text:span><text:span text:style-name="T57"> se pueden considerar las acciones que se ejecutan en un determinado motor gráfico, como OpenGL o Direct3D. Se relacionarán los símbolos de </text:span><text:span text:style-name="T58">P</text:span><text:span text:style-name="T57"> con la ejecución de funciones del motor gráfico y si, por ejemplo, </text:span><text:span text:style-name="T63">esfera </text:span><text:span text:style-name="T59">∈ </text:span><text:span text:style-name="T58">P</text:span><text:span text:style-name="T57"> se podrá ejecutar la función que dibuja una esfera en OpenGL o Direct3D como:</text:span></text:p>
      <text:p text:style-name="P13"><text:span text:style-name="T79">α</text:span><text:span text:style-name="T122">opengl</text:span><text:span text:style-name="T79">(</text:span><text:span text:style-name="T80">esfera</text:span><text:span text:style-name="T79">) = glutSolidSphere</text:span></text:p>
      <text:p text:style-name="P13"><text:span text:style-name="T79">α</text:span><text:span text:style-name="T122">direct3d</text:span><text:span text:style-name="T79">(</text:span><text:span text:style-name="T80">esfera</text:span><text:span text:style-name="T79">) = </text:span><text:span text:style-name="T82">drawSphereDirect3D</text:span></text:p>
      <text:p text:style-name="Text_20_body"><text:tab/><text:span text:style-name="T3">Estas funciones son ejemplos de sistemas geométricos visuales. Como ejemplos de sistemas geométricos no visuales se puede definir un sistema que calcule los límites de cada uno de los elementos que forman la escena, para por ejemplo, realizar el cálculo de colisiones. Así, para el mismo alfabeto </text:span><text:span text:style-name="T14">P,</text:span><text:span text:style-name="T3"> se puede definir otra función </text:span><text:span text:style-name="T81">α</text:span><text:span text:style-name="T123">bounds</text:span><text:span text:style-name="T127"> </text:span><text:span text:style-name="T3">que calcule los límites de la figura. Es decir, </text:span><text:span text:style-name="T3">si </text:span><text:span text:style-name="T154">boundSphere</text:span><text:span text:style-name="T3"> es una función matemática que implementa el cálculo de los límites de una esfera, entonces:</text:span></text:p>
      <text:p text:style-name="P2"><text:span text:style-name="T79">α</text:span><text:span text:style-name="T116">bounds</text:span>(esfera) = <text:s/>boundSphere</text:p>
      <text:p text:style-name="P1"><text:tab/>Los ejemplos anteriores ilustran cómo la función <text:span text:style-name="T79">α</text:span> aporta la abstracción necesaria para homogeneizar las diferentes implementaciones de un motor gráfico o proceso geométrico. De esta manera, con una cadena descriptiva se tienen las diferentes formas de extraer la información que representa cada uno de los elementos que definen un sistema. Esto sobre todo es importante para relacionar los agentes con el motor físico. Los procesos de extracción de la información del entorno se ejecutan en módulos geométricos y componen el motor físico de un SG. La información procesada es enviada a los agentes lo suficientemente tratada como para que estos puedan realizar su actividad usando solo los elementos del motor físico.</text:p>
      <text:p text:style-name="Text_20_body"><text:span text:style-name="T3"><text:tab/></text:span>Sólo se han tratado sistemas geométricos euclidianos. Sin embargo, según la definición de <text:span text:style-name="T79">α</text:span>, no hay ninguna restricción sobre qué sistema geométrico se puede aplicar, siempre y cuando exista la definición para esta primitiva. Así, también se pueden considerar como primitivas la ejecución de un sonido, el movimiento de un robot o cualquier otro ejemplo de otro ámbito de aplicación. Además, la definición de la función <text:span text:style-name="T79">α</text:span> también permitiría describir sistemas que transporten escenas por la red, tan importante en un SMA.</text:p>
      <text:list text:style-name="Outline" text:continue-numbering="true">
        <text:list-item>
          <text:list text:continue-numbering="true">
            <text:list-item>
              <text:list text:continue-numbering="true">
                <text:list-item>
                  <text:h text:style-name="Sub-Subcapítulo" text:outline-level="3">Función semántica para <text:span text:style-name="T13">TRA</text:span><text:span text:style-name="T14">NSFORMACIÓN</text:span><text:span text:style-name="T3"> (Regla 5)</text:span></text:h>
                </text:list-item>
              </text:list>
            </text:list-item>
          </text:list>
        </text:list-item>
      </text:list>
      <text:p text:style-name="P1"><text:tab/>La regla 5 define la sintaxis de una transformación. Esta transformación tiene un ámbito de aplicación acotado por los símbolos '()'. Se definen dos funciones para describir la semántica de una transformación, estas son:</text:p>
      <text:p text:style-name="P43"><text:span text:style-name="T97">β: </text:span><text:span text:style-name="T101">T</text:span><text:span text:style-name="T97"> </text:span><text:span text:style-name="T103">→</text:span><text:span text:style-name="T97"> </text:span><text:span text:style-name="T101">G</text:span></text:p>
      <text:p text:style-name="P43"><text:span text:style-name="T104">δ: </text:span><text:span text:style-name="T101">T </text:span><text:span text:style-name="T102">→</text:span><text:span text:style-name="T101"> G</text:span></text:p>
      <text:p text:style-name="P1"><text:span text:style-name="T97"><text:tab/></text:span><text:span text:style-name="T129">La función </text:span><text:span text:style-name="T40">β</text:span><text:span text:style-name="T129"> representa la función que inicia la transformación y se ejecutará al procesar el símbolo '(', dependiendo del símbolo anterior del conjunto </text:span><text:span text:style-name="T130">T</text:span><text:span text:style-name="T129">. La función </text:span><text:span text:style-name="T40">δ</text:span><text:span text:style-name="T129"> define el fin de la transformación actualmente activada por la función </text:span><text:span text:style-name="T40">β</text:span><text:span text:style-name="T129">. Está se ejecutará cuando se encuentre con el carácter ')'.</text:span></text:p>
      <text:p text:style-name="P1"><text:tab/>Estas dos funciones tienen las mismas características que la función <text:span text:style-name="T79">α</text:span> <text:span text:style-name="T16">y se definen en el mismo sistema geométrico </text:span><text:span text:style-name="T13">G,</text:span><text:span text:style-name="T13"> </text:span>pero aplicadas al conjunto de transformaciones <text:span text:style-name="T13">T</text:span><text:span text:style-name="T16">.</text:span></text:p>
      <text:p text:style-name="Text_20_body"><text:span text:style-name="T3"><text:tab/>Con el conjunto de primitivas </text:span><text:span text:style-name="T14">P</text:span><text:span text:style-name="T3">, el</text:span> conjunto de transformaciones <text:span text:style-name="T13">T</text:span> y las funciones <text:span text:style-name="T79">α</text:span>, <text:span text:style-name="T104">β</text:span>, <text:span text:style-name="T104">δ,</text:span> se puede definir una función que dada una cadena w<text:span text:style-name="T84">∈L(</text:span><text:span text:style-name="T83">M</text:span><text:span text:style-name="T84">)</text:span><text:span text:style-name="T155"> con sólo símbolos de </text:span><text:span text:style-name="T15">T</text:span><text:span text:style-name="T155"> y </text:span><text:span text:style-name="T15">P</text:span><text:span text:style-name="T155">, ejecute la secuencia de primitivas y transformaciones en el sistema geométrico </text:span><text:span text:style-name="T15">G</text:span><text:span text:style-name="T155">. A esta función </text:span><text:span text:style-name="T106">φ</text:span><text:span text:style-name="T155"> se le </text:span><text:span text:style-name="T155">denominará <text:s/></text:span><text:span text:style-name="T151">función de visualización de la escena en un conjunto </text:span><text:span text:style-name="T152">G</text:span><text:span text:style-name="T155"> </text:span>y se define como:</text:p>
      <text:p text:style-name="P14"><draw:frame draw:style-name="fr5" draw:name="Objeto13" text:anchor-type="as-char" svg:y="-0.97cm" svg:width="9.021cm" svg:height="1.753cm" draw:z-index="11"><draw:object xlink:href="./Object 2" xlink:type="simple" xlink:show="embed" xlink:actuate="onLoad"/><draw:image xlink:href="./ObjectReplacements/Object 2" xlink:type="simple" xlink:show="embed" xlink:actuate="onLoad"/></draw:frame></text:p>
      <text:p text:style-name="P17"><text:tab/>Lo interesante de este algoritmo es que no depende de la implementación de ningún motor gráfico ni sistema geométrico, sino que dependiendo de las definiciones de <text:span text:style-name="T79">α</text:span>, <text:span text:style-name="T104">β</text:span>, <text:span text:style-name="T104">δ</text:span> va a tener diferentes comportamientos. Los detalles de implementación que hay entre un sistema de visualización, un sistema de cálculo geométrico o un sistema que transpor<text:span text:style-name="T3">te escenas por una red, están encapsuladas en estas funciones. Todo desarrollo sobre cadenas que definan elementos del entorno va a estar al margen de las particularidades del sistema geométrico y, además, estas cadenas van a poder ser ejecutas en todos los sistemas que implementen estas funciones.</text:span></text:p>
      <text:list text:style-name="Outline" text:continue-numbering="true">
        <text:list-item>
          <text:list text:continue-numbering="true">
            <text:list-item>
              <text:list text:continue-numbering="true">
                <text:list-item>
                  <text:h text:style-name="P47" text:outline-level="3"><text:span text:style-name="T4">Función semántica para </text:span><text:span text:style-name="T9">AGENTE</text:span><text:span text:style-name="T4"> (Regla 4</text:span><text:span text:style-name="T4">)</text:span></text:h>
                </text:list-item>
              </text:list>
            </text:list-item>
          </text:list>
        </text:list-item>
      </text:list>
      <text:p text:style-name="Text_20_body"><text:span text:style-name="T4"><text:tab/>La regla 4 de la gramática </text:span><text:span text:style-name="T9">M</text:span><text:span text:style-name="T10"> hace referencia a los agentes, la parte dinámica del sistema y los elementos que comp</text:span><text:span text:style-name="T11">onen un SMA. </text:span><text:span text:style-name="T5">La semántica del agente se describe como una función que define la evolución del mismo en el tiempo. Por esta razón, a la función semántica se le denomina </text:span><text:span text:style-name="T12">función evolutiva</text:span><text:span text:style-name="T5"> </text:span><text:span text:style-name="T111">λ</text:span><text:span text:style-name="T133"> y se define como:</text:span></text:p>
      <text:p text:style-name="P2"><text:span text:style-name="T107">λ : L(</text:span><text:span text:style-name="T108">M</text:span><text:span text:style-name="T107">) x </text:span><text:span text:style-name="T108">E</text:span><text:span text:style-name="T25">D</text:span><text:span text:style-name="T107"> </text:span><text:span text:style-name="T110">→ L(</text:span><text:span text:style-name="T109">M</text:span><text:span text:style-name="T110">) </text:span></text:p>
      <text:p text:style-name="P22"><text:span text:style-name="T131">donde </text:span><text:span text:style-name="T29"><text:s/></text:span><text:span text:style-name="T48">E</text:span><text:span text:style-name="T29">D <text:s/></text:span><text:span text:style-name="T51">es el conjunto de eventos para los dispositivos </text:span><text:span text:style-name="T48">D </text:span><text:span text:style-name="T51">(considerando estos dispositivos como cualquier proceso software o hardware que emite eventos) y las cadenas w</text:span><text:span text:style-name="T52">∈L(</text:span><text:span text:style-name="T49">M</text:span><text:span text:style-name="T52">) cumplen la regla sintáctica 4.</text:span><text:span text:style-name="T51"> La función </text:span><text:span text:style-name="T76">λ</text:span><text:span text:style-name="T51"> representa la evolución del agente en el tiempo ya que si w representa un agente, al aplicar la función </text:span><text:span text:style-name="T76">λ</text:span><text:span text:style-name="T51">(w,e</text:span><text:span text:style-name="T30">f</text:span><text:span text:style-name="T51">)</text:span><text:span text:style-name="T51">, </text:span><text:span text:style-name="T51">w se transforma en otra cadena u, lo que nos permite hacer evolucionar el sistema. La función </text:span><text:span text:style-name="T76">λ</text:span><text:span text:style-name="T51"> tendrá diferente expresión dependiendo de esa evolución. Sin embargo, se puede definir la expresión general como:</text:span></text:p>
      <text:p text:style-name="P2"><draw:frame draw:style-name="fr5" draw:name="Object1" text:anchor-type="as-char" svg:y="0cm" svg:width="6.279cm" svg:height="1.249cm" draw:z-index="12"><draw:object xlink:href="./Object 3" xlink:type="simple" xlink:show="embed" xlink:actuate="onLoad"/><draw:image xlink:href="./ObjectReplacements/Object 3" xlink:type="simple" xlink:show="embed" xlink:actuate="onLoad"/></draw:frame></text:p>
      <text:p text:style-name="P1"><text:span text:style-name="T134"><text:tab/>La cadena resultado de la aplicación de la función </text:span><text:span text:style-name="T76">λ</text:span><text:span text:style-name="T132"> puede contener o no al propio agente, puede generar otro evento para la siguiente etapa o cambiar el estado 's' del agente. Un agente también puede convertirse en un generador de eventos. Estos nuevos eventos generados por el agente se acumulan para pasar a la siguiente etapa de la evolución del sistema</text:span><text:span text:style-name="T46">. De esta manera, se puede modelar la comunicación entre agentes, así como la comunicación entre entorno y agentes, tan importante en SMA. </text:span><text:span text:style-name="T134">En el caso de que el evento no coincida con el evento activador entonces la función devuelve el mismo agente, dejando la cadena como estaba. </text:span></text:p>
      <text:p text:style-name="P11"><text:span text:style-name="T156"><text:tab/>Con la función </text:span><text:span text:style-name="T76">λ</text:span><text:span text:style-name="T156"> se puede definir un algoritmo recursivo que, dado un conjunto de eventos y una cadena, descri</text:span><text:span text:style-name="T156">ba</text:span><text:span text:style-name="T156"> como el sistema evoluciona paso a paso. A esta función se la </text:span><text:span text:style-name="T156">denomina</text:span><text:span text:style-name="T156"> </text:span><text:span text:style-name="T153">función de evolución del sistema</text:span><text:span text:style-name="T156"> y es representada por </text:span><text:span text:style-name="T41">η</text:span><text:span text:style-name="T156">. Para su definición se necesita un conjunto de eventos e</text:span><text:span text:style-name="T26">i </text:span><text:span text:style-name="T156">e</text:span><text:span text:style-name="T26">j </text:span><text:span text:style-name="T156">e</text:span><text:span text:style-name="T26">k</text:span><text:span text:style-name="T156">...e</text:span><text:span text:style-name="T26">n</text:span><text:span text:style-name="T156"> que abreviando se </text:span><text:span text:style-name="T156">denota como</text:span><text:span text:style-name="T156"> e</text:span><text:span text:style-name="T26">v</text:span><text:span text:style-name="T156">,</text:span><text:span text:style-name="T156"> siendo v</text:span><text:span text:style-name="T155">∈D</text:span><text:span text:style-name="T27">+</text:span><text:span text:style-name="T155">. </text:span><text:span text:style-name="T155">Esta</text:span><text:span text:style-name="T155"> función se define como:</text:span></text:p>
      <text:p text:style-name="P2"><draw:frame draw:style-name="fr5" draw:name="Objeto2" text:anchor-type="as-char" svg:y="0cm" svg:width="9.469cm" svg:height="2.85cm" draw:z-index="13"><draw:object xlink:href="./Object 4" xlink:type="simple" xlink:show="embed" xlink:actuate="onLoad"/><draw:image xlink:href="./ObjectReplacements/Object 4" xlink:type="simple" xlink:show="embed" xlink:actuate="onLoad"/></draw:frame></text:p>
      <text:p text:style-name="P1"><text:span text:style-name="T47"><text:tab/>El operador </text:span><text:span text:style-name="T47"><draw:frame draw:style-name="fr4" draw:name="Objeto11" text:anchor-type="as-char" svg:width="4.678cm" svg:height="0.864cm" draw:z-index="14"><draw:object xlink:href="./Object 5" xlink:type="simple" xlink:show="embed" xlink:actuate="onLoad"/><draw:image xlink:href="./ObjectReplacements/Object 5" xlink:type="simple" xlink:show="embed" xlink:actuate="onLoad"/></draw:frame></text:span><text:span text:style-name="T47">realiza la concatenación de las cadenas generadas por </text:span><text:span text:style-name="T76">λ</text:span><text:span text:style-name="T46">. Se debe observar que para las cadenas que sólo son transformaciones y primitivas, el sistema se queda como está y no forman parte de su evolución, formando sólo parte del entorno que podrá ser analizado por los agentes.</text:span></text:p>
      <text:p text:style-name="P11"><text:span text:style-name="T65"><text:tab/>Las funciones </text:span><text:span text:style-name="T76">λ</text:span><text:span text:style-name="T65"> pueden clasificarse según las cadenas que calculan en su evolución. </text:span><text:span text:style-name="T65">Para establecer la cadena de visualización del sistema van a ser </text:span><text:span text:style-name="T65">esenciales determinadas funciones </text:span><text:span text:style-name="T76">λ</text:span><text:span text:style-name="T65"> que sólo devuelven cadenas con primitivas y transformaciones. Como se vio en las anteriores reglas, las funciones </text:span><text:span text:style-name="T85">α, </text:span><text:span text:style-name="T89">β</text:span><text:span text:style-name="T85">, </text:span><text:span text:style-name="T89">δ</text:span><text:span text:style-name="T68"> solo admiten cadenas que teng</text:span><text:span text:style-name="T68">an</text:span><text:span text:style-name="T68"> primitivas y transformaciones. Por tanto, se necesita primero transformar los agentes a cadenas que admitan estas funciones. Este proceso se realiza con un tipo especial de funciones </text:span><text:span text:style-name="T90">λ</text:span><text:span text:style-name="T67">. A estas funciones se las denominaran </text:span><text:span text:style-name="T71">funciones de visualización </text:span><text:span text:style-name="T67">y se denotan como </text:span><text:span text:style-name="T90">θ</text:span><text:span text:style-name="T90">,</text:span><text:span text:style-name="T67"> y su definición es:</text:span></text:p>
      <text:p text:style-name="P12"><text:span text:style-name="T90">θ</text:span><text:span text:style-name="T67">: L(</text:span><text:span text:style-name="T70">M</text:span><text:span text:style-name="T67">) x </text:span><text:span text:style-name="T70">E</text:span><text:span text:style-name="T19">V</text:span><text:span text:style-name="T67"> → L(</text:span><text:span text:style-name="T70">E</text:span><text:span text:style-name="T67">)</text:span></text:p>
      <text:p text:style-name="P20"><text:span text:style-name="T67">donde </text:span><text:span text:style-name="T70">E</text:span><text:span text:style-name="T19">v </text:span><text:span text:style-name="T67">son los eventos que se generan en la visualización,</text:span><text:span text:style-name="T67"><draw:frame draw:style-name="fr3" draw:name="Objeto3" text:anchor-type="as-char" svg:width="1.205cm" svg:height="0.473cm" draw:z-index="15"><draw:object xlink:href="./Object 6" xlink:type="simple" xlink:show="embed" xlink:actuate="onLoad"/><draw:image xlink:href="./ObjectReplacements/Object 6" xlink:type="simple" xlink:show="embed" xlink:actuate="onLoad"/></draw:frame></text:span><text:span text:style-name="T67"> y L(E) es el lenguaje L(</text:span><text:span text:style-name="T70">M</text:span><text:span text:style-name="T67">) sin agentes. La expresión de la función de visualización se define como:</text:span></text:p>
      <text:p text:style-name="P12"><draw:frame draw:style-name="fr5" draw:name="Object3" text:anchor-type="as-char" svg:y="0cm" svg:width="7.648cm" svg:height="1.134cm" draw:z-index="16"><draw:object xlink:href="./Object 7" xlink:type="simple" xlink:show="embed" xlink:actuate="onLoad"/><draw:image xlink:href="./ObjectReplacements/Object 7" xlink:type="simple" xlink:show="embed" xlink:actuate="onLoad"/></draw:frame></text:p>
      <text:p text:style-name="P11"><text:tab/>Se puede observar que existen pequeñas diferencias entre <text:span text:style-name="T90">λ</text:span><text:span text:style-name="T156"> y </text:span><text:span text:style-name="T90">θ</text:span>. La primera es que <text:span text:style-name="T90">θ</text:span><text:span text:style-name="T67"> </text:span>devuelve cadenas que pertenecen a L(<text:span text:style-name="T13">E</text:span>). La segunda es que si no coincide con el evento se devuelve una cadena vacía. Por tanto, para ese evento de visualización, el agente no tiene representación.</text:p>
      <text:p text:style-name="P11"><text:tab/>El tipo de evento V es importante y no se corresponde con ningún dispositivo de entrada en concreto, si no que es un evento que se encarga de establecer los diferentes tipos de vista que tiene el sistema o procesos geométricos. Este analiza la actual situación del sistema para poder enviar esta información a los agentes, estableciendo así una relación entre los agentes y el motor físico. Si se desea un sistema de dibujo o proceso geométrico que filtre determinados elementos para que queden invisibles, sólo se debe no reaccionar a dicho evento. Estos eventos también sirven para decidir qué tipo de visualización se desea, dependiendo de la ventana o dispositivo de salida y sus características o pueden mover un robot móvil mediante primitivas de movimientos.</text:p>
      <text:p text:style-name="P11"><text:tab/>Al igual que con <text:span text:style-name="T90">λ</text:span><text:span text:style-name="T65">, se define un algoritmo para </text:span><text:span text:style-name="T90">θ</text:span><text:span text:style-name="T64"> </text:span><text:span text:style-name="T64">que devuelve una cadena z∈L(</text:span><text:span text:style-name="T69">E</text:span><text:span text:style-name="T64">)</text:span><text:span text:style-name="T64">, </text:span><text:span text:style-name="T64">dada</text:span><text:span text:style-name="T64"> una cadena w∈L(</text:span><text:span text:style-name="T69">M</text:span><text:span text:style-name="T64">) y un conjunto de eventos </text:span><text:span text:style-name="T65">e</text:span><text:span text:style-name="T21">v</text:span><text:span text:style-name="T65"> con v</text:span><text:span text:style-name="T64">∈</text:span><text:span text:style-name="T69">V</text:span><text:span text:style-name="T17">+</text:span><text:span text:style-name="T64">, </text:span><text:span text:style-name="T64">y </text:span><text:span text:style-name="T64"><draw:frame draw:style-name="fr3" draw:name="Objeto25" text:anchor-type="as-char" svg:width="1.205cm" svg:height="0.473cm" draw:z-index="17"><draw:object xlink:href="./Object 8" xlink:type="simple" xlink:show="embed" xlink:actuate="onLoad"/><draw:image xlink:href="./ObjectReplacements/Object 8" xlink:type="simple" xlink:show="embed" xlink:actuate="onLoad"/></draw:frame></text:span><text:span text:style-name="T64">. A esta función se le denomina </text:span><text:span text:style-name="T72">función de visualización</text:span><text:span text:style-name="T64"> </text:span><text:span text:style-name="T86">π</text:span><text:span text:style-name="T64"> y se define como:</text:span></text:p>
      <text:p text:style-name="P12"><text:span text:style-name="T88">π</text:span><text:span text:style-name="T67">: L(</text:span><text:span text:style-name="T70">M</text:span><text:span text:style-name="T67">) x </text:span><text:span text:style-name="T70">E</text:span><text:span text:style-name="T19">V</text:span><text:span text:style-name="T67"> → L(</text:span><text:span text:style-name="T70">E</text:span><text:span text:style-name="T67">)</text:span></text:p>
      <text:p text:style-name="P10"><draw:frame draw:style-name="fr5" draw:name="Object4" text:anchor-type="as-char" svg:y="-3.829cm" svg:width="9.326cm" svg:height="2.916cm" draw:z-index="20"><draw:object xlink:href="./Object 9" xlink:type="simple" xlink:show="embed" xlink:actuate="onLoad"/><draw:image xlink:href="./ObjectReplacements/Object 9" xlink:type="simple" xlink:show="embed" xlink:actuate="onLoad"/></draw:frame></text:p>
      <text:list text:style-name="Outline" text:continue-numbering="true">
        <text:list-item>
          <text:list text:continue-numbering="true">
            <text:list-item>
              <text:list text:continue-numbering="true">
                <text:list-item>
                  <text:h text:style-name="Sub-Subcapítulo" text:outline-level="3"><text:span text:style-name="T64">Función semántica para </text:span><text:span text:style-name="T69">OBJETO, VARIOS_OBJETOS </text:span><text:span text:style-name="T64">y </text:span><text:span text:style-name="T69">MUNDO <text:s/></text:span><text:span text:style-name="T64">(Reglas 1, 2, 3</text:span><text:span text:style-name="T73">)</text:span></text:h>
                </text:list-item>
              </text:list>
            </text:list-item>
          </text:list>
        </text:list-item>
      </text:list>
      <text:p text:style-name="P18"><text:span text:style-name="T73"><text:tab/></text:span><text:span text:style-name="T54">Las funciones semánticas de estas reglas descomponen las cadenas en subcadenas y dependiendo d</text:span><text:span text:style-name="T56">e si es un agente, una transformación o una primitiva ejecutan las funciones antes especificadas. Así la función que define el </text:span><text:span text:style-name="T50">MUNDO</text:span><text:span text:style-name="T56"> será una función recursiva que descompondrá la cadena del </text:span><text:span text:style-name="T50">MUNDO</text:span><text:span text:style-name="T56"> en subcadenas de tipo </text:span><text:span text:style-name="T50">VARIOS_OBJETOS</text:span><text:span text:style-name="T56">, estas subcadenas a su vez se descompondrán en subcadenas de tipo </text:span><text:span text:style-name="T50">OBJETO</text:span><text:span text:style-name="T56">,</text:span><text:span text:style-name="T50"> </text:span><text:span text:style-name="T56">y este, dependiendo del tipo de objeto, ejecutará la función semántica de </text:span><text:span text:style-name="T50">AGENTE</text:span><text:span text:style-name="T56">, </text:span><text:span text:style-name="T50">TRANSFORMACIÓN</text:span><text:span text:style-name="T56"> o </text:span><text:span text:style-name="T50">PRIMITIVA</text:span><text:span text:style-name="T56">. Se debe observar que las primitivas que no son generadas por los agentes con la función de visualización representan la parte estática del sistema, o lo que es lo mismo, el entorno geométrico donde se desarrolla la actividad del sistema.</text:span></text:p>
      <text:list text:style-name="Outline" text:continue-numbering="true">
        <text:list-item>
          <text:list text:continue-numbering="true">
            <text:list-item>
              <text:h text:style-name="Subcapítulo" text:outline-level="2">Actividad y eventos</text:h>
            </text:list-item>
          </text:list>
        </text:list-item>
      </text:list>
      <text:p text:style-name="P4"><text:tab/>En los SMA se deben establecer mecanismos para que la actividad dentro del sistema pueda ser modelada. Esta actividad se realiza en los agentes, entre agentes que tengan una cierta relación (por ejemplo, un agente puede estar compuesto por otros agentes hijos entre los que exista cierta actividad) y entre dispositivos de entrada y cadenas de la escena. Cada tipo de actividad tiene su naturaleza pero existen puntos en común que se van a tratar de establecer. </text:p>
      <text:p text:style-name="Text_20_body"><text:tab/>No toda actividad tiene porqué ejecutarse cuando se envía un evento. Pueden existir determinados eventos que ejecutan la actividad si se cumplen ciertas condiciones, dependiendo del estado interno del agente. Esta comprobación va a estar definida en el evento y no en el objeto que tiene definida la actividad. Por tanto, se va a establecer la siguiente definición de evento:</text:p>
      <text:p text:style-name="P29">Se define<draw:frame draw:style-name="fr4" draw:name="Objeto5" text:anchor-type="as-char" svg:width="0.628cm" svg:height="0.616cm" draw:z-index="21"><draw:object xlink:href="./Object 10" xlink:type="simple" xlink:show="embed" xlink:actuate="onLoad"/><draw:image xlink:href="./ObjectReplacements/Object 10" xlink:type="simple" xlink:show="embed" xlink:actuate="onLoad"/></draw:frame>como el evento de tipo d<text:span text:style-name="T86">∈</text:span><text:span text:style-name="T87">D</text:span> que se va a ejecutar bajo la condición c y tiene como datos e.</text:p>
      <text:p text:style-name="P29">Se define<draw:frame draw:style-name="fr4" draw:name="Objeto6" text:anchor-type="as-char" svg:width="0.628cm" svg:height="0.547cm" draw:z-index="25"><draw:object xlink:href="./Object 11" xlink:type="simple" xlink:show="embed" xlink:actuate="onLoad"/><draw:image xlink:href="./ObjectReplacements/Object 11" xlink:type="simple" xlink:show="embed" xlink:actuate="onLoad"/></draw:frame>como el evento de tipo d<text:span text:style-name="T86">∈</text:span><text:span text:style-name="T87">D</text:span> y tiene como datos e.</text:p>
      <text:p text:style-name="Text_20_body"><text:tab/>Se puede observar que el origen de la creación de dichos eve<text:span text:style-name="T3">ntos puede ser cualquiera, y que no es importante este origen, sino más bien el tipo de evento que se quiere enviar y sus datos. Esto no quiere decir que en el evento no se puedan incluir datos que identifiquen a quién envía el mensaje. Por ejemplo, en la comunicación entre dos agentes <text:s/>los eventos pueden contener información sobre quién envió el mensaje y qué tipo de dato se envía. De esta manera se establece un sistema genérico de comunicación que puede implementar KMQL o FIPA </text:span><text:span text:style-name="T3"><text:bibliography-mark text:identifier="Genesereth et Al., 1995" text:bibliography-type="article" text:author="Michael R. Genesereth, Steven P. Ketchpel" text:journal="Communications of the ACM" text:title="Software Agents" text:year="1995">[Genesereth et Al., 1995]</text:bibliography-mark></text:span><text:span text:style-name="T3"> o incluso los dos a la vez implementando varios dialectos.</text:span></text:p>
      <text:list text:style-name="Outline" text:continue-numbering="true">
        <text:list-item>
          <text:list text:continue-numbering="true">
            <text:list-item>
              <text:list text:continue-numbering="true">
                <text:list-item>
                  <text:h text:style-name="Sub-Subcapítulo" text:outline-level="3">Dispositivos de entrada y generadores de event<text:span text:style-name="T3">os</text:span></text:h>
                </text:list-item>
              </text:list>
            </text:list-item>
          </text:list>
        </text:list-item>
      </text:list>
      <text:p text:style-name="P1"><text:tab/>Se desea establecer una independencia entre el sistema y los dispositivos de entrada (hardware o software), considerando estos dispositivos de entrada como todo proceso capaz de generar un evento. Por tanto, se necesita definir para un conjunto de dispositivos de entrada los eventos necesarios para hacer reaccionar al sistema. Esto quiere decir que puede haber acciones sobre los dispositivos de entrada (botones, ruedas, movimientos, etc.) que no generen eventos y otras que, sin embargo, generen uno o varios eventos. Los dispositivos de entrada no tienen porqué ser dispositivos físicos, pueden ser dispositivos software que dependiendo de su ejecución pueden o no generar eventos pasando información procesada a los agentes que componen la escena. De esta manera se puede establecer un mecanismo para dar información del entorno a los agentes. Como ejemplo de dispositivos de entrada físicos se tiene un ratón con el que se quiere mover un personaje de un juego. No se propone definir para el personaje el evento de ratón, sino que el ratón va a generar un evento que afecta a una actividad que mueve el personaje. De esta manera se puede generar eventos de movimiento del personaje no sólo con el ratón sino con cualquier proceso software que sea necesario siempre y cuando genere el mismo tipo de evento. Para los dispositivos software se puede poner como ejemplo el algoritmo que detecta colisiones. Este dispositivo puede generar un evento cuando detecte una colisión y pasar esa información a los agentes que estén involucrados en <text:s/>dicha colisión para que establezcan cual va a ser su reacción.</text:p>
      <text:p text:style-name="Text_20_body"><text:tab/>Para ello, se va a especificar una función que, dependiendo del dispositivo, va a generar los eventos que se necesitan para hacer reaccionar al sistema. A este elemento se le va denominar <text:span text:style-name="T150">generador de eventos</text:span> y su definición es:</text:p>
      <text:p text:style-name="P29">Se define como C<text:span text:style-name="T17">D</text:span>(t), el generador que crea los eventos del tipo d en el instante t, siendo d<text:span text:style-name="T91">∈D donde D es el conjunto de tipos de eventos que pueden ser generados por el sistema.</text:span></text:p>
      <text:p text:style-name="Text_20_body"><text:tab/>En la definición anterior se debe destacar que los eventos se generan en un instante t. Esto se debe a motivos de sincronización. Existe además la posibilidad de que C no cree ningún evento para un determinado instante. Lo interesante de la implementación del generador es que la parte dependiente del dispositivo de entrada estará encapsulada en una única función.</text:p>
      <text:p text:style-name="Text_20_body"><text:tab/>Existe el problema de que varios generad<text:span text:style-name="T3">ores pueden crear eventos del mismo tipo pero con distintos datos. </text:span><text:span text:style-name="T5">Para que no se produzcan ambigüedades se va a establecer un orden de prioridad entre los generadores, de tal manera que, dados dos generadores C</text:span><text:span text:style-name="T119">i</text:span><text:span text:style-name="T5"> y C</text:span><text:span text:style-name="T119">j</text:span><text:span text:style-name="T5"> con i &lt; j, si crean dos eventos del mismo tipo entonces prevalecerá el evento creado por C</text:span><text:span text:style-name="T119">i</text:span><text:span text:style-name="T5"> sobre el C</text:span><text:span text:style-name="T119">j</text:span><text:span text:style-name="T5">. </text:span></text:p>
      <text:p text:style-name="P1"><text:tab/>El proceso para la obtención de los eventos producidos por todos los dispositivos de entrada y sus generadores asociados se define como:</text:p>
      <text:p text:style-name="P30">Se define C<text:span text:style-name="T17">*</text:span> como el conjunto de todos los generadores de eventos del sistema asociados a los dispositivos de entrada.</text:p>
      <text:p text:style-name="P30">Además se define e(z, e<text:span text:style-name="T17">i</text:span>) <text:s/>como:</text:p>
      <text:p text:style-name="P26"><draw:frame draw:style-name="fr5" draw:name="Objeto7" text:anchor-type="as-char" svg:y="0cm" svg:width="4.426cm" svg:height="1.247cm" draw:z-index="0"><draw:object xlink:href="./Object 12" xlink:type="simple" xlink:show="embed" xlink:actuate="onLoad"/><draw:image xlink:href="./ObjectReplacements/Object 12" xlink:type="simple" xlink:show="embed" xlink:actuate="onLoad"/></draw:frame></text:p>
      <text:p text:style-name="P31">Esta función es la función que concatena en una lista todos los eventos distintos entre sí.</text:p>
      <text:p text:style-name="P30">La función E(C<text:span text:style-name="T17">*</text:span>,t) recolecta todos los eventos de todos los generadores y se define como:</text:p>
      <text:p text:style-name="P26"><draw:frame draw:style-name="fr5" draw:name="Objeto8" text:anchor-type="as-char" svg:y="0cm" svg:width="8.587cm" svg:height="1.535cm" draw:z-index="1"><draw:object xlink:href="./Object 13" xlink:type="simple" xlink:show="embed" xlink:actuate="onLoad"/><draw:image xlink:href="./ObjectReplacements/Object 13" xlink:type="simple" xlink:show="embed" xlink:actuate="onLoad"/></draw:frame></text:p>
      <text:p text:style-name="P1"><text:tab/>La función E(C<text:span text:style-name="T17">*</text:span><text:span text:style-name="T43">,t) es una función que para cada generador va acumulando en una lista </text:span><text:span text:style-name="T43">todos</text:span><text:span text:style-name="T43"> los eventos </text:span><text:span text:style-name="T43">creados</text:span><text:span text:style-name="T43"> por los generadores. Si el evento e</text:span><text:span text:style-name="T36">i <text:s/></text:span><text:span text:style-name="T44">ya existe, entonces no se introduce en la lista de eventos.</text:span></text:p>
      <text:p text:style-name="P16">Tanto con los generadores de eventos como con los eventos que genera los agentes, se puede modelar todo lo relacionado con los procesos de comunicación que existen en los SMA. Para comunicar dos agentes sólo se debe establecer en la función de evolución los casos en los que el agente genera un evento. Este evento se envía al siguiente <text:span text:style-name="T150">frame</text:span> dando la posibilidad de que pueda ser recogido por uno o varios agentes. Así, el agente que originó el evento puede pasar información a otros agentes y estos a su vez, con el mismo mecanismo, pueden transmitir más información al agente origen.</text:p>
      <text:p text:style-name="P16">Por otra parte, mediante los generadores de eventos se puede implementar la comunicación necesaria entre los agentes y el entorno: simplemente hay que definir un generador de eventos para cada aspecto que se quiera considerar como información del entorno y que debe ser transmitida al agente. Por ejemplo, si se define un motor físico que va a calcular la gravedad que influye sobre determinados agentes (aquellos que están en el campo gravitatorio), a este motor se le va a definir un generador de eventos que bajo determinadas condiciones va a crear un evento cuya información contendrá todo lo necesario para que los agentes puedan establecer cual va a ser su reacción ante esta fuerza de gravedad.</text:p>
      <text:list text:style-name="Outline" text:continue-numbering="true">
        <text:list-item>
          <text:list text:continue-numbering="true">
            <text:list-item>
              <text:h text:style-name="Subcapítulo" text:outline-level="2">Algoritmo del sistema</text:h>
            </text:list-item>
          </text:list>
        </text:list-item>
      </text:list>
      <text:p text:style-name="Text_20_body"><text:tab/><text:span text:style-name="T3">Una vez definidos todos los elementos implicados en el modelo que gestionará un SMA, se puede establecer el algoritmo que ejecuta todo el sistema, tanto la evolución como la visualización del mismo, para cada instante </text:span><text:span text:style-name="T154">t</text:span><text:span text:style-name="T3"> o </text:span><text:span text:style-name="T154">frame</text:span><text:span text:style-name="T3">. El algoritmo es:</text:span></text:p>
      <text:p text:style-name="P32">Sea D = {Conjunto de todos los tipos de eventos posibles en el sistema}.</text:p>
      <text:p text:style-name="P33"><text:span text:style-name="T64">Sea <text:s/>V= {Conjunto de todos los tipos de eventos de visualización} con </text:span><text:span text:style-name="T64"><draw:frame draw:style-name="fr6" draw:name="Objeto4" text:anchor-type="as-char" svg:width="1.168cm" svg:height="0.441cm" draw:z-index="2"><draw:object xlink:href="./Object 14" xlink:type="simple" xlink:show="embed" xlink:actuate="onLoad"/><draw:image xlink:href="./ObjectReplacements/Object 14" xlink:type="simple" xlink:show="embed" xlink:actuate="onLoad"/></draw:frame></text:span></text:p>
      <text:p text:style-name="P33"><text:span text:style-name="T65">Sea G</text:span><text:span text:style-name="T21">*</text:span><text:span text:style-name="T65">={Todos los generadores de eventos que generan eventos de tipo D}</text:span></text:p>
      <text:p text:style-name="P28">Sea g el dispositivo de salida.</text:p>
      <text:p text:style-name="P32"><text:span text:style-name="T65">Sea e</text:span><text:span text:style-name="T21">* <text:s/></text:span><text:span text:style-name="T65">todos los eventos generados por el sistema en un frame t.</text:span></text:p>
      <text:p text:style-name="P32"><text:span text:style-name="T65">Sea </text:span><text:span text:style-name="T64">e</text:span><text:span text:style-name="T22">v </text:span><text:span text:style-name="T64">todos los eventos de los dispositivos visuales. Estos eventos </text:span><text:span text:style-name="T64">son</text:span><text:span text:style-name="T64"> </text:span><text:span text:style-name="T64">una de las entradas de la función de visualización del sistema </text:span><text:span text:style-name="T88">π.</text:span></text:p>
      <text:p text:style-name="P32"><text:span text:style-name="T64">Sea e</text:span><text:span text:style-name="T22">u </text:span><text:span text:style-name="T64">todos los demás eventos que no son visuales. Estos eventos </text:span><text:span text:style-name="T64">son</text:span><text:span text:style-name="T64"> la entrada de la función de evolución del sistema <text:s/></text:span><text:span text:style-name="T85">η.</text:span></text:p>
      <text:p text:style-name="P34"/>
      <text:p text:style-name="P27">Se define el <text:span text:style-name="T13">Algoritmo Generador de Mundos Virtuales</text:span> como:</text:p>
      <text:p text:style-name="P25"/>
      <text:p text:style-name="P23"><text:tab/><text:tab/>Paso 1. Se<text:span text:style-name="T3">a w = w</text:span><text:span text:style-name="T127">o </text:span><text:span text:style-name="T3">, donde w</text:span><text:span text:style-name="T127">o </text:span><text:span text:style-name="T3">es la cadena inicial del sistema.</text:span></text:p>
      <text:p text:style-name="P24"><text:tab/><text:tab/>Paso 2. Sea t = <text:span text:style-name="T40">0</text:span></text:p>
      <text:p text:style-name="P23"><text:span text:style-name="T73"><text:tab/><text:tab/>Paso 3. </text:span><text:span text:style-name="T74">e</text:span><text:span text:style-name="T24">* </text:span><text:span text:style-name="T65">= E(G</text:span><text:span text:style-name="T21">*</text:span><text:span text:style-name="T65">,t)</text:span></text:p>
      <text:p text:style-name="P23"><text:span text:style-name="T65"><text:tab/><text:tab/>Paso 4. e</text:span><text:span text:style-name="T21">v </text:span><text:span text:style-name="T65">= Eventos de e</text:span><text:span text:style-name="T21">*</text:span><text:span text:style-name="T65"> donde v</text:span><text:span text:style-name="T64">∈V</text:span><text:span text:style-name="T22">+</text:span></text:p>
      <text:p text:style-name="P23"><text:span text:style-name="T22"><text:tab/><text:tab/></text:span><text:span text:style-name="T64">Paso 5. e</text:span><text:span text:style-name="T22">u </text:span><text:span text:style-name="T64">= e</text:span><text:span text:style-name="T22">*</text:span><text:span text:style-name="T64"> - e</text:span><text:span text:style-name="T22">v</text:span></text:p>
      <text:p text:style-name="P23"><text:span text:style-name="T22"><text:tab/><text:tab/></text:span><text:span text:style-name="T64">Paso 6. w</text:span><text:span text:style-name="T117">sig </text:span><text:span text:style-name="T64">= </text:span><text:span text:style-name="T85">η</text:span><text:span text:style-name="T65">(w, e</text:span><text:span text:style-name="T21">u</text:span><text:span text:style-name="T65">)</text:span></text:p>
      <text:p text:style-name="P23"><text:span text:style-name="T65"><text:tab/><text:tab/>Paso 7. v = <text:s/></text:span><text:span text:style-name="T88">π</text:span><text:span text:style-name="T64">(w, e</text:span><text:span text:style-name="T22">v</text:span><text:span text:style-name="T64">)</text:span></text:p>
      <text:p text:style-name="P23"><text:span text:style-name="T64"><text:tab/><text:tab/>Paso 8. <text:s/>g = </text:span><text:span text:style-name="T75">φ</text:span><text:span text:style-name="T65">(v)</text:span></text:p>
      <text:p text:style-name="P23"><text:span text:style-name="T65"><text:tab/><text:tab/>Pa</text:span><text:span text:style-name="T74">so 9. w = w</text:span><text:span text:style-name="T121">sig</text:span><text:span text:style-name="T74">; t = t+1</text:span></text:p>
      <text:p text:style-name="P24"><text:tab/><text:tab/>Paso 10. Si w = ε entonces ir a Paso 12</text:p>
      <text:p text:style-name="P24"><text:tab/><text:tab/>Paso 11. Ir a Paso 3</text:p>
      <text:p text:style-name="P24"><text:tab/><text:tab/>Paso 12. Fin</text:p>
      <text:p text:style-name="P24"/>
      <text:p text:style-name="P23"><draw:frame draw:style-name="fr2" draw:name="Marco17" text:anchor-type="as-char" svg:width="13.213cm" draw:z-index="3"><draw:text-box fo:min-height="10.77cm"><text:p text:style-name="P35"><draw:g text:anchor-type="paragraph" draw:z-index="4" draw:style-name="gr1"><draw:custom-shape draw:style-name="gr2" draw:text-style-name="P76" draw:id="id3" svg:width="1.892cm" svg:height="1.512cm" svg:x="5.641cm" svg:y="5.082cm"><text:p text:style-name="P75"><text:span text:style-name="T163">η</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6" draw:id="id2" svg:width="1.892cm" svg:height="1.512cm" svg:x="5.641cm" svg:y="7.959cm"><text:p text:style-name="P75"><text:span text:style-name="T163">π</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6" draw:id="id4" svg:width="1.892cm" svg:height="1.512cm" svg:x="9.819cm" svg:y="7.959cm"><text:p text:style-name="P75"><text:span text:style-name="T163">φ</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76" svg:width="1.89cm" svg:height="1.512cm" svg:x="2.827cm" svg:y="0cm"><text:p text:style-name="P75"><text:span text:style-name="T163">C</text:span><text:span text:style-name="T164">*</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4" draw:text-style-name="P77" draw:id="id1" svg:x1="0.245cm" svg:y1="5.88cm" svg:x2="5.494cm" svg:y2="5.88cm"><text:p/></draw:line><draw:connector draw:style-name="gr4" draw:text-style-name="P77" svg:x1="2.87cm" svg:y1="5.881cm" svg:x2="5.643cm" svg:y2="8.716cm" draw:start-shape="id1" draw:end-shape="id2" draw:end-glue-point="5"><text:p/></draw:connector><draw:connector draw:style-name="gr4" draw:text-style-name="P77" svg:x1="8.035cm" svg:y1="5.837cm" svg:x2="2.87cm" svg:y2="7.095cm" draw:start-shape="id3" draw:start-glue-point="7" draw:end-shape="id1"><text:p/></draw:connector><draw:connector draw:style-name="gr4" draw:text-style-name="P77" draw:type="line" svg:x1="7.532cm" svg:y1="8.714cm" svg:x2="9.822cm" svg:y2="8.714cm" draw:start-shape="id2" draw:start-glue-point="7" draw:end-shape="id4" draw:end-glue-point="5"><text:p/></draw:connector><draw:frame draw:style-name="gr5" draw:text-style-name="P79" svg:width="1.167cm" svg:height="1.193cm" svg:x="0.33cm" svg:y="4.872cm"><draw:text-box><text:p text:style-name="P78"><text:span text:style-name="T165">w</text:span><text:span text:style-name="T166">o</text:span></text:p></draw:text-box></draw:frame><draw:frame draw:style-name="gr6" draw:text-style-name="P79" svg:width="0.955cm" svg:height="0.994cm" svg:x="3.648cm" svg:y="4.976cm"><draw:text-box><text:p text:style-name="P78"><text:span text:style-name="T167">w</text:span></text:p></draw:text-box></draw:frame><draw:frame draw:style-name="gr7" draw:text-style-name="P79" svg:width="0.955cm" svg:height="0.994cm" svg:x="3.648cm" svg:y="7.802cm"><draw:text-box><text:p text:style-name="P78"><text:span text:style-name="T167">w</text:span></text:p></draw:text-box></draw:frame><draw:frame draw:style-name="gr8" draw:text-style-name="P79" svg:width="0.796cm" svg:height="0.994cm" svg:x="8.098cm" svg:y="7.802cm"><draw:text-box><text:p text:style-name="P78"><text:span text:style-name="T167">v</text:span></text:p></draw:text-box></draw:frame><draw:frame draw:style-name="gr9" draw:text-style-name="P79" svg:width="1.431cm" svg:height="1.193cm" svg:x="8.265cm" svg:y="4.202cm"><draw:text-box><text:p text:style-name="P78"><text:span text:style-name="T165">w</text:span><text:span text:style-name="T166">sig</text:span></text:p></draw:text-box></draw:frame><draw:line draw:style-name="gr10" draw:text-style-name="P77" svg:x1="3.688cm" svg:y1="1.512cm" svg:x2="3.688cm" svg:y2="9.24cm"><text:p/></draw:line><draw:line draw:style-name="gr11" draw:text-style-name="P77" svg:x1="3.674cm" svg:y1="6.422cm" svg:x2="5.641cm" svg:y2="6.423cm"><text:p/></draw:line><draw:line draw:style-name="gr11" draw:text-style-name="P77" svg:x1="3.655cm" svg:y1="9.235cm" svg:x2="5.616cm" svg:y2="9.235cm"><text:p/></draw:line><draw:frame draw:style-name="gr12" draw:text-style-name="P79" svg:width="0.981cm" svg:height="1.015cm" svg:x="4.186cm" svg:y="2.648cm"><draw:text-box><text:p text:style-name="P78"><text:span text:style-name="T167">e</text:span><text:span text:style-name="T168">*</text:span></text:p></draw:text-box></draw:frame><draw:frame draw:style-name="gr13" draw:text-style-name="P79" svg:width="1.061cm" svg:height="1.015cm" svg:x="4.186cm" svg:y="6.535cm"><draw:text-box><text:p text:style-name="P78"><text:span text:style-name="T167">e</text:span><text:span text:style-name="T168">u</text:span></text:p></draw:text-box></draw:frame><draw:frame draw:style-name="gr14" draw:text-style-name="P79" svg:width="1.034cm" svg:height="1.015cm" svg:x="4.186cm" svg:y="9.469cm"><draw:text-box><text:p text:style-name="P78"><text:span text:style-name="T167">e</text:span><text:span text:style-name="T168">v</text:span></text:p></draw:text-box></draw:frame><draw:custom-shape draw:style-name="gr15" draw:text-style-name="P77" svg:width="10.711cm" svg:height="8.258cm" svg:x="2.256cm" svg:y="2.36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6" draw:text-style-name="P79" svg:width="1.908cm" svg:height="0.994cm" svg:x="10.927cm" svg:y="2.648cm"><draw:text-box><text:p text:style-name="P78"><text:span text:style-name="T167">GMV</text:span></text:p></draw:text-box></draw:frame></draw:g>Figura <text:sequence text:ref-name="refFigura0" text:name="Figura" text:formula="ooow:Figura+1" style:num-format="1">1.3.1</text:sequence>: Diagrama del Algoritmo Generador de Mundos Virtuales </text:p></draw:text-box></draw:frame></text:p>
      <text:p text:style-name="Text_20_body"><text:tab/>Los dos primeros pasos del algoritmo conforman la parte de la inicialización del sistema. Esto es, al sistema se le introduce el estado inicial de la escena<text:span text:style-name="T3"> w</text:span><text:span text:style-name="T127">o</text:span><text:span text:style-name="T95"> y el primer </text:span><text:span text:style-name="T94">frame</text:span><text:span text:style-name="T95"> con t = 0.</text:span><text:span text:style-name="T3"><text:tab/></text:span></text:p>
      <text:p text:style-name="P1"><text:span text:style-name="T43"><text:tab/>Los pasos 3, 4 y 5 gestionan los eventos del sistema. Primero se llama a los generadores y se almacenan en una lista e</text:span><text:span text:style-name="T17">*</text:span><text:span text:style-name="T43"> todos los eventos generados. En los pasos 4 y 5 se dividen los eventos en</text:span><text:span text:style-name="T43">:</text:span><text:span text:style-name="T43"> eventos para la visualización e</text:span><text:span text:style-name="T17">v</text:span><text:span text:style-name="T43"> y </text:span><text:span text:style-name="T43">resto de</text:span><text:span text:style-name="T43"> eventos e</text:span><text:span text:style-name="T17">u</text:span><text:span text:style-name="T43">. La primera será una de las entradas </text:span><text:span text:style-name="T43">de</text:span><text:span text:style-name="T43"> la función </text:span><text:span text:style-name="T88">π y </text:span><text:span text:style-name="T52">la segunda </text:span><text:span text:style-name="T52">de</text:span><text:span text:style-name="T52"> la función</text:span><text:span text:style-name="T88"> </text:span><text:span text:style-name="T89">η.</text:span></text:p>
      <text:p text:style-name="P1"><text:span text:style-name="T89"><text:tab/></text:span><text:span text:style-name="T53">En el paso 6, con la cadena actual del sistema w y los eventos que no son de visualización e</text:span><text:span text:style-name="T31">u</text:span><text:span text:style-name="T53">, se llama a la función de evolución</text:span><text:span text:style-name="T89"> η </text:span><text:span text:style-name="T53">para calcular la cadena del siguiente </text:span><text:span text:style-name="T55">frame</text:span><text:span text:style-name="T53"> o instante t</text:span><text:span text:style-name="T89">.</text:span></text:p>
      <text:p text:style-name="P1"><text:span text:style-name="T89"><text:tab/></text:span><text:span text:style-name="T53">En </text:span><text:span text:style-name="T53">los pasos</text:span><text:span text:style-name="T53"> 7 y 8 se realiza la visualización del sistema. En primer lugar se transforman los agentes en primitivas y transformaciones llamando a la función</text:span><text:span text:style-name="T89"> </text:span><text:span text:style-name="T88">π </text:span><text:span text:style-name="T52">c</text:span><text:span text:style-name="T52">on los eventos de visualización e</text:span><text:span text:style-name="T32">v</text:span><text:span text:style-name="T52">. Una vez se tiene la cadena que representa la visualización del sistema en este instante t</text:span><text:span text:style-name="T52">, </text:span><text:span text:style-name="T52">se llama a la función </text:span><text:span text:style-name="T88">φ</text:span><text:span text:style-name="T53">(v) para visualizar el sistema en el motor gráfico</text:span><text:span text:style-name="T89">.</text:span></text:p>
      <text:p text:style-name="P1"><text:span text:style-name="T89"><text:tab/></text:span><text:span text:style-name="T53">En el paso 9 se prepara para la siguiente iteración</text:span><text:span text:style-name="T53">, </text:span><text:span text:style-name="T53">se asigna w a w</text:span><text:span text:style-name="T124">sig</text:span><text:span text:style-name="T53"> y </text:span><text:span text:style-name="T53">se aumenta</text:span><text:span text:style-name="T53"> en 1 el número de </text:span><text:span text:style-name="T55">frames</text:span><text:span text:style-name="T53"> o instantes.</text:span></text:p>
      <text:p text:style-name="P15"><text:tab/>En el paso 10 se mira si se ha llegado a la condición de finalización, esto es, si la cadena siguiente es vacía, y si es cierto, se termina el algoritmo (paso 12). En caso contrario se vuelve al paso 3 para el siguiente <text:span text:style-name="T150">frame</text:span>.</text:p>
      <text:p text:style-name="P1"><text:tab/>Se puede destacar que el paso 6 es intercambiable con los pasos 7 y 8 porque no comparten datos que tengan que modificar. Esta característica es importante para la implementación en paralelo del algoritmo, pues se puede poner en tareas diferentes el paso 6 por un lado, y los pasos 7 y 8 por otro. Las optimizaciones en el algoritmo general del sistema son fundamentales, ya que esto tendrá un impacto importante sobre cualquier sistema gráfico que utilice el algoritmo anterior.</text:p>
      <text:p text:style-name="P1"><text:span text:style-name="T47"><text:tab/></text:span><text:span text:style-name="T86">T</text:span><text:span text:style-name="T47">ambién se puede observar que para que termine el algoritmo sólo se debe devolver en</text:span><text:span text:style-name="T86"> α</text:span><text:span text:style-name="T85"> </text:span><text:span text:style-name="T46">una cadena vacía. Esta cadena vacía se puede generar mediante un evento especial que se genere cuando se desea terminar el sistema.</text:span></text:p>
      <text:p text:style-name="P6"><text:span text:style-name="T129"><text:tab/>Con toda esta formalización del sistema se ha pretendido, en primer lugar, separar las diferentes particularidades que tiene cualquier componente dependiente del hardware de la definición de la escena. Esto se realiza mediante las funciones</text:span> <text:span text:style-name="T79">α</text:span><text:span text:style-name="T155">, </text:span><text:span text:style-name="T105">β</text:span><text:span text:style-name="T155">, </text:span><text:span text:style-name="T105">δ</text:span> <text:span text:style-name="T129">en el caso particular de la visualización, y mediante los generadores de eventos en el caso del hardware de dispositivos de entrada. En segundo lugar, al tener un esquema muy concreto para la definición de las funcionalidades que definen un sistema, se puede reutilizar estos elementos en otros ámbitos de aplicación.</text:span></text:p>
      <text:list text:style-name="Outline" text:continue-numbering="true">
        <text:list-item>
          <text:h text:style-name="Capítulo" text:outline-level="1">Caso práctico</text:h>
        </text:list-item>
      </text:list>
      <text:p text:style-name="P9">Para proporcionar una mejor exposición de cómo funciona y se define un sistema, se va a describir un caso práctico. Este consiste en la i<text:span text:style-name="T3">mplementación de una aplicación para la simulación de incendios forestales producidos por tormentas; además permite estudiar la distribución de los árboles para que la quema de estos sea mínima </text:span><text:span text:style-name="T3"><text:bibliography-mark text:identifier="Miller,2007" text:bibliography-type="book" text:author="John H. Miller-Scott E. Page" text:booktitle="Complex Adaptative Systems" text:publisher="Princeton university Press" text:title="Complex Adaptative Systems" text:year="2007">[Miller,2007]</text:bibliography-mark></text:span><text:span text:style-name="T3">. </text:span></text:p>
      <text:p text:style-name="P11">El sistema, básicamente, consiste en un agente que define lo que se denomina el bosque, el cual genera agentes que implementan árboles y relámpagos. En primer lugar se realiza una descripción detallada del problema que se desea resolver mediante SMA, para luego definir todos los componentes con el modelo formal especificado.</text:p>
      <text:list text:style-name="Outline" text:continue-numbering="true">
        <text:list-item>
          <text:list text:continue-numbering="true">
            <text:list-item>
              <text:h text:style-name="Subcapítulo" text:outline-level="2">Descripción del problema a resolver</text:h>
            </text:list-item>
          </text:list>
        </text:list-item>
      </text:list>
      <text:p text:style-name="Text_20_body"><text:tab/><text:span text:style-name="T129">El problema consiste en la rep</text:span><text:span text:style-name="T138">resentación de un mundo, donde cada cierto tiempo crece un árbol con una cierta probabilidad g. El crecimiento de un árbol hace que este se sitúe en un determinado lugar (i,j) de un tablero 2D. Por otro lado, con una probabilidad f puede caer un rayo en una determinada casilla (i,j). Si un relámpago cae en una casilla sin árbol no sucede nada. Si por </text:span><text:span text:style-name="T138">el contrario hay un árbol, entonces este arderá y propagará el incendio a todos los árboles que estén a su alrededor, y estos, a su vez, a los que estén al suyo, produciendo así una reacción en cadena.</text:span></text:p>
      <text:p text:style-name="P1"><text:tab/><text:span text:style-name="T129">El </text:span><text:span text:style-name="T129">diseño</text:span><text:span text:style-name="T129"> del sistema con el modelo propuesto supone definir cuatro </text:span><text:span text:style-name="T129">elementos </text:span><text:span text:style-name="T129">principales. En primer lugar se definen los eventos necesarios para que el sistema pueda ejecutar las actividades asociadas a los agentes. Estos eventos tendrán los datos necesarios para poder desarrollar la actividad que activan los agentes que capturan los eventos. En segundo luga</text:span><text:span text:style-name="T129">r s</text:span><text:span text:style-name="T129">e diseñan los generadores de eventos que generan y procesan la información necesaria que deben tratar los agentes. De esta form</text:span><text:span text:style-name="T129">a s</text:span><text:span text:style-name="T129">e pueden cambiar </text:span><text:span text:style-name="T129">con independencia del sistema </text:span><text:span text:style-name="T129">los modos de generación d</text:span><text:span text:style-name="T129">e </text:span><text:span text:style-name="T129">eventos. En tercer luga</text:span><text:span text:style-name="T129">r s</text:span><text:span text:style-name="T129">e defin</text:span><text:span text:style-name="T129">en</text:span><text:span text:style-name="T129"> los agentes que forman parte de la escena</text:span><text:span text:style-name="T129">, </text:span><text:span text:style-name="T129">que son los elementos necesarios para que el sistema evolucione en el tiempo. Por últim</text:span><text:span text:style-name="T129">o s</text:span><text:span text:style-name="T129">e introdu</text:span><text:span text:style-name="T129">cen</text:span><text:span text:style-name="T129"> las primitivas que podrán hacer visibles las diferentes partes que se deseen mostrar en un determinado sistema de visualización.</text:span></text:p>
      <text:list text:style-name="Outline" text:continue-numbering="true">
        <text:list-item>
          <text:list text:continue-numbering="true">
            <text:list-item>
              <text:h text:style-name="P46" text:outline-level="2">Formalización del sistema utilizando el modelo propuesto</text:h>
            </text:list-item>
          </text:list>
        </text:list-item>
      </text:list>
      <text:p text:style-name="Text_20_body"><text:span text:style-name="T3">A continuación se procede a definir los eventos que se necesitan para producir la actividad necesaria dentro del sistema. Como se ha explicado, los eventos están definidos con un identificador y unos datos, y buscan la ejecución de una determinada actividad en los agentes que componen la escena. Los eventos que desarrollan el sistema se muestran en la </text:span><text:span text:style-name="T3"><text:sequence-ref text:reference-format="category-and-value" text:ref-name="refTable0">Tabla 1</text:sequence-ref></text:span><text:span text:style-name="T3">:</text:span></text:p>
      <table:table table:name="DescripciónEventos" table:style-name="DescripciónEventos">
        <table:table-column table:style-name="DescripciónEventos.A"/>
        <table:table-column table:style-name="DescripciónEventos.B"/>
        <table:table-column table:style-name="DescripciónEventos.C"/>
        <table:table-row>
          <table:table-cell table:style-name="DescripciónEventos.A1" office:value-type="string">
            <text:p text:style-name="Table_20_Heading">Tipo de evento</text:p>
          </table:table-cell>
          <table:table-cell table:style-name="DescripciónEventos.A1" office:value-type="string">
            <text:p text:style-name="Table_20_Heading">Significado</text:p>
          </table:table-cell>
          <table:table-cell table:style-name="DescripciónEventos.C1" office:value-type="string">
            <text:p text:style-name="Table_20_Heading">Datos asociados</text:p>
          </table:table-cell>
        </table:table-row>
        <table:table-row>
          <table:table-cell table:style-name="DescripciónEventos.A2" office:value-type="string">
            <text:p text:style-name="Table">t</text:p>
          </table:table-cell>
          <table:table-cell table:style-name="DescripciónEventos.A2" office:value-type="string">
            <text:p text:style-name="Table">Evento que se genera cada cierto tiempo t</text:p>
          </table:table-cell>
          <table:table-cell table:style-name="DescripciónEventos.C2" office:value-type="string">
            <text:p text:style-name="Table">Incremento del tiempo con respecto al anterior evento</text:p>
          </table:table-cell>
        </table:table-row>
        <table:table-row>
          <table:table-cell table:style-name="DescripciónEventos.A2" office:value-type="string">
            <text:p text:style-name="Table">c</text:p>
          </table:table-cell>
          <table:table-cell table:style-name="DescripciónEventos.A2" office:value-type="string">
            <text:p text:style-name="Table">Crear un árbol en una posición</text:p>
          </table:table-cell>
          <table:table-cell table:style-name="DescripciónEventos.C2" office:value-type="string">
            <text:p text:style-name="Table">Posición (i,j) donde se crea el árbol</text:p>
          </table:table-cell>
        </table:table-row>
        <table:table-row>
          <table:table-cell table:style-name="DescripciónEventos.A2" office:value-type="string">
            <text:p text:style-name="Table">r</text:p>
          </table:table-cell>
          <table:table-cell table:style-name="DescripciónEventos.A2" office:value-type="string">
            <text:p text:style-name="Table">Crear un relámpago en una posición</text:p>
          </table:table-cell>
          <table:table-cell table:style-name="DescripciónEventos.C2" office:value-type="string">
            <text:p text:style-name="Table">Posición (i,j) donde se crea el relámpago</text:p>
          </table:table-cell>
        </table:table-row>
        <table:table-row>
          <table:table-cell table:style-name="DescripciónEventos.A2" office:value-type="string">
            <text:p text:style-name="Table">v</text:p>
          </table:table-cell>
          <table:table-cell table:style-name="DescripciónEventos.A2" office:value-type="string">
            <text:p text:style-name="Table">Eliminar el árbol creado en una posición</text:p>
          </table:table-cell>
          <table:table-cell table:style-name="DescripciónEventos.C2" office:value-type="string">
            <text:p text:style-name="Table">Posición (i,j) donde se elimina el árbol</text:p>
          </table:table-cell>
        </table:table-row>
        <table:table-row>
          <table:table-cell table:style-name="DescripciónEventos.A2" office:value-type="string">
            <text:p text:style-name="Table">q</text:p>
          </table:table-cell>
          <table:table-cell table:style-name="DescripciónEventos.B6" office:value-type="string">
            <text:p text:style-name="Table">Quemar un árbol en una posición</text:p>
          </table:table-cell>
          <table:table-cell table:style-name="DescripciónEventos.C2" office:value-type="string">
            <text:p text:style-name="Table">Posición (i,j) donde se quema el árbol</text:p>
          </table:table-cell>
        </table:table-row>
        <table:table-row table:style-name="DescripciónEventos.7">
          <table:table-cell table:style-name="DescripciónEventos.A2" office:value-type="string">
            <text:p text:style-name="Table">d</text:p>
          </table:table-cell>
          <table:table-cell table:style-name="DescripciónEventos.B6" office:value-type="string">
            <text:p text:style-name="Table">Dibujar (usando la librería OpenGL)</text:p>
          </table:table-cell>
          <table:table-cell table:style-name="DescripciónEventos.C2" office:value-type="string">
            <text:p text:style-name="Table">Ninguno</text:p>
          </table:table-cell>
        </table:table-row>
      </table:table>
      <text:p text:style-name="Pie_20_Tabla">Tabla <text:sequence text:ref-name="refTable0" text:name="Table" text:formula="ooow:Table+1" style:num-format="1">1</text:sequence>: Definición de eventos</text:p>
      <text:p text:style-name="P6"><text:tab/><text:span text:style-name="T129">A continuación se definen los diferentes generadores de eventos. Estos son tres:</text:span></text:p>
      <text:list text:style-name="L3">
        <text:list-item>
          <text:p text:style-name="P60">Generador de evento de tiempo:</text:p>
          <text:p text:style-name="P60">Este generador, denotado por C<text:span text:style-name="T116">tiempo</text:span>, es el responsable de las animaciones dentro del sistema. Cada cierto tiempo genera un evento e<text:span text:style-name="T17">t</text:span> que normalmente se va a asociar a algún tipo de transformación de primitivas para que cambie el aspecto de un agente con el transcurso del tiempo. </text:p>
        </text:list-item>
        <text:list-item>
          <text:p text:style-name="P60">Generador para crear elementos en el bosque:</text:p>
          <text:p text:style-name="P60">Con este generador se crean tanto los eventos que crean árboles en el bosque, como los eventos que originan relámpagos. Teniendo en cuenta las especificaciones del modelo, los árboles se generarán con una probabilidad g y los relámpagos con una probabilidad f. El generador puede expresarse como:</text:p>
          <text:p text:style-name="P65"><draw:frame draw:style-name="fr4" draw:name="Objeto9" text:anchor-type="as-char" svg:width="5.719cm" svg:height="1.071cm" draw:z-index="9"><draw:object xlink:href="./Object 15" xlink:type="simple" xlink:show="embed" xlink:actuate="onLoad"/><draw:image xlink:href="./ObjectReplacements/Object 15" xlink:type="simple" xlink:show="embed" xlink:actuate="onLoad"/></draw:frame></text:p>
        </text:list-item>
        <text:list-item>
          <text:p text:style-name="P60">Generador de visualización:</text:p>
        </text:list-item>
      </text:list>
      <text:p text:style-name="P42">Este generador es el encargado de lanzar la visualización de todos los elementos que forman parte de la escena. Esto significa que cada vez que se reciba una orden de dibujado, el generador capturará dicha orden y generará el evento de dibujado enviándoselo a los elementos de la escena que forman el sistema. Su expresión matemática se define como:</text:p>
      <text:p text:style-name="P7"><draw:frame draw:style-name="fr4" draw:name="Objeto24" text:anchor-type="as-char" svg:width="5.821cm" svg:height="0.512cm" draw:z-index="18"><draw:object xlink:href="./Object 16" xlink:type="simple" xlink:show="embed" xlink:actuate="onLoad"/><draw:image xlink:href="./ObjectReplacements/Object 16" xlink:type="simple" xlink:show="embed" xlink:actuate="onLoad"/></draw:frame></text:p>
      <text:p text:style-name="P11"><text:tab/>Una vez establecidos los generadores de eventos, se debe definir cuáles van a ser las primitivas y transformaciones que podrá ejecutar el sistema. Estas se describen en las Tablas <text:sequence-ref text:reference-format="value" text:ref-name="refTable1">2</text:sequence-ref> y <text:sequence-ref text:reference-format="value" text:ref-name="refTable2">3</text:sequence-ref>:</text:p>
      <table:table table:name="DefinicionPrimitivas" table:style-name="DefinicionPrimitivas">
        <table:table-column table:style-name="DefinicionPrimitivas.A"/>
        <table:table-column table:style-name="DefinicionPrimitivas.B"/>
        <table:table-row>
          <table:table-cell table:style-name="DefinicionPrimitivas.A1" office:value-type="string">
            <text:p text:style-name="P44">Primitiva</text:p>
          </table:table-cell>
          <table:table-cell table:style-name="DefinicionPrimitivas.B1" office:value-type="string">
            <text:p text:style-name="P44">Dibujo</text:p>
          </table:table-cell>
        </table:table-row>
        <table:table-row>
          <table:table-cell table:style-name="DefinicionPrimitivas.A2" office:value-type="string">
            <text:p text:style-name="P38">A</text:p>
          </table:table-cell>
          <table:table-cell table:style-name="DefinicionPrimitivas.B2" office:value-type="string">
            <text:p text:style-name="P38">Árbol</text:p>
          </table:table-cell>
        </table:table-row>
        <table:table-row>
          <table:table-cell table:style-name="DefinicionPrimitivas.A2" office:value-type="string">
            <text:p text:style-name="P38">A<text:span text:style-name="T116">q</text:span></text:p>
          </table:table-cell>
          <table:table-cell table:style-name="DefinicionPrimitivas.B2" office:value-type="string">
            <text:p text:style-name="P38">Árbol quemado</text:p>
          </table:table-cell>
        </table:table-row>
        <table:table-row>
          <table:table-cell table:style-name="DefinicionPrimitivas.A2" office:value-type="string">
            <text:p text:style-name="P38">R</text:p>
          </table:table-cell>
          <table:table-cell table:style-name="DefinicionPrimitivas.B2" office:value-type="string">
            <text:p text:style-name="P38">Relámpago</text:p>
          </table:table-cell>
        </table:table-row>
        <table:table-row>
          <table:table-cell table:style-name="DefinicionPrimitivas.A2" office:value-type="string">
            <text:p text:style-name="P38">T</text:p>
          </table:table-cell>
          <table:table-cell table:style-name="DefinicionPrimitivas.B2" office:value-type="string">
            <text:p text:style-name="P38">Tablero de NxN</text:p>
          </table:table-cell>
        </table:table-row>
      </table:table>
      <text:p text:style-name="P40">Tabla <text:sequence text:ref-name="refTable1" text:name="Table" text:formula="ooow:Table+1" style:num-format="1">2</text:sequence>: Definición de Primitivas</text:p>
      <table:table table:name="Transformaciones" table:style-name="Transformaciones">
        <table:table-column table:style-name="Transformaciones.A"/>
        <table:table-column table:style-name="Transformaciones.B"/>
        <table:table-row>
          <table:table-cell table:style-name="Transformaciones.A1" office:value-type="string">
            <text:p text:style-name="P44">Transformaciones</text:p>
          </table:table-cell>
          <table:table-cell table:style-name="Transformaciones.B1" office:value-type="string">
            <text:p text:style-name="P44">Transformación</text:p>
          </table:table-cell>
        </table:table-row>
        <table:table-row>
          <table:table-cell table:style-name="Transformaciones.A2" office:value-type="string">
            <text:p text:style-name="P38">D<text:span text:style-name="T116">i,j</text:span></text:p>
          </table:table-cell>
          <table:table-cell table:style-name="Transformaciones.B2" office:value-type="string">
            <text:p text:style-name="P38">Traslación (i,j)</text:p>
          </table:table-cell>
        </table:table-row>
        <table:table-row>
          <table:table-cell table:style-name="Transformaciones.A2" office:value-type="string">
            <text:p text:style-name="P38">S<text:span text:style-name="T116">s</text:span></text:p>
          </table:table-cell>
          <table:table-cell table:style-name="Transformaciones.B2" office:value-type="string">
            <text:p text:style-name="P38">Escalado (s)</text:p>
          </table:table-cell>
        </table:table-row>
      </table:table>
      <text:p text:style-name="P39">Tabla <text:sequence text:ref-name="refTable2" text:name="Table" text:formula="ooow:Table+1" style:num-format="1">3</text:sequence>.: <text:span text:style-name="T40">Definición de Transformaciones</text:span></text:p>
      <text:p text:style-name="P6"><text:tab/><text:span text:style-name="T129">Estas son las primitivas y las transformaciones necesarias para dibujar los elementos que </text:span><text:span text:style-name="T129">forman parte en la escena. Las funciones</text:span> <text:span text:style-name="T79">α</text:span>, <text:span text:style-name="T104">β</text:span>, <text:span text:style-name="T104">δ,</text:span><text:span text:style-name="T65"> </text:span><text:span text:style-name="T46">que se deben definir para darle contenido a las primitivas y transformaciones van a ser implementadas para OpenGL y dibujadas en una ventana. Se podrí</text:span><text:span text:style-name="T46">a </text:span><text:span text:style-name="T46">ampliar tanto el número de primitiva</text:span><text:span text:style-name="T46">s c</text:span><text:span text:style-name="T46">omo de transformaciones</text:span><text:span text:style-name="T46">.</text:span><text:span text:style-name="T46"> Hay que tener en cuenta </text:span><text:span text:style-name="T46">que añadir una nueva es sencillo. Sólo se debe implementar esas nuevas primitivas o transformaciones en las funciones</text:span><text:span text:style-name="T65"> <text:s/></text:span><text:span text:style-name="T78">α</text:span><text:span text:style-name="T65">, </text:span><text:span text:style-name="T77">β</text:span><text:span text:style-name="T65">, </text:span><text:span text:style-name="T77">δ.</text:span></text:p>
      <text:p text:style-name="P6"><text:span text:style-name="T65"><text:tab/></text:span><text:span text:style-name="T46">Por últim</text:span><text:span text:style-name="T46">o s</text:span><text:span text:style-name="T46">e debe especificar los agentes que componen nuestro sistem</text:span><text:span text:style-name="T46">a c</text:span><text:span text:style-name="T46">omo parte dinámica. Como se explicó en</text:span><text:span text:style-name="T46"> la sección 4.2.c</text:span><text:span text:style-name="T46">, un agente viene definido por su función de evolución</text:span><text:span text:style-name="T65"> </text:span><text:span text:style-name="T78">λ</text:span><text:span text:style-name="T65"> </text:span><text:span text:style-name="T46">y</text:span><text:span text:style-name="T46">, </text:span><text:span text:style-name="T46">si este tuviera una representación gráfica</text:span><text:span text:style-name="T46">, </text:span><text:span text:style-name="T46">la función</text:span><text:span text:style-name="T65"> </text:span><text:span text:style-name="T66">π</text:span><text:span text:style-name="T65"> </text:span><text:span text:style-name="T46">que generará las primitivas y transformaciones necesarias para dar una representación al agent</text:span><text:span text:style-name="T46">e. <text:s/>L</text:span><text:span text:style-name="T46">a tabla </text:span><text:span text:style-name="T46"><text:sequence-ref text:reference-format="value" text:ref-name="refTable3">4</text:sequence-ref></text:span><text:span text:style-name="T46"> muestra los diferentes agentes y su función de evolución:</text:span></text:p>
      <table:table table:name="DefinicionActores" table:style-name="DefinicionActores">
        <table:table-column table:style-name="DefinicionActores.A"/>
        <table:table-column table:style-name="DefinicionActores.B"/>
        <table:table-column table:style-name="DefinicionActores.C"/>
        <table:table-row>
          <table:table-cell table:style-name="DefinicionActores.A1" office:value-type="string">
            <text:p text:style-name="Table_20_Heading">Agente</text:p>
          </table:table-cell>
          <table:table-cell table:style-name="DefinicionActores.A1" office:value-type="string">
            <text:p text:style-name="Table_20_Heading">Descripción</text:p>
          </table:table-cell>
          <table:table-cell table:style-name="DefinicionActores.C1" office:value-type="string">
            <text:p text:style-name="Table_20_Heading">Función <text:span text:style-name="T40">λ</text:span></text:p>
          </table:table-cell>
        </table:table-row>
        <table:table-row>
          <table:table-cell table:style-name="DefinicionActores.A2" office:value-type="string">
            <text:p text:style-name="Table">B<text:span text:style-name="T17">crv</text:span></text:p>
          </table:table-cell>
          <table:table-cell table:style-name="DefinicionActores.A2" office:value-type="string">
            <text:p text:style-name="Table">Representa el bosque</text:p>
          </table:table-cell>
          <table:table-cell table:style-name="DefinicionActores.C2" office:value-type="string">
            <text:p text:style-name="P21"><draw:frame draw:style-name="fr5" draw:name="Objeto10" text:anchor-type="as-char" svg:y="0cm" svg:width="5.373cm" svg:height="2.02cm" draw:z-index="26"><draw:object xlink:href="./Object 17" xlink:type="simple" xlink:show="embed" xlink:actuate="onLoad"/><draw:image xlink:href="./ObjectReplacements/Object 17" xlink:type="simple" xlink:show="embed" xlink:actuate="onLoad"/></draw:frame></text:p>
          </table:table-cell>
        </table:table-row>
        <table:table-row>
          <table:table-cell table:style-name="DefinicionActores.A2" office:value-type="string">
            <text:p text:style-name="P36"><draw:frame draw:style-name="fr3" draw:name="Objeto30" text:anchor-type="as-char" svg:width="0.6cm" svg:height="0.542cm" draw:z-index="27"><draw:object xlink:href="./Object 33" xlink:type="simple" xlink:show="embed" xlink:actuate="onLoad"/><draw:image xlink:href="./ObjectReplacements/Object 33" xlink:type="simple" xlink:show="embed" xlink:actuate="onLoad"/></draw:frame></text:p>
          </table:table-cell>
          <table:table-cell table:style-name="DefinicionActores.A2" office:value-type="string">
            <text:p text:style-name="Table">Representa un árbol.</text:p>
          </table:table-cell>
          <table:table-cell table:style-name="DefinicionActores.C2" office:value-type="string">
            <text:p text:style-name="P21"><draw:frame draw:style-name="fr5" draw:name="Objeto12" text:anchor-type="as-char" svg:y="0cm" svg:width="8.707cm" svg:height="3.293cm" draw:z-index="28"><draw:object xlink:href="./Object 18" xlink:type="simple" xlink:show="embed" xlink:actuate="onLoad"/><draw:image xlink:href="./ObjectReplacements/Object 18" xlink:type="simple" xlink:show="embed" xlink:actuate="onLoad"/></draw:frame></text:p>
          </table:table-cell>
        </table:table-row>
        <table:table-row>
          <table:table-cell table:style-name="DefinicionActores.A2" office:value-type="string">
            <text:p text:style-name="Table">R<text:span text:style-name="T17">t</text:span></text:p>
          </table:table-cell>
          <table:table-cell table:style-name="DefinicionActores.A2" office:value-type="string">
            <text:p text:style-name="Table">Representa un relámpago</text:p>
          </table:table-cell>
          <table:table-cell table:style-name="DefinicionActores.C2" office:value-type="string">
            <text:p text:style-name="P21"><draw:frame draw:style-name="fr5" draw:name="Objeto14" text:anchor-type="as-char" svg:y="0cm" svg:width="5.879cm" svg:height="1.529cm" draw:z-index="29"><draw:object xlink:href="./Object 20" xlink:type="simple" xlink:show="embed" xlink:actuate="onLoad"/><draw:image xlink:href="./ObjectReplacements/Object 20" xlink:type="simple" xlink:show="embed" xlink:actuate="onLoad"/></draw:frame></text:p>
          </table:table-cell>
        </table:table-row>
      </table:table>
      <text:p text:style-name="Pie_20_Tabla">Tabla <text:sequence text:ref-name="refTable3" text:name="Table" text:formula="ooow:Table+1" style:num-format="1">4</text:sequence>.: Descripción de los agentes</text:p>
      <text:p text:style-name="P6"><text:tab/><text:span text:style-name="T129">El agente </text:span><text:span text:style-name="T135">B</text:span><text:span text:style-name="T33">crv </text:span><text:span text:style-name="T60">corresponde al agente bosque y es el agente que gestiona el conjunto de todos los árboles y los relámpagos. Por tanto, se va a generar un árbol si le llega el evento e</text:span><text:span text:style-name="T33">c</text:span><text:span text:style-name="T60">, un relámpago si le llega el evento e</text:span><text:span text:style-name="T33">r </text:span><text:span text:style-name="T60">o eliminará un árbol si recibe el evento e</text:span><text:span text:style-name="T34">v</text:span><text:span text:style-name="T61">. Este último evento supone que existe un árbol en la posición especificada</text:span><text:span text:style-name="T60">. Para la generación de los elementos sólo se ha de introducir en la cadena del instante siguiente: el agente A</text:span><text:span text:style-name="T125">c</text:span><text:span text:style-name="T60"> (que representa un árbol en crecimiento) o R (un relámpago), delante del propio agente B.</text:span></text:p>
      <text:p text:style-name="P6"><text:span text:style-name="T60">Por otro lado, está el agente que define un árbol. Tiene tres estados internos S = {c, a, i}. El estado 'c' corresponde al estado de crecimiento del árbol, el estado 'a' corresponde al árbol ya crecido o en estado adulto y el estado 'i' es el estado del árbol incendiándose. Este agente reacciona a los eventos e</text:span><text:span text:style-name="T33">t</text:span><text:span text:style-name="T60"> que se utiliz</text:span><text:span text:style-name="T60">an</text:span><text:span text:style-name="T60"> para hacer las animaciones y e</text:span><text:span text:style-name="T33">q</text:span><text:span text:style-name="T60"> que cambi</text:span><text:span text:style-name="T60">an</text:span><text:span text:style-name="T60"> el estado del árbol a incendiado. De la función de evolución de este agente se puede destacar la transición entre estados </text:span><text:span text:style-name="T60">que tiene el agente dependiendo del evento. Por ejemplo, cuando se termina la animación del árbol creciendo (segunda linea de la función) se puede observar como el agente pasa del estado 'c' al estado 'a'. Otro caso de cambio de estad</text:span><text:span text:style-name="T60">o es c</text:span><text:span text:style-name="T60">uando el agente recibe un evento e</text:span><text:span text:style-name="T33">q </text:span><text:span text:style-name="T60">y pasa del estado </text:span><text:span text:style-name="T60">'a' al estado 'i'. Además de cambiar de estado, se ejecuta una función </text:span><text:span text:style-name="T62">Vecinos</text:span><text:span text:style-name="T60"> que lanza a cada </text:span><text:span text:style-name="T60">árbol vecino un evento de quemado e</text:span><text:span text:style-name="T33">q</text:span><text:span text:style-name="T60">.</text:span></text:p>
      <text:p text:style-name="P11"><text:span text:style-name="T139">Por último, R</text:span><text:span text:style-name="T37">t</text:span><text:span text:style-name="T139"> define el agente relámpago</text:span><text:span text:style-name="T139">, </text:span><text:span text:style-name="T139">que es similar al árbol creciendo</text:span><text:span text:style-name="T92">,</text:span><text:span text:style-name="T139"> salvo que la animación</text:span><text:span text:style-name="T139"> es de </text:span><text:span text:style-name="T139">un relámpago. Al finalizar</text:span><text:span text:style-name="T139"> la animación se genera </text:span><text:span text:style-name="T139">un evento para quemar el árbol.</text:span></text:p>
      <text:p text:style-name="P11"><text:span text:style-name="T139">Tanto</text:span><text:span text:style-name="T139"> la llamada de un árbol </text:span><text:span text:style-name="T139">a </text:span><text:span text:style-name="T147">Vecinos</text:span><text:span text:style-name="T139"> para enviar a un evento e</text:span><text:span text:style-name="T37">q </text:span><text:span text:style-name="T92">a cada uno de sus vecinos, como cuando un relámpago termina su animación y manda</text:span><text:span text:style-name="T92"> el </text:span><text:span text:style-name="T92">evento e</text:span><text:span text:style-name="T37">q</text:span><text:span text:style-name="T92"> al árbol donde está el relámpago, son</text:span><text:span text:style-name="T92"> dos </text:span><text:span text:style-name="T92">ejempl</text:span><text:span text:style-name="T92">os</text:span><text:span text:style-name="T92"> de comunicación entre agentes. En el caso de que un relámpago </text:span><text:span text:style-name="T92">mande un evento e</text:span><text:span text:style-name="T37">q </text:span><text:span text:style-name="T92">a una posición</text:span><text:span text:style-name="T92"> en la </text:span><text:span text:style-name="T92">que no hay </text:span><text:span text:style-name="T92">ningún</text:span><text:span text:style-name="T92"> árbol</text:span><text:span text:style-name="T92">, </text:span><text:span text:style-name="T92">este evento no procesará ninguna actividad. Otro tipo de comunicación es el que se establece entre el bosque y el generador C</text:span><text:span text:style-name="T126">bosque</text:span><text:span text:style-name="T92"> para modificar el entorno, en este caso el bosque crea árboles o relámpagos.</text:span></text:p>
      <text:p text:style-name="P11">Todos los agentes deben tener una representación que se verá en el dispositivo de visualización. Para ello se define la función <text:span text:style-name="T88">π</text:span> que se muestra en la tabla <text:sequence-ref text:reference-format="value" text:ref-name="refTable4">5</text:sequence-ref> y que transforma un agente en las primitivas que le representan. Estas primitivas son acordes con las definidas en las tablas <text:sequence-ref text:reference-format="value" text:ref-name="refTable1">2</text:sequence-ref> y <text:sequence-ref text:reference-format="value" text:ref-name="refTable2">3</text:sequence-ref>:</text:p>
      <table:table table:name="DefinicionFuncionVisualizacion" table:style-name="DefinicionFuncionVisualizacion">
        <table:table-column table:style-name="DefinicionFuncionVisualizacion.A"/>
        <table:table-column table:style-name="DefinicionFuncionVisualizacion.B"/>
        <table:table-row>
          <table:table-cell table:style-name="DefinicionFuncionVisualizacion.A1" office:value-type="string">
            <text:p text:style-name="P44">Agente</text:p>
          </table:table-cell>
          <table:table-cell table:style-name="DefinicionFuncionVisualizacion.B1" office:value-type="string">
            <text:p text:style-name="P44">Función <text:span text:style-name="T157">π</text:span></text:p>
          </table:table-cell>
        </table:table-row>
        <table:table-row>
          <table:table-cell table:style-name="DefinicionFuncionVisualizacion.A2" office:value-type="string">
            <text:p text:style-name="P38">B<text:span text:style-name="T17">d</text:span></text:p>
          </table:table-cell>
          <table:table-cell table:style-name="DefinicionFuncionVisualizacion.B2" office:value-type="string">
            <text:p text:style-name="P21"><draw:frame draw:style-name="fr5" draw:name="Objeto17" text:anchor-type="as-char" svg:y="0cm" svg:width="4.025cm" svg:height="0.93cm" draw:z-index="19"><draw:object xlink:href="./Object 22" xlink:type="simple" xlink:show="embed" xlink:actuate="onLoad"/><draw:image xlink:href="./ObjectReplacements/Object 22" xlink:type="simple" xlink:show="embed" xlink:actuate="onLoad"/></draw:frame></text:p>
          </table:table-cell>
        </table:table-row>
        <table:table-row>
          <table:table-cell table:style-name="DefinicionFuncionVisualizacion.A2" office:value-type="string">
            <text:p text:style-name="P37"><draw:frame draw:style-name="fr3" draw:name="Objeto15" text:anchor-type="as-char" svg:width="0.6cm" svg:height="0.542cm" draw:z-index="22"><draw:object xlink:href="./Object 19" xlink:type="simple" xlink:show="embed" xlink:actuate="onLoad"/><draw:image xlink:href="./ObjectReplacements/Object 19" xlink:type="simple" xlink:show="embed" xlink:actuate="onLoad"/></draw:frame></text:p>
          </table:table-cell>
          <table:table-cell table:style-name="DefinicionFuncionVisualizacion.B2" office:value-type="string">
            <text:p text:style-name="P21"><draw:frame draw:style-name="fr5" draw:name="Objeto18" text:anchor-type="as-char" svg:y="0cm" svg:width="6.865cm" svg:height="2.066cm" draw:z-index="23"><draw:object xlink:href="./Object 23" xlink:type="simple" xlink:show="embed" xlink:actuate="onLoad"/><draw:image xlink:href="./ObjectReplacements/Object 23" xlink:type="simple" xlink:show="embed" xlink:actuate="onLoad"/></draw:frame></text:p>
          </table:table-cell>
        </table:table-row>
        <table:table-row>
          <table:table-cell table:style-name="DefinicionFuncionVisualizacion.A2" office:value-type="string">
            <text:p text:style-name="P38">R<text:span text:style-name="T17">d</text:span></text:p>
          </table:table-cell>
          <table:table-cell table:style-name="DefinicionFuncionVisualizacion.B2" office:value-type="string">
            <text:p text:style-name="P6"><draw:frame draw:style-name="fr5" draw:name="Objeto20" text:anchor-type="as-char" svg:y="0cm" svg:width="5.029cm" svg:height="0.997cm" draw:z-index="24"><draw:object xlink:href="./Object 25" xlink:type="simple" xlink:show="embed" xlink:actuate="onLoad"/><draw:image xlink:href="./ObjectReplacements/Object 25" xlink:type="simple" xlink:show="embed" xlink:actuate="onLoad"/></draw:frame></text:p>
          </table:table-cell>
        </table:table-row>
      </table:table>
      <text:p text:style-name="P41">Tabla <text:sequence text:ref-name="refTable4" text:name="Table" text:formula="ooow:Table+1" style:num-format="1">5</text:sequence>: Definición de las funciones de dibujo</text:p>
      <text:p text:style-name="P6"><text:span text:style-name="T129"><text:tab/>Se debe aclarar que </text:span><text:span text:style-name="T129">en la animación de crecimiento de un árbol,</text:span><text:span text:style-name="T129"> el escalado S va a corresponder a un escalado creciente dependiendo del estado actual del agente, que será modificado dependiendo del evento </text:span><text:span text:style-name="T45">e</text:span><text:span text:style-name="T28">t</text:span><text:span text:style-name="T45">. </text:span><text:span text:style-name="T129">El efecto es el de un árbol que crece de menos a más. La escala para cada uno de los instantes t vendrá definida por la expresión</text:span><text:span text:style-name="T129"><draw:frame draw:style-name="fr4" draw:name="Objeto22" text:anchor-type="as-char" svg:width="1.314cm" svg:height="1.048cm" draw:z-index="30"><draw:object xlink:href="./Object 27" xlink:type="simple" xlink:show="embed" xlink:actuate="onLoad"/><draw:image xlink:href="./ObjectReplacements/Object 27" xlink:type="simple" xlink:show="embed" xlink:actuate="onLoad"/></draw:frame></text:span><text:span text:style-name="T129">,</text:span><text:span text:style-name="T129"> donde N es el número de </text:span><text:span text:style-name="T137">frames</text:span><text:span text:style-name="T129"> totales de la animación. En el caso de árbol queándose, el escalado se va a aplicar en sentido inverso, representado por</text:span><text:span text:style-name="T129"> </text:span><text:span text:style-name="T129">s</text:span><text:span text:style-name="T28">-1</text:span><text:span text:style-name="T45">. Esto significa que el efecto es el de un árbol quemándose y </text:span><text:span text:style-name="T45">menguando. Esto es un ejemplo de como un agente puede tener diferente representación dependiendo de su estado interno.</text:span></text:p>
      <text:p text:style-name="P11"><text:tab/>Por último decir que el dibujado de un relámpago dependerá del instante t en que se encuentre R, y que poco a poco se dibujará un relámpago con un algoritmo dependiente de t.</text:p>
      <text:p text:style-name="P19"><text:tab/>Como se puede comprobar, en las animaciones, el dibujo de los agentes siempre va a depender de t, que modificará el estado del agente para cambiar su representación según vaya desarrollándose la animación.</text:p>
      <text:p text:style-name="P11"><text:tab/>Para terminar se debe definir la cadena inicial. Esta es la primera que se ejecuta en el algoritmo, y a partir de este estado el sistema va evolucionando con el tiempo. En este caso se define la cadena inicial como:</text:p>
      <text:p text:style-name="P12"><draw:frame draw:style-name="fr4" draw:name="Objeto23" text:anchor-type="as-char" svg:width="1.843cm" svg:height="0.616cm" draw:z-index="10"><draw:object xlink:href="./Object 28" xlink:type="simple" xlink:show="embed" xlink:actuate="onLoad"/><draw:image xlink:href="./ObjectReplacements/Object 28" xlink:type="simple" xlink:show="embed" xlink:actuate="onLoad"/></draw:frame></text:p>
      <text:p text:style-name="P11"><text:tab/>Con esta última expresión queda determinado todo el sistema según la definición especificada en el modelo para la generación de mundos virtuales, aplicado a una simulación de incendios forestales producido por relámpagos. </text:p>
      <text:list text:style-name="Outline">
        <text:list-item text:start-value="1">
          <text:h text:style-name="P45" text:outline-level="1" text:restart-numbering="true" text:start-value="1">Conclusiones</text:h>
        </text:list-item>
      </text:list>
      <text:p text:style-name="P1">En el presente artículo se ha propuesto unificar las características más sobresalientes de los SMA y SG. Para ello se ha definido un lenguaje especificado mediante gramáticas independientes del contexto que determinan los elementos que componen el sistema. Se han establecido determinadas funciones que representan la evolución de cada uno de los agentes a través del tiempo y se han definido funciones que extraen la representación gráfica de los agentes. Esta representación se envía a los dispositivos geométricos, visuales o no, mediante funciones que separan la implementación concreta sobre un dispositivo geométrico y la descripción geométrica del agente.</text:p>
      <text:p text:style-name="P1">La separación de los dispositivos de entrada, tanto hardware como software, de la definición del sistema se ha articulado a través de los generadores de eventos, que levantan una capa entre el dispositivo y la representación del sistema. De esta manera además se añade interactividad con la cadena en evolución.</text:p>
      <text:p text:style-name="P1">Se ha diseñado un sistema de comunicación entre los procesos geométricos que definen un motor físico y los agentes que componen una escena. El componente que articula esta comunicación es el generador de eventos. Este generador puede aprovechar el hardware dedicado para motor físico o implementar la funcionalidad necesaria mediante software. Una vez que se ha tratado y clasificado la información, se envía a los diferentes agentes mediante eventos para que reaccionen a la información generada por el motor físico. Por ejemplo, si se quiere que un agente reaccione ante una colisión, el generador de eventos de este tipo calculará las colisiones de los elementos extrayendo la geometría de la escena gracias al motor gráfico (utilizando la implementación de las funciones <text:span text:style-name="T79">α</text:span>, <text:span text:style-name="T104">β</text:span>, <text:span text:style-name="T104">δ </text:span><text:span text:style-name="T136">para calcular los cubos envolventes de los elementos</text:span><text:span text:style-name="T129">)</text:span> y generando los eventos necesarios para las colisiones.</text:p>
      <text:p text:style-name="P1"><text:tab/>Las funciones de evolución de los agentes son los elementos necesarios para implementar todas las características requeridas por un SMA. En estas funciones es donde cada agente va a tomar sus decisiones dependiendo de su estado actual, va a comunicarse con otros agentes generando eventos y va a poder observar su entorno gracias al motor físico implementado mediante generadores de eventos. Mediante eventos se pueden ejecutar actividades que cambien el estado del agente y que modifiquen su comportamiento. Además, como el propio agente puede generar eventos, es posible diseñar los procesos de comunicación utilizados en SMA. También queda garantizada la integración entre motor físico y SMA, ya que estos dos motores se relacionan entre sí mediante los eventos.</text:p>
      <text:p text:style-name="P1">El uso de un lenguaje para la descripción de los elementos de la escena y la independencia del sistema gráfico hace que estas cadenas descriptivas puedan ser reutilizadas en cualquier otro sistema, siempre y cuando estén implementados los elementos básicos (todas las funciones semánticas explicadas en la sección 4).</text:p>
      <text:p text:style-name="P1"><text:tab/>Este modelo abre diferentes expectativas que podrán ser exploradas en el futuro. Por ejemplo, el desarrollo de agentes que estén compuestos por otros agentes. El lenguaje L(<text:span text:style-name="T13">M</text:span>) deja abierta la posibilidad de definir agentes como r<text:span text:style-name="T17">bj</text:span>(s<text:span text:style-name="T17">i</text:span>·t<text:span text:style-name="T17">r</text:span>), con r,s,t <text:span text:style-name="T42">∈ </text:span><text:span text:style-name="T42">A</text:span><text:span text:style-name="T38">D</text:span><text:span text:style-name="T84">. </text:span><text:span text:style-name="T59">Esto significa que el agente r está compuesto por dos agentes más. Los eventos que recibe r podrían pasar a</text:span><text:span text:style-name="T59"> 's' y 't'</text:span><text:span text:style-name="T59"> o no, o incluso r podría pasar otros eventos diferentes dependiendo de los que recibiera él. Esto define una dependencia entre agentes. Pero esta dependencia puede crearse en tiempo de ejecución del sistema. Por ejemplo, si se supone que se tiene la cadena r</text:span><text:span text:style-name="T35">b</text:span><text:span text:style-name="T59">·s</text:span><text:span text:style-name="T35">q</text:span><text:span text:style-name="T59">, con r y s como agentes, se podría desarrollar una dependencia entre r y s, de tal maner</text:span><text:span text:style-name="T59">a que, </text:span><text:span text:style-name="T59">si se produce un determinado evento</text:span><text:span text:style-name="T59">, </text:span><text:span text:style-name="T59">la cadena anterior quede como r</text:span><text:span text:style-name="T35">b</text:span><text:span text:style-name="T59">(s</text:span><text:span text:style-name="T35">q</text:span><text:span text:style-name="T59">). Esto podría significar que dos agentes que antes existían independientemente ahora podrían formar un sólo agente. Este tipo de operaciones son muy interesantes ya que recuerdan a procesos de agregación celular. Así se podrían desarrollar algoritmos que de forma espontánea</text:span><text:span text:style-name="T59">, </text:span><text:span text:style-name="T59">y dependiendo de determinadas condiciones, se pase de organismos unicelulares (cuando los agentes son independientes entre sí) a organismos multicelulares.</text:span></text:p>
      <text:p text:style-name="P1"><text:span text:style-name="T84"><text:tab/></text:span><text:span text:style-name="T59">Prosiguiendo con las similitudes biológicas también se podrían estudiar el desarrollo de algoritmos genéticos. En este caso, dado un agente como r</text:span><text:span text:style-name="T35">abc</text:span><text:span text:style-name="T59">, </text:span><text:span text:style-name="T59">se podría definir una función de </text:span><text:span text:style-name="T59">evolución que dado un evento (que representaría la reproducción), pueda producir la reproducción de r pero con modificaciones en la cadena de eventos a los que pueda reaccionar. Es decir, se podría reproducir como la cadena <text:s/>r</text:span><text:span text:style-name="T35">ab</text:span><text:span text:style-name="T59"> o incluso incluir otros eventos como r</text:span><text:span text:style-name="T35">abd</text:span><text:span text:style-name="T59">.</text:span></text:p>
      <text:p text:style-name="P9"><text:span text:style-name="T96"><text:tab/>También se podría considerar la posibilidad de ejecutar acciones asociadas a eventos pero con una cierta probabilidad. Es decir, si se define un agente como r</text:span><text:span text:style-name="T39">ab</text:span><text:span text:style-name="T96"> y este agente recibiera el evento e</text:span><text:span text:style-name="T39">a</text:span><text:span text:style-name="T96"> la función asociada a la ejecución de este evento se ejecutaría pero sólo con una cierta prob</text:span><text:span text:style-name="T93">abilidad. Esto podría servir para algoritmos que utilicen la probabilidad como elemento fundamental en su función de evolución. Por ejemplo, se podrían usar definiciones de aprendizaje de un agente mediante sistemas probabilísticos.</text:span></text:p>
      <text:p text:style-name="Text_20_body"><text:tab/><text:span text:style-name="T129">Una posible área de aplicación del modelo podría ser la ro</text:span><text:span text:style-name="T138">bótica, en la cual existe un uso exhaustivo de los SMA. <text:s/>Un robot puede comportarse como un agente o un conjunto de agentes y, tanto su representación como sus acciones, se podrían especificar como un conjunto de primitivas que hacen que el robot se mueva hacia diferentes lugares. Por ejemplo, una acción de nuestro sistema puede ser “mueve brazo”. Esta primitiva puede mover un brazo virtual si hablamos de una simulación gráfica, o mover un brazo robótico real. Los diferentes sensores pueden definir un generador de eventos que tratarían la señal del sensor y pasarían a los agentes la información que necesitan.</text:span></text:p>
      <text:p text:style-name="P11">En definitiva, se ha pretendido dar una solución que integra lo mejor de los SMA y SG y cuya aplicación puede aplicarse en toda la gran diversidad de problemas que intenta abordar los SMA, con el enriquecimiento que supone usar los SG para el análisis de los datos que genera los agentes en la evolución de un sistema con agentes de diversa naturale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OpenSymbol1" svg:font-family="OpenSymbol" style:font-adornments="Predeterminado" style:font-pitch="variable" style:font-charset="x-symbol"/>
    <style:font-face style:name="PDEEMO+Symbol" svg:font-family="PDEEMO+Symbol"/>
    <style:font-face style:name="Tahoma2" svg:font-family="Tahoma"/>
    <style:font-face style:name="Times New Roman3" svg:font-family="'Times New Roman'"/>
    <style:font-face style:name="HLHJAH+BookAntiqua" svg:font-family="HLHJAH+BookAntiqua" style:font-family-generic="roman"/>
    <style:font-face style:name="HLHJBJ+BookAntiqua-Italic" svg:font-family="HLHJBJ+BookAntiqua-Italic" style:font-family-generic="roman"/>
    <style:font-face style:name="HLHJJK+BookAntiqua-Bold" svg:font-family="HLHJJK+BookAntiqua-Bold" style:font-family-generic="roman"/>
    <style:font-face style:name="Arial2" svg:font-family="Arial" style:font-family-generic="roman" style:font-pitch="variable"/>
    <style:font-face style:name="Georgia1" svg:font-family="Georgia" style:font-family-generic="roman" style:font-pitch="variable"/>
    <style:font-face style:name="Georgia" svg:font-family="Georgia" style:font-adornments="Cursiva" style:font-family-generic="roman" style:font-pitch="variable"/>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eta cursiva" style:font-family-generic="swiss" style:font-pitch="variable"/>
    <style:font-face style:name="Arial3" svg:font-family="Arial" style:font-adornments="Normal" style:font-family-generic="swiss" style:font-pitch="variable"/>
    <style:font-face style:name="DejaVu Sans1" svg:font-family="'DejaVu Sans'" style:font-family-generic="swiss" style:font-pitch="variable"/>
    <style:font-face style:name="DejaVu Sans" svg:font-family="'DejaVu Sans'" style:font-adornments="Normal" style:font-family-generic="swiss" style:font-pitch="variable"/>
    <style:font-face style:name="Tahoma" svg:font-family="Tahoma"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2"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50%" fo:text-align="justify" style:justify-single-word="false" fo:text-indent="1cm" style:auto-text-indent="false"/>
      <style:text-properties style:font-name="Times New Roman1" fo:background-color="transparen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Tahoma1"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able" style:family="paragraph" style:parent-style-name="Caption" style:class="extra">
      <style:paragraph-properties>
        <style:tab-stops/>
      </style:paragraph-properties>
      <style:text-properties fo:font-size="10.5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Capítulo" style:family="paragraph" style:parent-style-name="Title" style:next-style-name="Text_20_body" style:list-style-name="Outline" style:default-outline-level="1">
      <style:paragraph-properties fo:margin-top="0.42cm" fo:margin-bottom="0.31cm" fo:line-height="150%" fo:text-align="start" style:justify-single-word="false"/>
      <style:text-properties fo:font-size="75%"/>
    </style:style>
    <style:style style:name="Titulo_20_capítulo" style:display-name="Titulo capítulo" style:family="paragraph" style:next-style-name="Text_20_body" style:class="text" style:master-page-name="">
      <style:paragraph-properties fo:margin-left="0cm" fo:margin-right="0cm" fo:margin-top="9.999cm" fo:margin-bottom="1cm" fo:line-height="100%" fo:text-align="end" style:justify-single-word="false" fo:text-indent="0cm" style:auto-text-indent="false" fo:background-color="transparent" fo:padding="0.049cm" fo:border="0.018cm solid #000000" style:shadow="#000000 0.101cm 0.101cm">
        <style:tab-stops/>
        <style:drop-cap/>
        <style:background-image/>
      </style:paragraph-properties>
      <style:text-properties fo:font-variant="normal" fo:text-transform="none" style:font-name="Times New Roman2" fo:font-size="90%" style:text-underline-style="none" fo:font-weight="bold" style:font-size-asian="10.5pt"/>
    </style:style>
    <style:style style:name="Subcapítulo" style:family="paragraph" style:parent-style-name="Capítulo" style:next-style-name="Text_20_body" style:list-style-name="Outline" style:master-page-name="" style:default-outline-level="2">
      <style:paragraph-properties fo:margin-top="0.21cm" fo:margin-bottom="0.349cm" fo:text-align="start" style:justify-single-word="false" fo:orphans="0" fo:padding="0cm" fo:border="none" style:shadow="none"/>
      <style:text-properties fo:font-variant="normal" fo:text-transform="none" style:font-name="Arial1" fo:font-size="95%" fo:font-style="italic" style:font-size-asian="10.5pt"/>
    </style:style>
    <style:style style:name="Definición" style:family="paragraph" style:parent-style-name="Text_20_body" style:master-page-name="">
      <style:paragraph-properties fo:margin-left="1.499cm" fo:margin-right="1.499cm" fo:margin-top="0cm" fo:margin-bottom="0cm" fo:text-indent="0.3cm" style:auto-text-indent="false" fo:background-color="transparent" style:shadow="none" fo:keep-with-next="auto">
        <style:tab-stops/>
        <style:background-image/>
      </style:paragraph-properties>
      <style:text-properties style:font-name="Georgia" fo:font-size="11pt" fo:font-style="italic" style:font-size-asian="10.5pt"/>
    </style:style>
    <style:style style:name="Título_20_subcapítulo" style:display-name="Título subcapítulo" style:family="paragraph" style:parent-style-name="Titulo_20_capítulo" style:next-style-name="Text_20_body" style:master-page-name="">
      <style:paragraph-properties fo:margin-top="0.21cm" fo:margin-bottom="0.349cm" fo:text-align="start" style:justify-single-word="false" fo:orphans="0" fo:padding="0cm" fo:border="none" style:shadow="none"/>
      <style:text-properties fo:font-variant="normal" fo:text-transform="none" fo:font-size="13pt" fo:font-style="italic"/>
    </style:style>
    <style:style style:name="Sub-Subcapítulo" style:family="paragraph" style:parent-style-name="Subcapítulo" style:next-style-name="Text_20_body" style:list-style-name="Outline" style:master-page-name="" style:default-outline-level="3">
      <style:paragraph-properties style:shadow="none"/>
      <style:text-properties fo:font-weight="normal" style:font-size-asian="10.5pt"/>
    </style:style>
    <style:style style:name="Figura" style:family="paragraph" style:parent-style-name="Caption"/>
    <style:style style:name="Título_20_Sub-Subcapítulo" style:display-name="Título Sub-Subcapítulo" style:family="paragraph" style:parent-style-name="Título_20_subcapítulo" style:next-style-name="Text_20_body" style:list-style-name="Outline" style:master-page-name="" style:default-outline-level="4">
      <style:paragraph-properties style:shadow="none"/>
      <style:text-properties fo:font-weight="normal"/>
    </style:style>
    <style:style style:name="Pie_20_Tabla" style:display-name="Pie Tabla" style:family="paragraph" style:parent-style-name="Table" style:next-style-name="Text_20_body">
      <style:paragraph-properties fo:text-align="center" style:justify-single-word="false"/>
      <style:text-properties fo:font-size="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list-style style:name="Outline">
      <text:list-level-style-number text:level="1" style:num-suffix="."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a"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Gabriel</meta:initial-creator>
    <meta:creation-date>2009-03-26T07:18:49</meta:creation-date>
    <dc:creator>R MC</dc:creator>
    <dc:date>2009-05-12T16:28:37</dc:date>
    <dc:language>es-ES</dc:language>
    <meta:editing-cycles>146</meta:editing-cycles>
    <meta:editing-duration>P1DT3H34M40S</meta:editing-duration>
    <meta:user-defined meta:name="Información 1"/>
    <meta:user-defined meta:name="Información 2"/>
    <meta:user-defined meta:name="Información 3"/>
    <meta:user-defined meta:name="Información 4"/>
    <meta:document-statistic meta:table-count="5" meta:image-count="0" meta:object-count="28" meta:page-count="30" meta:paragraph-count="270" meta:word-count="11318" meta:character-count="68955"/>
  </office:meta>
</office:document-meta>
</file>

<file path=Object 1/content.xml><?xml version="1.0" encoding="utf-8"?>
<!DOCTYPE math  PUBLIC '-//OpenOffice.org//DTD Modified W3C MathML 1.01//EN'  'math.dtd'>
<math:math xmlns:math="http://www.w3.org/1998/Math/MathML">
  <math:semantics>
    <math:mrow>
      <math:mi>L</math:mi>
      <math:mrow>
        <math:mrow>
          <math:mo math:stretchy="false">(</math:mo>
          <math:mi>M</math:mi>
          <math:mo math:stretchy="false">)</math:mo>
        </math:mrow>
        <math:mo math:stretchy="false">=</math:mo>
        <math:mrow>
          <math:mo math:stretchy="false">{</math:mo>
          <math:mrow>
            <math:mrow>
              <math:mrow>
                <math:mi>w</math:mi>
                <math:mo math:stretchy="false">∈</math:mo>
                <math:msup>
                  <math:mo math:stretchy="false">Σ</math:mo>
                  <math:mtext>*</math:mtext>
                </math:msup>
              </math:mrow>
              <math:mo math:stretchy="false">∣</math:mo>
              <math:mi math:fontstyle="italic">MUNDO</math:mi>
            </math:mrow>
            <math:mover>
              <math:mo math:stretchy="false">→</math:mo>
              <math:mtext>*</math:mtext>
            </math:mover>
            <math:mi>w</math:mi>
          </math:mrow>
          <math:mo math:stretchy="false">}</math:mo>
        </math:mrow>
      </math:mrow>
    </math:mrow>
    <math:annotation math:encoding="StarMath 5.0">L(M) = lbrace w in %SIGMA^{"*"} divides MUNDO rightarrow  csup "*" w  rbrace </math:annotation>
  </math:semantics>
</math:math>
</file>

<file path=Object 10/content.xml><?xml version="1.0" encoding="utf-8"?>
<!DOCTYPE math  PUBLIC '-//OpenOffice.org//DTD Modified W3C MathML 1.01//EN'  'math.dtd'>
<math:math xmlns:math="http://www.w3.org/1998/Math/MathML">
  <math:semantics>
    <math:msubsup>
      <math:mi>e</math:mi>
      <math:mi>c</math:mi>
      <math:mi>d</math:mi>
    </math:msubsup>
    <math:annotation math:encoding="StarMath 5.0">e^{d}_{c}</math:annotation>
  </math:semantics>
</math:math>
</file>

<file path=Object 11/content.xml><?xml version="1.0" encoding="utf-8"?>
<!DOCTYPE math  PUBLIC '-//OpenOffice.org//DTD Modified W3C MathML 1.01//EN'  'math.dtd'>
<math:math xmlns:math="http://www.w3.org/1998/Math/MathML">
  <math:semantics>
    <math:msup>
      <math:mi>e</math:mi>
      <math:mi>d</math:mi>
    </math:msup>
    <math:annotation math:encoding="StarMath 5.0">e^{d}</math:annotation>
  </math:semantics>
</math:math>
</file>

<file path=Object 12/content.xml><?xml version="1.0" encoding="utf-8"?>
<!DOCTYPE math  PUBLIC '-//OpenOffice.org//DTD Modified W3C MathML 1.01//EN'  'math.dtd'>
<math:math xmlns:math="http://www.w3.org/1998/Math/MathML">
  <math:semantics>
    <math:mrow>
      <math:mi>e</math:mi>
      <math:mrow>
        <math:mrow>
          <math:mo math:stretchy="false">(</math:mo>
          <math:mrow>
            <math:mi>z</math:mi>
            <math:mi>,</math:mi>
            <math:msup>
              <math:mi>e</math:mi>
              <math:mi>i</math:mi>
            </math:msup>
          </math:mrow>
          <math:mo math:stretchy="false">)</math:mo>
        </math:mrow>
        <math:mo math:stretchy="false">=</math:mo>
        <math:mfenced math:open="{" math:close="}">
          <math:mtable>
            <math:mtr>
              <math:mtd>
                <math:mrow>
                  <math:mrow>
                    <math:mi>z</math:mi>
                    <math:mo math:stretchy="false">⋅</math:mo>
                    <math:msup>
                      <math:mi>e</math:mi>
                      <math:mi>i</math:mi>
                    </math:msup>
                  </math:mrow>
                </math:mrow>
              </math:mtd>
              <math:mtd>
                <math:mrow>
                  <math:mrow>
                    <math:mi math:fontstyle="italic">si</math:mi>
                    <math:mrow>
                      <math:msup>
                        <math:mi>e</math:mi>
                        <math:mi>i</math:mi>
                      </math:msup>
                      <math:mo math:stretchy="false">∉</math:mo>
                      <math:mi>z</math:mi>
                    </math:mrow>
                  </math:mrow>
                </math:mrow>
              </math:mtd>
            </math:mtr>
            <math:mtr>
              <math:mtd>
                <math:mrow>
                  <math:mi>z</math:mi>
                </math:mrow>
              </math:mtd>
              <math:mtd>
                <math:mrow>
                  <math:mrow>
                    <math:mi math:fontstyle="italic">si</math:mi>
                    <math:mrow>
                      <math:msup>
                        <math:mi>e</math:mi>
                        <math:mi>i</math:mi>
                      </math:msup>
                      <math:mo math:stretchy="false">∈</math:mo>
                      <math:mi>z</math:mi>
                    </math:mrow>
                  </math:mrow>
                </math:mrow>
              </math:mtd>
            </math:mtr>
          </math:mtable>
        </math:mfenced>
      </math:mrow>
    </math:mrow>
    <math:annotation math:encoding="StarMath 5.0">e(z, e^{i}) =
left lbrace 
matrix
{
	alignl z cdot e^{i} # alignl si e^{i} notin z ## 
	alignl z # alignl si e^{i} in z
} 
right rbrace 

</math:annotation>
  </math:semantics>
</math:math>
</file>

<file path=Object 13/content.xml><?xml version="1.0" encoding="utf-8"?>
<!DOCTYPE math  PUBLIC '-//OpenOffice.org//DTD Modified W3C MathML 1.01//EN'  'math.dtd'>
<math:math xmlns:math="http://www.w3.org/1998/Math/MathML">
  <math:semantics>
    <math:mrow>
      <math:mi>E</math:mi>
      <math:mrow>
        <math:mrow>
          <math:mo math:stretchy="false">(</math:mo>
          <math:mrow>
            <math:msup>
              <math:mi>C</math:mi>
              <math:mtext>*</math:mtext>
            </math:msup>
            <math:mi>,</math:mi>
            <math:mi>t</math:mi>
          </math:mrow>
          <math:mo math:stretchy="false">)</math:mo>
        </math:mrow>
        <math:mo math:stretchy="false">=</math:mo>
        <math:mfenced math:open="{" math:close="}">
          <math:mtable>
            <math:mtr>
              <math:mtd>
                <math:mrow>
                  <math:mrow>
                    <math:mi>e</math:mi>
                    <math:mrow>
                      <math:mo math:stretchy="false">(</math:mo>
                      <math:mrow>
                        <math:mi>z</math:mi>
                        <math:mi>,</math:mi>
                        <math:msub>
                          <math:mi>C</math:mi>
                          <math:mi>i</math:mi>
                        </math:msub>
                        <math:mrow>
                          <math:mo math:stretchy="false">(</math:mo>
                          <math:mi>t</math:mi>
                          <math:mo math:stretchy="false">)</math:mo>
                        </math:mrow>
                      </math:mrow>
                      <math:mo math:stretchy="false">)</math:mo>
                    </math:mrow>
                  </math:mrow>
                </math:mrow>
              </math:mtd>
              <math:mtd>
                <math:mrow>
                  <math:mrow>
                    <math:mrow>
                      <math:mi>z</math:mi>
                      <math:mo math:stretchy="false">=</math:mo>
                      <math:mi>E</math:mi>
                    </math:mrow>
                    <math:mrow>
                      <math:mo math:stretchy="false">(</math:mo>
                      <math:mrow>
                        <math:mrow>
                          <math:msup>
                            <math:mi>C</math:mi>
                            <math:mtext>*</math:mtext>
                          </math:msup>
                          <math:mo math:stretchy="false">−</math:mo>
                          <math:msub>
                            <math:mi>C</math:mi>
                            <math:mi>i</math:mi>
                          </math:msub>
                        </math:mrow>
                        <math:mi>,</math:mi>
                        <math:mi>t</math:mi>
                      </math:mrow>
                      <math:mo math:stretchy="false">)</math:mo>
                    </math:mrow>
                  </math:mrow>
                </math:mrow>
              </math:mtd>
            </math:mtr>
            <math:mtr>
              <math:mtd>
                <math:mrow>
                  <math:mo math:stretchy="false">ε</math:mo>
                </math:mrow>
              </math:mtd>
              <math:mtd>
                <math:mrow>
                  <math:mrow>
                    <math:mi math:fontstyle="italic">si</math:mi>
                    <math:mrow>
                      <math:msup>
                        <math:mi>C</math:mi>
                        <math:mtext>*</math:mtext>
                      </math:msup>
                      <math:mo math:stretchy="false">=</math:mo>
                      <math:mo math:stretchy="false">∅</math:mo>
                    </math:mrow>
                  </math:mrow>
                </math:mrow>
              </math:mtd>
            </math:mtr>
          </math:mtable>
        </math:mfenced>
      </math:mrow>
    </math:mrow>
    <math:annotation math:encoding="StarMath 5.0">E(C^{"*"}, t) =
left lbrace 
matrix
{
	alignl e(z,C_{i}(t)) # alignl z = E(C^{"*"} - C_{i}, t) ## 
	alignl %epsilon # alignl si C^{"*"} = emptyset
} 
right rbrace 

</math:annotation>
  </math:semantics>
</math:math>
</file>

<file path=Object 14/content.xml><?xml version="1.0" encoding="utf-8"?>
<!DOCTYPE math  PUBLIC '-//OpenOffice.org//DTD Modified W3C MathML 1.01//EN'  'math.dtd'>
<math:math xmlns:math="http://www.w3.org/1998/Math/MathML">
  <math:semantics>
    <math:mrow>
      <math:mi>V</math:mi>
      <math:mo math:stretchy="false">⊆</math:mo>
      <math:mi>D</math:mi>
    </math:mrow>
    <math:annotation math:encoding="StarMath 5.0">V subseteq D </math:annotation>
  </math:semantics>
</math:math>
</file>

<file path=Object 15/content.xml><?xml version="1.0" encoding="utf-8"?>
<!DOCTYPE math  PUBLIC '-//OpenOffice.org//DTD Modified W3C MathML 1.01//EN'  'math.dtd'>
<math:math xmlns:math="http://www.w3.org/1998/Math/MathML">
  <math:semantics>
    <math:mrow>
      <math:msub>
        <math:mi>C</math:mi>
        <math:mi math:fontstyle="italic">bosque</math:mi>
      </math:msub>
      <math:mo math:stretchy="false">=</math:mo>
      <math:mfenced math:open="{" math:close="}">
        <math:mtable>
          <math:mtr>
            <math:mtd>
              <math:msup>
                <math:mi>e</math:mi>
                <math:mi>c</math:mi>
              </math:msup>
            </math:mtd>
            <math:mtd>
              <math:mrow>
                <math:mi math:fontstyle="italic">con</math:mi>
                <math:mi math:fontstyle="italic">probabilidad</math:mi>
                <math:mi>g</math:mi>
              </math:mrow>
            </math:mtd>
          </math:mtr>
          <math:mtr>
            <math:mtd>
              <math:msup>
                <math:mi>e</math:mi>
                <math:mi>r</math:mi>
              </math:msup>
            </math:mtd>
            <math:mtd>
              <math:mrow>
                <math:mi math:fontstyle="italic">con</math:mi>
                <math:mi math:fontstyle="italic">probabilidad</math:mi>
                <math:mi>f</math:mi>
              </math:mrow>
            </math:mtd>
          </math:mtr>
        </math:mtable>
      </math:mfenced>
    </math:mrow>
    <math:annotation math:encoding="StarMath 5.0">C_{bosque} = 
left lbrace 
	matrix
	{
		e^{c} # con probabilidad g ## 
		e^{r} # con probabilidad f
	}
right rbrace </math:annotation>
  </math:semantics>
</math:math>
</file>

<file path=Object 16/content.xml><?xml version="1.0" encoding="utf-8"?>
<!DOCTYPE math  PUBLIC '-//OpenOffice.org//DTD Modified W3C MathML 1.01//EN'  'math.dtd'>
<math:math xmlns:math="http://www.w3.org/1998/Math/MathML">
  <math:semantics>
    <math:mrow>
      <math:msub>
        <math:mi>C</math:mi>
        <math:mi math:fontstyle="italic">visualizacion</math:mi>
      </math:msub>
      <math:mo math:stretchy="false">=</math:mo>
      <math:mrow>
        <math:mo math:stretchy="false">{</math:mo>
        <math:mrow>
          <math:msup>
            <math:mi>e</math:mi>
            <math:mi>d</math:mi>
          </math:msup>
          <math:mi/>
          <math:mi math:fontstyle="italic">cada</math:mi>
          <math:mi math:fontstyle="italic">redibujado</math:mi>
        </math:mrow>
        <math:mo math:stretchy="false">}</math:mo>
      </math:mrow>
    </math:mrow>
    <math:annotation math:encoding="StarMath 5.0">C_{visualizacion} = lbrace e^{d} ~ cada redibujado rbrace</math:annotation>
  </math:semantics>
</math:math>
</file>

<file path=Object 17/content.xml><?xml version="1.0" encoding="utf-8"?>
<!DOCTYPE math  PUBLIC '-//OpenOffice.org//DTD Modified W3C MathML 1.01//EN'  'math.dtd'>
<math:math xmlns:math="http://www.w3.org/1998/Math/MathML">
  <math:semantics>
    <math:mrow>
      <math:mo math:stretchy="false">λ</math:mo>
      <math:mtext/>
      <math:mrow>
        <math:mrow>
          <math:mo math:stretchy="false">(</math:mo>
          <math:mrow>
            <math:msup>
              <math:mi>B</math:mi>
              <math:mi math:fontstyle="italic">crv</math:mi>
            </math:msup>
            <math:mi>,</math:mi>
            <math:msup>
              <math:mi>e</math:mi>
              <math:mi>f</math:mi>
            </math:msup>
          </math:mrow>
          <math:mo math:stretchy="false">)</math:mo>
        </math:mrow>
        <math:mo math:stretchy="false">=</math:mo>
        <math:mfenced math:open="{" math:close="}">
          <math:mtable>
            <math:mtr>
              <math:mtd>
                <math:mrow>
                  <math:mrow>
                    <math:msubsup>
                      <math:mi>A</math:mi>
                      <math:mi>c</math:mi>
                      <math:mrow>
                        <math:mi>t</math:mi>
                        <math:mo math:stretchy="false">=</math:mo>
                        <math:mn>1</math:mn>
                      </math:mrow>
                    </math:msubsup>
                    <math:mo math:stretchy="false">⋅</math:mo>
                    <math:msup>
                      <math:mi>B</math:mi>
                      <math:mi math:fontstyle="italic">crv</math:mi>
                    </math:msup>
                  </math:mrow>
                </math:mrow>
              </math:mtd>
              <math:mtd>
                <math:mrow>
                  <math:mrow>
                    <math:mi>f</math:mi>
                    <math:mo math:stretchy="false">=</math:mo>
                    <math:mi>c</math:mi>
                  </math:mrow>
                </math:mrow>
              </math:mtd>
            </math:mtr>
            <math:mtr>
              <math:mtd>
                <math:mrow>
                  <math:mrow>
                    <math:msup>
                      <math:mi>R</math:mi>
                      <math:mrow>
                        <math:mi>t</math:mi>
                        <math:mo math:stretchy="false">=</math:mo>
                        <math:mn>1</math:mn>
                      </math:mrow>
                    </math:msup>
                    <math:mo math:stretchy="false">⋅</math:mo>
                    <math:msup>
                      <math:mi>B</math:mi>
                      <math:mi math:fontstyle="italic">crv</math:mi>
                    </math:msup>
                  </math:mrow>
                </math:mrow>
              </math:mtd>
              <math:mtd>
                <math:mrow>
                  <math:mrow>
                    <math:mi>f</math:mi>
                    <math:mo math:stretchy="false">=</math:mo>
                    <math:mi>r</math:mi>
                  </math:mrow>
                </math:mrow>
              </math:mtd>
            </math:mtr>
            <math:mtr>
              <math:mtd>
                <math:mrow>
                  <math:msup>
                    <math:mi>B</math:mi>
                    <math:mi math:fontstyle="italic">crv</math:mi>
                  </math:msup>
                </math:mrow>
              </math:mtd>
              <math:mtd>
                <math:mrow>
                  <math:mrow>
                    <math:mi>f</math:mi>
                    <math:mo math:stretchy="false">=</math:mo>
                    <math:mi>v</math:mi>
                  </math:mrow>
                </math:mrow>
              </math:mtd>
            </math:mtr>
            <math:mtr>
              <math:mtd>
                <math:mrow>
                  <math:msup>
                    <math:mi>B</math:mi>
                    <math:mi math:fontstyle="italic">crv</math:mi>
                  </math:msup>
                </math:mrow>
              </math:mtd>
              <math:mtd>
                <math:mrow>
                  <math:mrow>
                    <math:mrow>
                      <math:mi>f</math:mi>
                      <math:mo math:stretchy="false">≠</math:mo>
                      <math:mi>c</math:mi>
                    </math:mrow>
                    <math:mi>,</math:mi>
                    <math:mi>r</math:mi>
                    <math:mi>,</math:mi>
                    <math:mi>v</math:mi>
                  </math:mrow>
                </math:mrow>
              </math:mtd>
            </math:mtr>
          </math:mtable>
        </math:mfenced>
      </math:mrow>
    </math:mrow>
    <math:annotation math:encoding="StarMath 5.0">%lambda%(B^{crv}, e^{f} ) = 
left lbrace 
	matrix
	{
		alignl A_c^{t=1} cdot B^{crv} # alignl f = c ## 
		alignl R^{t=1} cdot B^{crv} # alignl f = r ##
		alignl B^{crv} # alignl f = v ##
		alignl B^{crv} # alignl f &lt;&gt; c,r,v
	}  
right rbrace </math:annotation>
  </math:semantics>
</math:math>
</file>

<file path=Object 18/content.xml><?xml version="1.0" encoding="utf-8"?>
<!DOCTYPE math  PUBLIC '-//OpenOffice.org//DTD Modified W3C MathML 1.01//EN'  'math.dtd'>
<math:math xmlns:math="http://www.w3.org/1998/Math/MathML">
  <math:semantics>
    <math:mrow>
      <math:mo math:stretchy="false">λ</math:mo>
      <math:mtext/>
      <math:mrow>
        <math:mrow>
          <math:mo math:stretchy="false">(</math:mo>
          <math:mrow>
            <math:msubsup>
              <math:mi>A</math:mi>
              <math:mi>s</math:mi>
              <math:mi>x</math:mi>
            </math:msubsup>
            <math:mi>,</math:mi>
            <math:msup>
              <math:mi>e</math:mi>
              <math:mi>f</math:mi>
            </math:msup>
          </math:mrow>
          <math:mo math:stretchy="false">)</math:mo>
        </math:mrow>
        <math:mo math:stretchy="false">=</math:mo>
        <math:mfenced math:open="{" math:close="}">
          <math:mtable>
            <math:mtr>
              <math:mtd>
                <math:mrow>
                  <math:msubsup>
                    <math:mi>A</math:mi>
                    <math:mi>c</math:mi>
                    <math:mrow>
                      <math:mi>t</math:mi>
                      <math:mo math:stretchy="false">+</math:mo>
                      <math:mn>1</math:mn>
                    </math:mrow>
                  </math:msubsup>
                </math:mrow>
              </math:mtd>
              <math:mtd>
                <math:mrow>
                  <math:mrow>
                    <math:mrow>
                      <math:mrow>
                        <math:mi>f</math:mi>
                        <math:mo math:stretchy="false">=</math:mo>
                        <math:mrow>
                          <math:mrow>
                            <math:mi>t</math:mi>
                            <math:mo math:stretchy="false">∧</math:mo>
                            <math:mi>t</math:mi>
                          </math:mrow>
                          <math:mo math:stretchy="false">+</math:mo>
                          <math:mn>1</math:mn>
                        </math:mrow>
                      </math:mrow>
                      <math:mo math:stretchy="false">≤</math:mo>
                      <math:mrow>
                        <math:msub>
                          <math:mi>N</math:mi>
                          <math:mi math:fontstyle="italic">frames</math:mi>
                        </math:msub>
                        <math:mo math:stretchy="false">∧</math:mo>
                        <math:mi>s</math:mi>
                      </math:mrow>
                    </math:mrow>
                    <math:mo math:stretchy="false">=</math:mo>
                    <math:mi>c</math:mi>
                  </math:mrow>
                </math:mrow>
              </math:mtd>
            </math:mtr>
            <math:mtr>
              <math:mtd>
                <math:mrow>
                  <math:msubsup>
                    <math:mi>A</math:mi>
                    <math:mi>a</math:mi>
                    <math:mi>q</math:mi>
                  </math:msubsup>
                </math:mrow>
              </math:mtd>
              <math:mtd>
                <math:mrow>
                  <math:mrow>
                    <math:mrow>
                      <math:mrow>
                        <math:mi>f</math:mi>
                        <math:mo math:stretchy="false">=</math:mo>
                        <math:mrow>
                          <math:mrow>
                            <math:mi>t</math:mi>
                            <math:mo math:stretchy="false">∧</math:mo>
                            <math:mi>t</math:mi>
                          </math:mrow>
                          <math:mo math:stretchy="false">+</math:mo>
                          <math:mn>1</math:mn>
                        </math:mrow>
                      </math:mrow>
                      <math:mo math:stretchy="false">&gt;</math:mo>
                      <math:mrow>
                        <math:msub>
                          <math:mi>N</math:mi>
                          <math:mi math:fontstyle="italic">frames</math:mi>
                        </math:msub>
                        <math:mo math:stretchy="false">∧</math:mo>
                        <math:mi>s</math:mi>
                      </math:mrow>
                    </math:mrow>
                    <math:mo math:stretchy="false">=</math:mo>
                    <math:mi>c</math:mi>
                  </math:mrow>
                </math:mrow>
              </math:mtd>
            </math:mtr>
            <math:mtr>
              <math:mtd>
                <math:mrow>
                  <math:mrow>
                    <math:mrow>
                      <math:msubsup>
                        <math:mi>A</math:mi>
                        <math:mi>i</math:mi>
                        <math:mrow>
                          <math:mi>t</math:mi>
                          <math:mo math:stretchy="false">=</math:mo>
                          <math:mn>1</math:mn>
                        </math:mrow>
                      </math:msubsup>
                      <math:mo math:stretchy="false">∧</math:mo>
                      <math:mo math:stretchy="false">Δ</math:mo>
                    </math:mrow>
                    <math:msup>
                      <math:mi math:fontstyle="italic">Vecinos</math:mi>
                      <math:mi>q</math:mi>
                    </math:msup>
                  </math:mrow>
                </math:mrow>
              </math:mtd>
              <math:mtd>
                <math:mrow>
                  <math:mrow>
                    <math:mrow>
                      <math:mrow>
                        <math:mi>f</math:mi>
                        <math:mo math:stretchy="false">=</math:mo>
                        <math:mi>q</math:mi>
                      </math:mrow>
                      <math:mo math:stretchy="false">&gt;</math:mo>
                      <math:mrow>
                        <math:msub>
                          <math:mi>N</math:mi>
                          <math:mi math:fontstyle="italic">frames</math:mi>
                        </math:msub>
                        <math:mo math:stretchy="false">∧</math:mo>
                        <math:mi>s</math:mi>
                      </math:mrow>
                    </math:mrow>
                    <math:mo math:stretchy="false">=</math:mo>
                    <math:mi>a</math:mi>
                  </math:mrow>
                </math:mrow>
              </math:mtd>
            </math:mtr>
            <math:mtr>
              <math:mtd>
                <math:mrow>
                  <math:msubsup>
                    <math:mi>A</math:mi>
                    <math:mi>i</math:mi>
                    <math:mrow>
                      <math:mi>t</math:mi>
                      <math:mo math:stretchy="false">+</math:mo>
                      <math:mn>1</math:mn>
                    </math:mrow>
                  </math:msubsup>
                </math:mrow>
              </math:mtd>
              <math:mtd>
                <math:mrow>
                  <math:mrow>
                    <math:mrow>
                      <math:mi>f</math:mi>
                      <math:mo math:stretchy="false">=</math:mo>
                      <math:mrow>
                        <math:mi>t</math:mi>
                        <math:mo math:stretchy="false">∧</math:mo>
                        <math:mi>s</math:mi>
                      </math:mrow>
                    </math:mrow>
                    <math:mo math:stretchy="false">=</math:mo>
                    <math:mi>i</math:mi>
                  </math:mrow>
                </math:mrow>
              </math:mtd>
            </math:mtr>
            <math:mtr>
              <math:mtd>
                <math:mrow>
                  <math:mrow>
                    <math:mo math:stretchy="false">Δ</math:mo>
                    <math:msup>
                      <math:mi>e</math:mi>
                      <math:mi>v</math:mi>
                    </math:msup>
                  </math:mrow>
                </math:mrow>
              </math:mtd>
              <math:mtd>
                <math:mrow>
                  <math:mrow>
                    <math:mrow>
                      <math:mrow>
                        <math:mi>f</math:mi>
                        <math:mo math:stretchy="false">=</math:mo>
                        <math:mrow>
                          <math:mrow>
                            <math:mi>t</math:mi>
                            <math:mo math:stretchy="false">∧</math:mo>
                            <math:mi>t</math:mi>
                          </math:mrow>
                          <math:mo math:stretchy="false">+</math:mo>
                          <math:mn>1</math:mn>
                        </math:mrow>
                      </math:mrow>
                      <math:mo math:stretchy="false">&gt;</math:mo>
                      <math:mrow>
                        <math:msub>
                          <math:mi>N</math:mi>
                          <math:mi math:fontstyle="italic">frames</math:mi>
                        </math:msub>
                        <math:mo math:stretchy="false">∧</math:mo>
                        <math:mi>s</math:mi>
                      </math:mrow>
                    </math:mrow>
                    <math:mo math:stretchy="false">=</math:mo>
                    <math:mi>i</math:mi>
                  </math:mrow>
                </math:mrow>
              </math:mtd>
            </math:mtr>
            <math:mtr>
              <math:mtd>
                <math:mrow>
                  <math:msubsup>
                    <math:mi>A</math:mi>
                    <math:mi>s</math:mi>
                    <math:mi>t</math:mi>
                  </math:msubsup>
                </math:mrow>
              </math:mtd>
              <math:mtd>
                <math:mrow>
                  <math:mrow>
                    <math:mrow>
                      <math:mi>f</math:mi>
                      <math:mo math:stretchy="false">≠</math:mo>
                      <math:mrow>
                        <math:mi>t</math:mi>
                        <math:mo math:stretchy="false">∧</math:mo>
                        <math:mi>f</math:mi>
                      </math:mrow>
                    </math:mrow>
                    <math:mo math:stretchy="false">≠</math:mo>
                    <math:mi>q</math:mi>
                  </math:mrow>
                </math:mrow>
              </math:mtd>
            </math:mtr>
          </math:mtable>
        </math:mfenced>
      </math:mrow>
    </math:mrow>
    <math:annotation math:encoding="StarMath 5.0">%lambda%(A_{s}^{x}, e^{f} ) = 
left lbrace 
	matrix
	{
		alignl A_c^{t+1} # alignl f = t and t + 1  leslant N_{frames} and s = c## 
		alignl A_a^{q} # alignl f = t and t+1 &gt; N_{frames} and s = c ##
       alignl A_i^{t=1} and %DELTA Vecinos^q # alignl f = q &gt; N_{frames} and s = a ##		
		alignl A_i^{t+1} # alignl f = t and s = i ## 
		alignl %DELTA e^{v} # alignl f = t and t+1 &gt; N_{frames} and s = i##	
		alignl A_s^t # alignl f &lt;&gt; t and f&lt;&gt;q
	}  
right rbrace 
</math:annotation>
  </math:semantics>
</math:math>
</file>

<file path=Object 19/content.xml><?xml version="1.0" encoding="utf-8"?>
<!DOCTYPE math  PUBLIC '-//OpenOffice.org//DTD Modified W3C MathML 1.01//EN'  'math.dtd'>
<math:math xmlns:math="http://www.w3.org/1998/Math/MathML">
  <math:semantics>
    <math:msubsup>
      <math:mi>A</math:mi>
      <math:mi>s</math:mi>
      <math:mi>d</math:mi>
    </math:msubsup>
    <math:annotation math:encoding="StarMath 5.0">A_s^{d}</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w</math:mi>
          <math:mo math:stretchy="false">)</math:mo>
        </math:mrow>
        <math:mo math:stretchy="false">=</math:mo>
        <math:mfenced math:open="{" math:close="}">
          <math:mtable>
            <math:mtr>
              <math:mtd>
                <math:mrow>
                  <math:mo math:stretchy="false">α</math:mo>
                  <math:mrow>
                    <math:mo math:stretchy="false">(</math:mo>
                    <math:mi>w</math:mi>
                    <math:mo math:stretchy="false">)</math:mo>
                  </math:mrow>
                </math:mrow>
              </math:mtd>
              <math:mtd>
                <math:mrow>
                  <math:mrow>
                    <math:mi math:fontstyle="italic">Si</math:mi>
                    <math:mrow>
                      <math:mi>w</math:mi>
                      <math:mo math:stretchy="false">∈</math:mo>
                      <math:mi>P</math:mi>
                    </math:mrow>
                  </math:mrow>
                </math:mrow>
              </math:mtd>
            </math:mtr>
            <math:mtr>
              <math:mtd>
                <math:mrow>
                  <math:mo math:stretchy="false">β</math:mo>
                  <math:mrow>
                    <math:mo math:stretchy="false">(</math:mo>
                    <math:mi>t</math:mi>
                    <math:mo math:stretchy="false">)</math:mo>
                  </math:mrow>
                  <math:mi>;</math:mi>
                  <math:mo math:stretchy="false">φ</math:mo>
                  <math:mrow>
                    <math:mo math:stretchy="false">(</math:mo>
                    <math:mi>v</math:mi>
                    <math:mo math:stretchy="false">)</math:mo>
                  </math:mrow>
                  <math:mi>;</math:mi>
                  <math:mo math:stretchy="false">δ</math:mo>
                  <math:mrow>
                    <math:mo math:stretchy="false">(</math:mo>
                    <math:mi>t</math:mi>
                    <math:mo math:stretchy="false">)</math:mo>
                  </math:mrow>
                </math:mrow>
              </math:mtd>
              <math:mtd>
                <math:mrow>
                  <math:mrow>
                    <math:mi math:fontstyle="italic">Si</math:mi>
                    <math:mrow>
                      <math:mi>w</math:mi>
                      <math:mo math:stretchy="false">=</math:mo>
                      <math:mi>t</math:mi>
                    </math:mrow>
                    <math:mrow>
                      <math:mrow>
                        <math:mrow>
                          <math:mo math:stretchy="false">(</math:mo>
                          <math:mi>v</math:mi>
                          <math:mo math:stretchy="false">)</math:mo>
                        </math:mrow>
                        <math:mo math:stretchy="false">∧</math:mo>
                        <math:mi>v</math:mi>
                      </math:mrow>
                      <math:mo math:stretchy="false">∈</math:mo>
                      <math:mi>L</math:mi>
                    </math:mrow>
                    <math:mrow>
                      <math:mo math:stretchy="false">(</math:mo>
                      <math:mi>M</math:mi>
                      <math:mo math:stretchy="false">)</math:mo>
                    </math:mrow>
                  </math:mrow>
                </math:mrow>
              </math:mtd>
            </math:mtr>
            <math:mtr>
              <math:mtd>
                <math:mrow>
                  <math:mo math:stretchy="false">φ</math:mo>
                  <math:mrow>
                    <math:mo math:stretchy="false">(</math:mo>
                    <math:mi>s</math:mi>
                    <math:mo math:stretchy="false">)</math:mo>
                  </math:mrow>
                  <math:mi>;</math:mi>
                  <math:mo math:stretchy="false">φ</math:mo>
                  <math:mrow>
                    <math:mo math:stretchy="false">(</math:mo>
                    <math:mi>t</math:mi>
                    <math:mo math:stretchy="false">)</math:mo>
                  </math:mrow>
                </math:mrow>
              </math:mtd>
              <math:mtd>
                <math:mrow>
                  <math:mrow>
                    <math:mi math:fontstyle="italic">Si</math:mi>
                    <math:mrow>
                      <math:mi>w</math:mi>
                      <math:mo math:stretchy="false">=</math:mo>
                      <math:mrow>
                        <math:mrow>
                          <math:mi>s</math:mi>
                          <math:mo math:stretchy="false">⋅</math:mo>
                          <math:mi>t</math:mi>
                        </math:mrow>
                        <math:mo math:stretchy="false">∧</math:mo>
                        <math:mi>s</math:mi>
                      </math:mrow>
                    </math:mrow>
                    <math:mi>,</math:mi>
                    <math:mrow>
                      <math:mi>t</math:mi>
                      <math:mo math:stretchy="false">∈</math:mo>
                      <math:mi>L</math:mi>
                    </math:mrow>
                    <math:mrow>
                      <math:mo math:stretchy="false">(</math:mo>
                      <math:mi>M</math:mi>
                      <math:mo math:stretchy="false">)</math:mo>
                    </math:mrow>
                  </math:mrow>
                </math:mrow>
              </math:mtd>
            </math:mtr>
          </math:mtable>
        </math:mfenced>
      </math:mrow>
    </math:mrow>
    <math:annotation math:encoding="StarMath 5.0">%varphi(w) = 
left lbrace 
matrix
{
	%alpha(w) # alignl Si w in P ## 
	%beta(t);%varphi(v);%delta(t) # alignl Si w=t(v) and v in L(M)##
	%varphi(s);%varphi(t) # alignl Si w=s cdot t and s,t in L(M)
} 
right rbrace </math:annotation>
  </math:semantics>
</math:math>
</file>

<file path=Object 20/content.xml><?xml version="1.0" encoding="utf-8"?>
<!DOCTYPE math  PUBLIC '-//OpenOffice.org//DTD Modified W3C MathML 1.01//EN'  'math.dtd'>
<math:math xmlns:math="http://www.w3.org/1998/Math/MathML">
  <math:semantics>
    <math:mrow>
      <math:mo math:stretchy="false">λ</math:mo>
      <math:mtext/>
      <math:mrow>
        <math:mrow>
          <math:mo math:stretchy="false">(</math:mo>
          <math:mrow>
            <math:msup>
              <math:mi>R</math:mi>
              <math:mi>t</math:mi>
            </math:msup>
            <math:mi>,</math:mi>
            <math:msup>
              <math:mi>e</math:mi>
              <math:mi>f</math:mi>
            </math:msup>
          </math:mrow>
          <math:mo math:stretchy="false">)</math:mo>
        </math:mrow>
        <math:mo math:stretchy="false">=</math:mo>
        <math:mfenced math:open="{" math:close="}">
          <math:mtable>
            <math:mtr>
              <math:mtd>
                <math:mrow>
                  <math:msup>
                    <math:mi>R</math:mi>
                    <math:mrow>
                      <math:mi>t</math:mi>
                      <math:mo math:stretchy="false">+</math:mo>
                      <math:mn>1</math:mn>
                    </math:mrow>
                  </math:msup>
                </math:mrow>
              </math:mtd>
              <math:mtd>
                <math:mrow>
                  <math:mrow>
                    <math:mrow>
                      <math:mi>f</math:mi>
                      <math:mo math:stretchy="false">=</math:mo>
                      <math:mrow>
                        <math:mrow>
                          <math:mi>t</math:mi>
                          <math:mo math:stretchy="false">∧</math:mo>
                          <math:mi>t</math:mi>
                        </math:mrow>
                        <math:mo math:stretchy="false">+</math:mo>
                        <math:mn>1</math:mn>
                      </math:mrow>
                    </math:mrow>
                    <math:mo math:stretchy="false">≤</math:mo>
                    <math:mi>N</math:mi>
                  </math:mrow>
                </math:mrow>
              </math:mtd>
            </math:mtr>
            <math:mtr>
              <math:mtd>
                <math:mrow>
                  <math:mrow>
                    <math:mo math:stretchy="false">Δ</math:mo>
                    <math:msup>
                      <math:mi>e</math:mi>
                      <math:mi>q</math:mi>
                    </math:msup>
                  </math:mrow>
                </math:mrow>
              </math:mtd>
              <math:mtd>
                <math:mrow>
                  <math:mrow>
                    <math:mrow>
                      <math:mi>f</math:mi>
                      <math:mo math:stretchy="false">=</math:mo>
                      <math:mrow>
                        <math:mrow>
                          <math:mi>t</math:mi>
                          <math:mo math:stretchy="false">∧</math:mo>
                          <math:mi>t</math:mi>
                        </math:mrow>
                        <math:mo math:stretchy="false">+</math:mo>
                        <math:mn>1</math:mn>
                      </math:mrow>
                    </math:mrow>
                    <math:mo math:stretchy="false">&gt;</math:mo>
                    <math:msub>
                      <math:mi>N</math:mi>
                      <math:mi math:fontstyle="italic">frames</math:mi>
                    </math:msub>
                  </math:mrow>
                </math:mrow>
              </math:mtd>
            </math:mtr>
            <math:mtr>
              <math:mtd>
                <math:mrow>
                  <math:msup>
                    <math:mi>R</math:mi>
                    <math:mi>t</math:mi>
                  </math:msup>
                </math:mrow>
              </math:mtd>
              <math:mtd>
                <math:mrow>
                  <math:mrow>
                    <math:mi>f</math:mi>
                    <math:mo math:stretchy="false">≠</math:mo>
                    <math:mi>t</math:mi>
                  </math:mrow>
                </math:mrow>
              </math:mtd>
            </math:mtr>
          </math:mtable>
        </math:mfenced>
      </math:mrow>
    </math:mrow>
    <math:annotation math:encoding="StarMath 5.0">%lambda%(R^{t}, e^{f} ) = 
left lbrace 
	matrix
	{
		alignl R^{t+1} # alignl f = t and t + 1 leslant N ## 
		alignl %DELTA e^{q} # alignl f = t and t+1 &gt; N_{frames} ##
		alignl R^{t} # alignl f &lt;&gt; t
	}  
right rbrace 
</math:annotation>
  </math:semantics>
</math:math>
</file>

<file path=Object 22/content.xml><?xml version="1.0" encoding="utf-8"?>
<!DOCTYPE math  PUBLIC '-//OpenOffice.org//DTD Modified W3C MathML 1.01//EN'  'math.dtd'>
<math:math xmlns:math="http://www.w3.org/1998/Math/MathML">
  <math:semantics>
    <math:mrow>
      <math:mo math:stretchy="false">π</math:mo>
      <math:mrow>
        <math:mrow>
          <math:mo math:stretchy="false">(</math:mo>
          <math:mrow>
            <math:msup>
              <math:mi>B</math:mi>
              <math:mi>d</math:mi>
            </math:msup>
            <math:mrow>
              <math:mo math:stretchy="false">(</math:mo>
              <math:mi>v</math:mi>
              <math:mo math:stretchy="false">)</math:mo>
            </math:mrow>
            <math:mi>,</math:mi>
            <math:msup>
              <math:mi>e</math:mi>
              <math:mi>f</math:mi>
            </math:msup>
          </math:mrow>
          <math:mo math:stretchy="false">)</math:mo>
        </math:mrow>
        <math:mo math:stretchy="false">=</math:mo>
        <math:mfenced math:open="{" math:close="}">
          <math:mtable>
            <math:mtr>
              <math:mtd>
                <math:mrow>
                  <math:mi>T</math:mi>
                </math:mrow>
              </math:mtd>
              <math:mtd>
                <math:mrow>
                  <math:mrow>
                    <math:mi>f</math:mi>
                    <math:mo math:stretchy="false">=</math:mo>
                    <math:mi>d</math:mi>
                  </math:mrow>
                </math:mrow>
              </math:mtd>
            </math:mtr>
            <math:mtr>
              <math:mtd>
                <math:mrow>
                  <math:mo math:stretchy="false">ε</math:mo>
                </math:mrow>
              </math:mtd>
              <math:mtd>
                <math:mrow>
                  <math:mrow>
                    <math:mi>f</math:mi>
                    <math:mo math:stretchy="false">≠</math:mo>
                    <math:mi>d</math:mi>
                  </math:mrow>
                </math:mrow>
              </math:mtd>
            </math:mtr>
          </math:mtable>
        </math:mfenced>
      </math:mrow>
    </math:mrow>
    <math:annotation math:encoding="StarMath 5.0">%pi(B^{d}(v), e^{f}) = 
left lbrace 
	matrix
	{
		alignl T # alignl f = d ##
		alignl %epsilon # alignl f &lt;&gt; d
	}  
right rbrace </math:annotation>
  </math:semantics>
</math:math>
</file>

<file path=Object 23/content.xml><?xml version="1.0" encoding="utf-8"?>
<!DOCTYPE math  PUBLIC '-//OpenOffice.org//DTD Modified W3C MathML 1.01//EN'  'math.dtd'>
<math:math xmlns:math="http://www.w3.org/1998/Math/MathML">
  <math:semantics>
    <math:mrow>
      <math:mo math:stretchy="false">π</math:mo>
      <math:mrow>
        <math:mrow>
          <math:mo math:stretchy="false">(</math:mo>
          <math:mrow>
            <math:msubsup>
              <math:mi>A</math:mi>
              <math:mi>s</math:mi>
              <math:mi>d</math:mi>
            </math:msubsup>
            <math:mrow>
              <math:mo math:stretchy="false">(</math:mo>
              <math:mi>v</math:mi>
              <math:mo math:stretchy="false">)</math:mo>
            </math:mrow>
            <math:mi>,</math:mi>
            <math:msup>
              <math:mi>e</math:mi>
              <math:mi>f</math:mi>
            </math:msup>
          </math:mrow>
          <math:mo math:stretchy="false">)</math:mo>
        </math:mrow>
        <math:mo math:stretchy="false">=</math:mo>
        <math:mfenced math:open="{" math:close="}">
          <math:mtable>
            <math:mtr>
              <math:mtd>
                <math:mrow>
                  <math:mrow>
                    <math:msub>
                      <math:mi>D</math:mi>
                      <math:mrow>
                        <math:mo math:stretchy="false">(</math:mo>
                        <math:mrow>
                          <math:mi>i</math:mi>
                          <math:mi>,</math:mi>
                          <math:mi>j</math:mi>
                        </math:mrow>
                        <math:mo math:stretchy="false">)</math:mo>
                      </math:mrow>
                    </math:msub>
                    <math:mrow>
                      <math:mo math:stretchy="false">(</math:mo>
                      <math:mrow>
                        <math:msub>
                          <math:mi>S</math:mi>
                          <math:mi>s</math:mi>
                        </math:msub>
                        <math:mrow>
                          <math:mo math:stretchy="false">(</math:mo>
                          <math:mi>A</math:mi>
                          <math:mo math:stretchy="false">)</math:mo>
                        </math:mrow>
                      </math:mrow>
                      <math:mo math:stretchy="false">)</math:mo>
                    </math:mrow>
                  </math:mrow>
                </math:mrow>
              </math:mtd>
              <math:mtd>
                <math:mrow>
                  <math:mrow>
                    <math:mrow>
                      <math:mi>f</math:mi>
                      <math:mo math:stretchy="false">=</math:mo>
                      <math:mrow>
                        <math:mi>d</math:mi>
                        <math:mo math:stretchy="false">∧</math:mo>
                        <math:mi>s</math:mi>
                      </math:mrow>
                    </math:mrow>
                    <math:mo math:stretchy="false">=</math:mo>
                    <math:mi>c</math:mi>
                  </math:mrow>
                </math:mrow>
              </math:mtd>
            </math:mtr>
            <math:mtr>
              <math:mtd>
                <math:mrow>
                  <math:mrow>
                    <math:msub>
                      <math:mi>D</math:mi>
                      <math:mrow>
                        <math:mo math:stretchy="false">(</math:mo>
                        <math:mrow>
                          <math:mi>i</math:mi>
                          <math:mi>,</math:mi>
                          <math:mi>j</math:mi>
                        </math:mrow>
                        <math:mo math:stretchy="false">)</math:mo>
                      </math:mrow>
                    </math:msub>
                    <math:mrow>
                      <math:mo math:stretchy="false">(</math:mo>
                      <math:mi>A</math:mi>
                      <math:mo math:stretchy="false">)</math:mo>
                    </math:mrow>
                  </math:mrow>
                </math:mrow>
              </math:mtd>
              <math:mtd>
                <math:mrow>
                  <math:mrow>
                    <math:mrow>
                      <math:mi>f</math:mi>
                      <math:mo math:stretchy="false">=</math:mo>
                      <math:mrow>
                        <math:mi>d</math:mi>
                        <math:mo math:stretchy="false">∧</math:mo>
                        <math:mi>s</math:mi>
                      </math:mrow>
                    </math:mrow>
                    <math:mo math:stretchy="false">=</math:mo>
                    <math:mi>a</math:mi>
                  </math:mrow>
                </math:mrow>
              </math:mtd>
            </math:mtr>
            <math:mtr>
              <math:mtd>
                <math:mrow>
                  <math:mrow>
                    <math:msub>
                      <math:mi>D</math:mi>
                      <math:mrow>
                        <math:mo math:stretchy="false">(</math:mo>
                        <math:mrow>
                          <math:mi>i</math:mi>
                          <math:mi>,</math:mi>
                          <math:mi>j</math:mi>
                        </math:mrow>
                        <math:mo math:stretchy="false">)</math:mo>
                      </math:mrow>
                    </math:msub>
                    <math:mrow>
                      <math:mo math:stretchy="false">(</math:mo>
                      <math:mrow>
                        <math:msub>
                          <math:mi>S</math:mi>
                          <math:msup>
                            <math:mi>s</math:mi>
                            <math:mrow>
                              <math:mo math:stretchy="false">−</math:mo>
                              <math:mn>1</math:mn>
                            </math:mrow>
                          </math:msup>
                        </math:msub>
                        <math:mrow>
                          <math:mo math:stretchy="false">(</math:mo>
                          <math:msub>
                            <math:mi>A</math:mi>
                            <math:mi>q</math:mi>
                          </math:msub>
                          <math:mo math:stretchy="false">)</math:mo>
                        </math:mrow>
                      </math:mrow>
                      <math:mo math:stretchy="false">)</math:mo>
                    </math:mrow>
                  </math:mrow>
                </math:mrow>
              </math:mtd>
              <math:mtd>
                <math:mrow>
                  <math:mrow>
                    <math:mrow>
                      <math:mi>f</math:mi>
                      <math:mo math:stretchy="false">=</math:mo>
                      <math:mrow>
                        <math:mi>d</math:mi>
                        <math:mo math:stretchy="false">∧</math:mo>
                        <math:mi>s</math:mi>
                      </math:mrow>
                    </math:mrow>
                    <math:mo math:stretchy="false">=</math:mo>
                    <math:mi>i</math:mi>
                  </math:mrow>
                </math:mrow>
              </math:mtd>
            </math:mtr>
            <math:mtr>
              <math:mtd>
                <math:mrow>
                  <math:mo math:stretchy="false">ε</math:mo>
                </math:mrow>
              </math:mtd>
              <math:mtd>
                <math:mrow>
                  <math:mrow>
                    <math:mi>f</math:mi>
                    <math:mo math:stretchy="false">≠</math:mo>
                    <math:mi>d</math:mi>
                  </math:mrow>
                </math:mrow>
              </math:mtd>
            </math:mtr>
          </math:mtable>
        </math:mfenced>
      </math:mrow>
    </math:mrow>
    <math:annotation math:encoding="StarMath 5.0">%pi(A_s^{d}(v), e^{f}) = 
left lbrace 
	matrix
	{
		alignl D_{(i,j)}(S_{s}(A)) # alignl f = d and s = c ##
		alignl D_{(i,j)}(A) # alignl f = d and s = a ##
		alignl D_{(i,j)}(S_{s^{-1}}(A_{q})) # alignl f = d and s = i##
		alignl %epsilon # alignl f &lt;&gt; d
	}  
right rbrace </math:annotation>
  </math:semantics>
</math:math>
</file>

<file path=Object 25/content.xml><?xml version="1.0" encoding="utf-8"?>
<!DOCTYPE math  PUBLIC '-//OpenOffice.org//DTD Modified W3C MathML 1.01//EN'  'math.dtd'>
<math:math xmlns:math="http://www.w3.org/1998/Math/MathML">
  <math:semantics>
    <math:mrow>
      <math:mo math:stretchy="false">π</math:mo>
      <math:mrow>
        <math:mrow>
          <math:mo math:stretchy="false">(</math:mo>
          <math:mrow>
            <math:msup>
              <math:mi>R</math:mi>
              <math:mi>d</math:mi>
            </math:msup>
            <math:mrow>
              <math:mo math:stretchy="false">(</math:mo>
              <math:mi>v</math:mi>
              <math:mo math:stretchy="false">)</math:mo>
            </math:mrow>
            <math:mi>,</math:mi>
            <math:msup>
              <math:mi>e</math:mi>
              <math:mi>f</math:mi>
            </math:msup>
          </math:mrow>
          <math:mo math:stretchy="false">)</math:mo>
        </math:mrow>
        <math:mo math:stretchy="false">=</math:mo>
        <math:mfenced math:open="{" math:close="}">
          <math:mtable>
            <math:mtr>
              <math:mtd>
                <math:mrow>
                  <math:mrow>
                    <math:msub>
                      <math:mi>D</math:mi>
                      <math:mrow>
                        <math:mo math:stretchy="false">(</math:mo>
                        <math:mrow>
                          <math:mi>i</math:mi>
                          <math:mi>,</math:mi>
                          <math:mi>j</math:mi>
                        </math:mrow>
                        <math:mo math:stretchy="false">)</math:mo>
                      </math:mrow>
                    </math:msub>
                    <math:mrow>
                      <math:mo math:stretchy="false">(</math:mo>
                      <math:mi>R</math:mi>
                      <math:mo math:stretchy="false">)</math:mo>
                    </math:mrow>
                  </math:mrow>
                </math:mrow>
              </math:mtd>
              <math:mtd>
                <math:mrow>
                  <math:mrow>
                    <math:mi>f</math:mi>
                    <math:mo math:stretchy="false">=</math:mo>
                    <math:mi>d</math:mi>
                  </math:mrow>
                </math:mrow>
              </math:mtd>
            </math:mtr>
            <math:mtr>
              <math:mtd>
                <math:mrow>
                  <math:mo math:stretchy="false">ε</math:mo>
                </math:mrow>
              </math:mtd>
              <math:mtd>
                <math:mrow>
                  <math:mrow>
                    <math:mi>f</math:mi>
                    <math:mo math:stretchy="false">≠</math:mo>
                    <math:mi>d</math:mi>
                  </math:mrow>
                </math:mrow>
              </math:mtd>
            </math:mtr>
          </math:mtable>
        </math:mfenced>
      </math:mrow>
    </math:mrow>
    <math:annotation math:encoding="StarMath 5.0">%pi(R^{d}(v), e^{f}) = 
left lbrace 
	matrix
	{
		alignl D_{(i,j)}(R) # alignl f = d ##
		alignl %epsilon # alignl f &lt;&gt; d
	}  
right rbrace </math:annotation>
  </math:semantics>
</math:math>
</file>

<file path=Object 27/content.xml><?xml version="1.0" encoding="utf-8"?>
<!DOCTYPE math  PUBLIC '-//OpenOffice.org//DTD Modified W3C MathML 1.01//EN'  'math.dtd'>
<math:math xmlns:math="http://www.w3.org/1998/Math/MathML">
  <math:semantics>
    <math:mrow>
      <math:mi>s</math:mi>
      <math:mo math:stretchy="false">=</math:mo>
      <math:mfrac>
        <math:mi>t</math:mi>
        <math:mi>N</math:mi>
      </math:mfrac>
    </math:mrow>
    <math:annotation math:encoding="StarMath 5.0">s = t over N</math:annotation>
  </math:semantics>
</math:math>
</file>

<file path=Object 28/content.xml><?xml version="1.0" encoding="utf-8"?>
<!DOCTYPE math  PUBLIC '-//OpenOffice.org//DTD Modified W3C MathML 1.01//EN'  'math.dtd'>
<math:math xmlns:math="http://www.w3.org/1998/Math/MathML">
  <math:semantics>
    <math:mrow>
      <math:msub>
        <math:mi>w</math:mi>
        <math:mn>0</math:mn>
      </math:msub>
      <math:mo math:stretchy="false">=</math:mo>
      <math:msup>
        <math:mi>B</math:mi>
        <math:mi math:fontstyle="italic">crv</math:mi>
      </math:msup>
    </math:mrow>
    <math:annotation math:encoding="StarMath 5.0">w_{0} = B^{crv}</math:annotation>
  </math:semantics>
</math:math>
</file>

<file path=Object 3/content.xml><?xml version="1.0" encoding="utf-8"?>
<!DOCTYPE math  PUBLIC '-//OpenOffice.org//DTD Modified W3C MathML 1.01//EN'  'math.dtd'>
<math:math xmlns:math="http://www.w3.org/1998/Math/MathML">
  <math:semantics>
    <math:mrow>
      <math:mo math:stretchy="false">λ</math:mo>
      <math:mrow>
        <math:mrow>
          <math:mo math:stretchy="false">(</math:mo>
          <math:mrow>
            <math:msubsup>
              <math:mi>a</math:mi>
              <math:mi>s</math:mi>
              <math:mi>d</math:mi>
            </math:msubsup>
            <math:mrow>
              <math:mo math:stretchy="false">(</math:mo>
              <math:mi>v</math:mi>
              <math:mo math:stretchy="false">)</math:mo>
            </math:mrow>
            <math:mi>,</math:mi>
            <math:msup>
              <math:mi>e</math:mi>
              <math:mi>f</math:mi>
            </math:msup>
          </math:mrow>
          <math:mo math:stretchy="false">)</math:mo>
        </math:mrow>
        <math:mo math:stretchy="false">=</math:mo>
        <math:mfenced math:open="{" math:close="}">
          <math:mtable>
            <math:mtr>
              <math:mtd>
                <math:mrow>
                  <math:mrow>
                    <math:mrow>
                      <math:mi>u</math:mi>
                      <math:mo math:stretchy="false">∈</math:mo>
                      <math:mi>L</math:mi>
                    </math:mrow>
                    <math:mrow>
                      <math:mo math:stretchy="false">(</math:mo>
                      <math:mi>M</math:mi>
                      <math:mo math:stretchy="false">)</math:mo>
                    </math:mrow>
                  </math:mrow>
                </math:mrow>
              </math:mtd>
              <math:mtd>
                <math:mrow>
                  <math:mrow>
                    <math:mi math:fontstyle="italic">Si</math:mi>
                    <math:mrow>
                      <math:mi>f</math:mi>
                      <math:mo math:stretchy="false">=</math:mo>
                      <math:mi>d</math:mi>
                    </math:mrow>
                  </math:mrow>
                </math:mrow>
              </math:mtd>
            </math:mtr>
            <math:mtr>
              <math:mtd>
                <math:mrow>
                  <math:mrow>
                    <math:msubsup>
                      <math:mi>a</math:mi>
                      <math:mi>s</math:mi>
                      <math:mi>d</math:mi>
                    </math:msubsup>
                    <math:mrow>
                      <math:mo math:stretchy="false">(</math:mo>
                      <math:mi>v</math:mi>
                      <math:mo math:stretchy="false">)</math:mo>
                    </math:mrow>
                  </math:mrow>
                </math:mrow>
              </math:mtd>
              <math:mtd>
                <math:mrow>
                  <math:mrow>
                    <math:mi math:fontstyle="italic">Si</math:mi>
                    <math:mrow>
                      <math:mi>f</math:mi>
                      <math:mo math:stretchy="false">≠</math:mo>
                      <math:mi>d</math:mi>
                    </math:mrow>
                  </math:mrow>
                </math:mrow>
              </math:mtd>
            </math:mtr>
          </math:mtable>
        </math:mfenced>
      </math:mrow>
    </math:mrow>
    <math:annotation math:encoding="StarMath 5.0">%lambda(a_s^{d}(v), e^{f} ) = 
left lbrace 
	matrix
	{
		alignl u in L(M) # alignl Si f = d ## 
		alignl a_s^{d}(v) # alignl Si f &lt;&gt; d 
	}  
right rbrace </math:annotation>
  </math:semantics>
</math:math>
</file>

<file path=Object 31/content.xml><?xml version="1.0" encoding="utf-8"?>
<!DOCTYPE math  PUBLIC '-//OpenOffice.org//DTD Modified W3C MathML 1.01//EN'  'math.dtd'>
<math:math xmlns:math="http://www.w3.org/1998/Math/MathML">
  <math:semantics>
    <math:mrow>
      <math:mrow>
        <math:msubsup>
          <math:mi>a</math:mi>
          <math:mi>s</math:mi>
          <math:mi>d</math:mi>
        </math:msubsup>
        <math:mo math:stretchy="false">∈</math:mo>
        <math:mstyle math:fontweight="bold">
          <math:mrow>
            <math:msubsup>
              <math:mi>A</math:mi>
              <math:mi>S</math:mi>
              <math:mi>D</math:mi>
            </math:msubsup>
          </math:mrow>
        </math:mstyle>
      </math:mrow>
      <math:mi>,</math:mi>
      <math:mrow>
        <math:mi>d</math:mi>
        <math:mo math:stretchy="false">∈</math:mo>
        <math:mi>D</math:mi>
      </math:mrow>
      <math:mi>,</math:mi>
      <math:mrow>
        <math:mi>s</math:mi>
        <math:mo math:stretchy="false">∈</math:mo>
        <math:mi>S</math:mi>
      </math:mrow>
    </math:mrow>
    <math:annotation math:encoding="StarMath 5.0">a_s^d in Bold A_S^D, d in D, s in S</math:annotation>
  </math:semantics>
</math:math>
</file>

<file path=Object 32/content.xml><?xml version="1.0" encoding="utf-8"?>
<!DOCTYPE math  PUBLIC '-//OpenOffice.org//DTD Modified W3C MathML 1.01//EN'  'math.dtd'>
<math:math xmlns:math="http://www.w3.org/1998/Math/MathML">
  <math:semantics>
    <math:msubsup>
      <math:mi>a</math:mi>
      <math:mi>s</math:mi>
      <math:mi>d</math:mi>
    </math:msubsup>
    <math:annotation math:encoding="StarMath 5.0">a_s^d</math:annotation>
  </math:semantics>
</math:math>
</file>

<file path=Object 33/content.xml><?xml version="1.0" encoding="utf-8"?>
<!DOCTYPE math  PUBLIC '-//OpenOffice.org//DTD Modified W3C MathML 1.01//EN'  'math.dtd'>
<math:math xmlns:math="http://www.w3.org/1998/Math/MathML">
  <math:semantics>
    <math:msubsup>
      <math:mi>A</math:mi>
      <math:mi>s</math:mi>
      <math:mi>x</math:mi>
    </math:msubsup>
    <math:annotation math:encoding="StarMath 5.0">A_s^{x}</math:annotation>
  </math:semantics>
</math:math>
</file>

<file path=Object 4/content.xml><?xml version="1.0" encoding="utf-8"?>
<!DOCTYPE math  PUBLIC '-//OpenOffice.org//DTD Modified W3C MathML 1.01//EN'  'math.dtd'>
<math:math xmlns:math="http://www.w3.org/1998/Math/MathML">
  <math:semantics>
    <math:mrow>
      <math:mo math:stretchy="false">η</math:mo>
      <math:mrow>
        <math:mrow>
          <math:mo math:stretchy="false">(</math:mo>
          <math:mrow>
            <math:mi>w</math:mi>
            <math:mi>,</math:mi>
            <math:msup>
              <math:mi>e</math:mi>
              <math:mi>v</math:mi>
            </math:msup>
          </math:mrow>
          <math:mo math:stretchy="false">)</math:mo>
        </math:mrow>
        <math:mo math:stretchy="false">=</math:mo>
        <math:mfenced math:open="{" math:close="}">
          <math:mtable>
            <math:mtr>
              <math:mtd>
                <math:mi>w</math:mi>
              </math:mtd>
              <math:mtd>
                <math:mrow>
                  <math:mrow>
                    <math:mi math:fontstyle="italic">Si</math:mi>
                    <math:mrow>
                      <math:mi>w</math:mi>
                      <math:mo math:stretchy="false">∈</math:mo>
                      <math:mi>P</math:mi>
                    </math:mrow>
                  </math:mrow>
                </math:mrow>
              </math:mtd>
            </math:mtr>
            <math:mtr>
              <math:mtd>
                <math:mrow>
                  <math:mi>t</math:mi>
                  <math:mrow>
                    <math:mo math:stretchy="false">(</math:mo>
                    <math:mrow>
                      <math:mo math:stretchy="false">η</math:mo>
                      <math:mrow>
                        <math:mo math:stretchy="false">(</math:mo>
                        <math:mrow>
                          <math:mi>v</math:mi>
                          <math:mi>,</math:mi>
                          <math:msup>
                            <math:mi>e</math:mi>
                            <math:mi>v</math:mi>
                          </math:msup>
                        </math:mrow>
                        <math:mo math:stretchy="false">)</math:mo>
                      </math:mrow>
                    </math:mrow>
                    <math:mo math:stretchy="false">)</math:mo>
                  </math:mrow>
                </math:mrow>
              </math:mtd>
              <math:mtd>
                <math:mrow>
                  <math:mrow>
                    <math:mi math:fontstyle="italic">Si</math:mi>
                    <math:mrow>
                      <math:mi>w</math:mi>
                      <math:mo math:stretchy="false">=</math:mo>
                      <math:mi>t</math:mi>
                    </math:mrow>
                    <math:mrow>
                      <math:mo math:stretchy="false">(</math:mo>
                      <math:mi>v</math:mi>
                      <math:mo math:stretchy="false">)</math:mo>
                    </math:mrow>
                  </math:mrow>
                </math:mrow>
              </math:mtd>
            </math:mtr>
            <math:mtr>
              <math:mtd>
                <math:mrow>
                  <math:munder>
                    <math:mo math:stretchy="false">∏</math:mo>
                    <math:mrow>
                      <math:mo math:stretchy="false">∀</math:mo>
                      <math:mrow>
                        <math:mi>f</math:mi>
                        <math:mo math:stretchy="false">∈</math:mo>
                        <math:mi>v</math:mi>
                      </math:mrow>
                    </math:mrow>
                  </math:munder>
                  <math:mrow>
                    <math:mo math:stretchy="false">(</math:mo>
                    <math:mrow>
                      <math:mo math:stretchy="false">λ</math:mo>
                      <math:mrow>
                        <math:mo math:stretchy="false">(</math:mo>
                        <math:mrow>
                          <math:msubsup>
                            <math:mi>a</math:mi>
                            <math:mi>s</math:mi>
                            <math:mi>d</math:mi>
                          </math:msubsup>
                          <math:mrow>
                            <math:mo math:stretchy="false">(</math:mo>
                            <math:mrow>
                              <math:mo math:stretchy="false">η</math:mo>
                              <math:mrow>
                                <math:mo math:stretchy="false">(</math:mo>
                                <math:mrow>
                                  <math:mi>y</math:mi>
                                  <math:mi>,</math:mi>
                                  <math:msup>
                                    <math:mi>e</math:mi>
                                    <math:mi>v</math:mi>
                                  </math:msup>
                                </math:mrow>
                                <math:mo math:stretchy="false">)</math:mo>
                              </math:mrow>
                            </math:mrow>
                            <math:mo math:stretchy="false">)</math:mo>
                          </math:mrow>
                          <math:mi>,</math:mi>
                          <math:msup>
                            <math:mi>e</math:mi>
                            <math:mi>f</math:mi>
                          </math:msup>
                        </math:mrow>
                        <math:mo math:stretchy="false">)</math:mo>
                      </math:mrow>
                    </math:mrow>
                    <math:mo math:stretchy="false">)</math:mo>
                  </math:mrow>
                </math:mrow>
              </math:mtd>
              <math:mtd>
                <math:mrow>
                  <math:mrow>
                    <math:mi math:fontstyle="italic">Si</math:mi>
                    <math:mrow>
                      <math:mi>w</math:mi>
                      <math:mo math:stretchy="false">=</math:mo>
                      <math:msubsup>
                        <math:mi>a</math:mi>
                        <math:mi>s</math:mi>
                        <math:mi>d</math:mi>
                      </math:msubsup>
                    </math:mrow>
                    <math:mrow>
                      <math:mo math:stretchy="false">(</math:mo>
                      <math:mi>y</math:mi>
                      <math:mo math:stretchy="false">)</math:mo>
                    </math:mrow>
                  </math:mrow>
                </math:mrow>
              </math:mtd>
            </math:mtr>
            <math:mtr>
              <math:mtd>
                <math:mrow>
                  <math:mo math:stretchy="false">η</math:mo>
                  <math:mrow>
                    <math:mrow>
                      <math:mo math:stretchy="false">(</math:mo>
                      <math:mrow>
                        <math:mi>s</math:mi>
                        <math:mi>,</math:mi>
                        <math:msup>
                          <math:mi>e</math:mi>
                          <math:mi>v</math:mi>
                        </math:msup>
                      </math:mrow>
                      <math:mo math:stretchy="false">)</math:mo>
                    </math:mrow>
                    <math:mo math:stretchy="false">⋅</math:mo>
                    <math:mo math:stretchy="false">η</math:mo>
                  </math:mrow>
                  <math:mrow>
                    <math:mo math:stretchy="false">(</math:mo>
                    <math:mrow>
                      <math:mi>t</math:mi>
                      <math:mi>,</math:mi>
                      <math:msup>
                        <math:mi>e</math:mi>
                        <math:mi>v</math:mi>
                      </math:msup>
                    </math:mrow>
                    <math:mo math:stretchy="false">)</math:mo>
                  </math:mrow>
                </math:mrow>
              </math:mtd>
              <math:mtd>
                <math:mrow>
                  <math:mrow>
                    <math:mi math:fontstyle="italic">Si</math:mi>
                    <math:mrow>
                      <math:mi>w</math:mi>
                      <math:mo math:stretchy="false">=</math:mo>
                      <math:mi>s</math:mi>
                    </math:mrow>
                    <math:mi>·</math:mi>
                    <math:mi>t</math:mi>
                  </math:mrow>
                </math:mrow>
              </math:mtd>
            </math:mtr>
          </math:mtable>
        </math:mfenced>
      </math:mrow>
    </math:mrow>
    <math:annotation math:encoding="StarMath 5.0">%eta(w, e^{v}) = 
	left lbrace 
		matrix
		{
			w # alignl Si w in P ## 
			t(%eta(v,e^{v})) # alignl Si w = t(v)##
			prod csub{forall f in v} (%lambda(a_s^{d}(%eta(y,e^{v})), e^{f})) # 
			alignl Si w = a_s^{d}(y)##
			%eta(s,e^{v}) cdot %eta(t,e^{v}) # alignl Si w = s·t 
		}
	right rbrace </math:annotation>
  </math:semantics>
</math:math>
</file>

<file path=Object 5/content.xml><?xml version="1.0" encoding="utf-8"?>
<!DOCTYPE math  PUBLIC '-//OpenOffice.org//DTD Modified W3C MathML 1.01//EN'  'math.dtd'>
<math:math xmlns:math="http://www.w3.org/1998/Math/MathML">
  <math:semantics>
    <math:mrow>
      <math:munder>
        <math:mo math:stretchy="false">∏</math:mo>
        <math:mrow>
          <math:mo math:stretchy="false">∀</math:mo>
          <math:mrow>
            <math:mi>f</math:mi>
            <math:mo math:stretchy="false">∈</math:mo>
            <math:mi>v</math:mi>
          </math:mrow>
        </math:mrow>
      </math:munder>
      <math:mrow>
        <math:mo math:stretchy="false">(</math:mo>
        <math:mrow>
          <math:mo math:stretchy="false">λ</math:mo>
          <math:mrow>
            <math:mo math:stretchy="false">(</math:mo>
            <math:mrow>
              <math:msubsup>
                <math:mi>a</math:mi>
                <math:mi>s</math:mi>
                <math:mi>d</math:mi>
              </math:msubsup>
              <math:mrow>
                <math:mo math:stretchy="false">(</math:mo>
                <math:mrow>
                  <math:mo math:stretchy="false">η</math:mo>
                  <math:mrow>
                    <math:mo math:stretchy="false">(</math:mo>
                    <math:mrow>
                      <math:mi>y</math:mi>
                      <math:mi>,</math:mi>
                      <math:msup>
                        <math:mi>e</math:mi>
                        <math:mi>v</math:mi>
                      </math:msup>
                    </math:mrow>
                    <math:mo math:stretchy="false">)</math:mo>
                  </math:mrow>
                </math:mrow>
                <math:mo math:stretchy="false">)</math:mo>
              </math:mrow>
              <math:mi>,</math:mi>
              <math:msup>
                <math:mi>e</math:mi>
                <math:mi>f</math:mi>
              </math:msup>
            </math:mrow>
            <math:mo math:stretchy="false">)</math:mo>
          </math:mrow>
        </math:mrow>
        <math:mo math:stretchy="false">)</math:mo>
      </math:mrow>
    </math:mrow>
    <math:annotation math:encoding="StarMath 5.0">prod csub{forall f in v} (%lambda(a_s^{d}(%eta(y,e^{v})), e^{f}))</math:annotation>
  </math:semantics>
</math:math>
</file>

<file path=Object 6/content.xml><?xml version="1.0" encoding="utf-8"?>
<!DOCTYPE math  PUBLIC '-//OpenOffice.org//DTD Modified W3C MathML 1.01//EN'  'math.dtd'>
<math:math xmlns:math="http://www.w3.org/1998/Math/MathML">
  <math:semantics>
    <math:mrow>
      <math:mi>V</math:mi>
      <math:mo math:stretchy="false">⊆</math:mo>
      <math:mi>D</math:mi>
    </math:mrow>
    <math:annotation math:encoding="StarMath 5.0">V subseteq D</math:annotation>
  </math:semantics>
</math:math>
</file>

<file path=Object 7/content.xml><?xml version="1.0" encoding="utf-8"?>
<!DOCTYPE math  PUBLIC '-//OpenOffice.org//DTD Modified W3C MathML 1.01//EN'  'math.dtd'>
<math:math xmlns:math="http://www.w3.org/1998/Math/MathML">
  <math:semantics>
    <math:mrow>
      <math:mo math:stretchy="false">θ</math:mo>
      <math:mrow>
        <math:mrow>
          <math:mo math:stretchy="false">(</math:mo>
          <math:mrow>
            <math:msubsup>
              <math:mi>a</math:mi>
              <math:mi>s</math:mi>
              <math:mi>d</math:mi>
            </math:msubsup>
            <math:mrow>
              <math:mo math:stretchy="false">(</math:mo>
              <math:mi>v</math:mi>
              <math:mo math:stretchy="false">)</math:mo>
            </math:mrow>
            <math:mi>,</math:mi>
            <math:msup>
              <math:mi>e</math:mi>
              <math:mi>f</math:mi>
            </math:msup>
          </math:mrow>
          <math:mo math:stretchy="false">)</math:mo>
        </math:mrow>
        <math:mo math:stretchy="false">=</math:mo>
        <math:mfenced math:open="{" math:close="}">
          <math:mtable>
            <math:mtr>
              <math:mtd>
                <math:mrow>
                  <math:mrow>
                    <math:mrow>
                      <math:mi>w</math:mi>
                      <math:mo math:stretchy="false">∈</math:mo>
                      <math:mi>L</math:mi>
                    </math:mrow>
                    <math:mrow>
                      <math:mo math:stretchy="false">(</math:mo>
                      <math:mi>E</math:mi>
                      <math:mo math:stretchy="false">)</math:mo>
                    </math:mrow>
                  </math:mrow>
                </math:mrow>
              </math:mtd>
              <math:mtd>
                <math:mrow>
                  <math:mrow>
                    <math:mi math:fontstyle="italic">Si</math:mi>
                    <math:mrow>
                      <math:mrow>
                        <math:mi>f</math:mi>
                        <math:mo math:stretchy="false">=</math:mo>
                        <math:mrow>
                          <math:mi>d</math:mi>
                          <math:mo math:stretchy="false">∧</math:mo>
                          <math:mi>d</math:mi>
                        </math:mrow>
                      </math:mrow>
                      <math:mo math:stretchy="false">∈</math:mo>
                      <math:mi>V</math:mi>
                    </math:mrow>
                  </math:mrow>
                </math:mrow>
              </math:mtd>
            </math:mtr>
            <math:mtr>
              <math:mtd>
                <math:mrow>
                  <math:mo math:stretchy="false">ε</math:mo>
                </math:mrow>
              </math:mtd>
              <math:mtd>
                <math:mrow>
                  <math:mrow>
                    <math:mi math:fontstyle="italic">Si</math:mi>
                    <math:mrow>
                      <math:mi>f</math:mi>
                      <math:mo math:stretchy="false">≠</math:mo>
                      <math:mi>d</math:mi>
                    </math:mrow>
                  </math:mrow>
                </math:mrow>
              </math:mtd>
            </math:mtr>
          </math:mtable>
        </math:mfenced>
      </math:mrow>
    </math:mrow>
    <math:annotation math:encoding="StarMath 5.0">%theta(a_s^{d}(v), e^{f} ) = 
left lbrace 
	matrix
	{
		alignl w in L(E)  # alignl Si f = d and d in V## 
		alignl %epsilon # alignl Si f &lt;&gt; d
	}  
right rbrace </math:annotation>
  </math:semantics>
</math:math>
</file>

<file path=Object 8/content.xml><?xml version="1.0" encoding="utf-8"?>
<!DOCTYPE math  PUBLIC '-//OpenOffice.org//DTD Modified W3C MathML 1.01//EN'  'math.dtd'>
<math:math xmlns:math="http://www.w3.org/1998/Math/MathML">
  <math:semantics>
    <math:mrow>
      <math:mi>V</math:mi>
      <math:mo math:stretchy="false">⊆</math:mo>
      <math:mi>D</math:mi>
    </math:mrow>
    <math:annotation math:encoding="StarMath 5.0">V subseteq D</math:annotation>
  </math:semantics>
</math:math>
</file>

<file path=Object 9/content.xml><?xml version="1.0" encoding="utf-8"?>
<!DOCTYPE math  PUBLIC '-//OpenOffice.org//DTD Modified W3C MathML 1.01//EN'  'math.dtd'>
<math:math xmlns:math="http://www.w3.org/1998/Math/MathML">
  <math:semantics>
    <math:mrow>
      <math:mo math:stretchy="false">π</math:mo>
      <math:mrow>
        <math:mrow>
          <math:mo math:stretchy="false">(</math:mo>
          <math:mrow>
            <math:mi>w</math:mi>
            <math:mi>,</math:mi>
            <math:msup>
              <math:mi>e</math:mi>
              <math:mi>v</math:mi>
            </math:msup>
          </math:mrow>
          <math:mo math:stretchy="false">)</math:mo>
        </math:mrow>
        <math:mo math:stretchy="false">=</math:mo>
        <math:mfenced math:open="{" math:close="}">
          <math:mtable>
            <math:mtr>
              <math:mtd>
                <math:mi>w</math:mi>
              </math:mtd>
              <math:mtd>
                <math:mrow>
                  <math:mrow>
                    <math:mi math:fontstyle="italic">Si</math:mi>
                    <math:mrow>
                      <math:mi>w</math:mi>
                      <math:mo math:stretchy="false">∈</math:mo>
                      <math:msup>
                        <math:mi>P</math:mi>
                        <math:mtext>+</math:mtext>
                      </math:msup>
                    </math:mrow>
                  </math:mrow>
                </math:mrow>
              </math:mtd>
            </math:mtr>
            <math:mtr>
              <math:mtd>
                <math:mrow>
                  <math:mi>t</math:mi>
                  <math:mrow>
                    <math:mo math:stretchy="false">(</math:mo>
                    <math:mrow>
                      <math:mo math:stretchy="false">π</math:mo>
                      <math:mrow>
                        <math:mo math:stretchy="false">(</math:mo>
                        <math:mrow>
                          <math:mi>y</math:mi>
                          <math:mi>,</math:mi>
                          <math:msup>
                            <math:mi>e</math:mi>
                            <math:mi>v</math:mi>
                          </math:msup>
                        </math:mrow>
                        <math:mo math:stretchy="false">)</math:mo>
                      </math:mrow>
                    </math:mrow>
                    <math:mo math:stretchy="false">)</math:mo>
                  </math:mrow>
                </math:mrow>
              </math:mtd>
              <math:mtd>
                <math:mrow>
                  <math:mrow>
                    <math:mi math:fontstyle="italic">Si</math:mi>
                    <math:mrow>
                      <math:mi>w</math:mi>
                      <math:mo math:stretchy="false">=</math:mo>
                      <math:mi>t</math:mi>
                    </math:mrow>
                    <math:mrow>
                      <math:mo math:stretchy="false">(</math:mo>
                      <math:mi>y</math:mi>
                      <math:mo math:stretchy="false">)</math:mo>
                    </math:mrow>
                  </math:mrow>
                </math:mrow>
              </math:mtd>
            </math:mtr>
            <math:mtr>
              <math:mtd>
                <math:mrow>
                  <math:mrow>
                    <math:munder>
                      <math:mo math:stretchy="false">∏</math:mo>
                      <math:mrow>
                        <math:mo math:stretchy="false">∀</math:mo>
                        <math:mrow>
                          <math:mi>f</math:mi>
                          <math:mo math:stretchy="false">∈</math:mo>
                          <math:mi>v</math:mi>
                        </math:mrow>
                      </math:mrow>
                    </math:munder>
                    <math:mo math:stretchy="false">θ</math:mo>
                  </math:mrow>
                  <math:mrow>
                    <math:mo math:stretchy="false">(</math:mo>
                    <math:mrow>
                      <math:msubsup>
                        <math:mi>a</math:mi>
                        <math:mi>s</math:mi>
                        <math:mi>v</math:mi>
                      </math:msubsup>
                      <math:mrow>
                        <math:mo math:stretchy="false">(</math:mo>
                        <math:mrow>
                          <math:mo math:stretchy="false">π</math:mo>
                          <math:mrow>
                            <math:mo math:stretchy="false">(</math:mo>
                            <math:mrow>
                              <math:mi>y</math:mi>
                              <math:mi>,</math:mi>
                              <math:msup>
                                <math:mi>e</math:mi>
                                <math:mi>v</math:mi>
                              </math:msup>
                            </math:mrow>
                            <math:mo math:stretchy="false">)</math:mo>
                          </math:mrow>
                        </math:mrow>
                        <math:mo math:stretchy="false">)</math:mo>
                      </math:mrow>
                      <math:mi>,</math:mi>
                      <math:msup>
                        <math:mi>e</math:mi>
                        <math:mi>v</math:mi>
                      </math:msup>
                    </math:mrow>
                    <math:mo math:stretchy="false">)</math:mo>
                  </math:mrow>
                </math:mrow>
              </math:mtd>
              <math:mtd>
                <math:mrow>
                  <math:mrow>
                    <math:mi math:fontstyle="italic">Si</math:mi>
                    <math:mrow>
                      <math:mi>w</math:mi>
                      <math:mo math:stretchy="false">=</math:mo>
                      <math:msubsup>
                        <math:mi>a</math:mi>
                        <math:mi>s</math:mi>
                        <math:mi>v</math:mi>
                      </math:msubsup>
                    </math:mrow>
                    <math:mrow>
                      <math:mo math:stretchy="false">(</math:mo>
                      <math:mi>y</math:mi>
                      <math:mo math:stretchy="false">)</math:mo>
                    </math:mrow>
                  </math:mrow>
                </math:mrow>
              </math:mtd>
            </math:mtr>
            <math:mtr>
              <math:mtd>
                <math:mrow>
                  <math:mo math:stretchy="false">π</math:mo>
                  <math:mrow>
                    <math:mrow>
                      <math:mo math:stretchy="false">(</math:mo>
                      <math:mrow>
                        <math:mi>s</math:mi>
                        <math:mi>,</math:mi>
                        <math:msup>
                          <math:mi>e</math:mi>
                          <math:mi>v</math:mi>
                        </math:msup>
                      </math:mrow>
                      <math:mo math:stretchy="false">)</math:mo>
                    </math:mrow>
                    <math:mo math:stretchy="false">⋅</math:mo>
                    <math:mo math:stretchy="false">π</math:mo>
                  </math:mrow>
                  <math:mrow>
                    <math:mo math:stretchy="false">(</math:mo>
                    <math:mrow>
                      <math:mi>t</math:mi>
                      <math:mi>,</math:mi>
                      <math:msup>
                        <math:mi>e</math:mi>
                        <math:mi>v</math:mi>
                      </math:msup>
                    </math:mrow>
                    <math:mo math:stretchy="false">)</math:mo>
                  </math:mrow>
                </math:mrow>
              </math:mtd>
              <math:mtd>
                <math:mrow>
                  <math:mrow>
                    <math:mi math:fontstyle="italic">Si</math:mi>
                    <math:mrow>
                      <math:mi>w</math:mi>
                      <math:mo math:stretchy="false">=</math:mo>
                      <math:mi>s</math:mi>
                    </math:mrow>
                    <math:mi>·</math:mi>
                    <math:mi>t</math:mi>
                  </math:mrow>
                </math:mrow>
              </math:mtd>
            </math:mtr>
          </math:mtable>
        </math:mfenced>
      </math:mrow>
    </math:mrow>
    <math:annotation math:encoding="StarMath 5.0">%pi(w, e^{v}) = 
	left lbrace 
		matrix
		{
			w # alignl Si w in P^"+" ## 
			t(%pi(y,e^{v})) # alignl Si w = t(y)##
			prod csub{forall f in v} %theta(a_s^{v}(%pi(y,e^{v})), e^{v}) # 
			alignl Si w = a_s^v(y)##
			%pi(s,e^{v}) cdot %pi(t,e^{v})# alignl Si w = s·t
		}
	right rbrace </math:annotation>
  </math:semantics>
</math:math>
</file>